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 PL KaitiM Big5" svg:font-family="'AR PL KaitiM Big5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984in"/>
    </style:style>
    <style:style style:name="co2" style:family="table-column">
      <style:table-column-properties fo:break-before="auto" style:column-width="0.9138in"/>
    </style:style>
    <style:style style:name="co3" style:family="table-column">
      <style:table-column-properties fo:break-before="auto" style:column-width="1.0346in"/>
    </style:style>
    <style:style style:name="co4" style:family="table-column">
      <style:table-column-properties fo:break-before="auto" style:column-width="0.7661in"/>
    </style:style>
    <style:style style:name="co5" style:family="table-column">
      <style:table-column-properties fo:break-before="auto" style:column-width="0.7764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5075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PageStyle_5f_Description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fo:border-bottom="0.91pt solid #1a1a1a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ffffcc" fo:border-left="0.06pt solid #000000" fo:border-right="none" fo:border-top="0.06pt solid #000000"/>
      <style:text-properties style:font-name="Arial1" style:font-name-asian="AR PL KaitiM Big5"/>
    </style:style>
    <style:style style:name="ce5" style:family="table-cell" style:parent-style-name="Default">
      <style:table-cell-properties fo:border-bottom="none" fo:background-color="#ffffcc" fo:border-left="0.06pt solid #000000" fo:border-right="none" fo:border-top="none"/>
    </style:style>
    <style:style style:name="ce6" style:family="table-cell" style:parent-style-name="Default" style:data-style-name="N11">
      <style:table-cell-properties fo:border-bottom="none" fo:background-color="#ffffcc" fo:border-left="0.06pt solid #000000" fo:border-right="none" fo:border-top="none"/>
    </style:style>
    <style:style style:name="ce7" style:family="table-cell" style:parent-style-name="Default" style:data-style-name="N2">
      <style:table-cell-properties fo:border-bottom="none" fo:background-color="#ffffcc" fo:border-left="0.06pt solid #000000" fo:border-right="none" fo:border-top="none"/>
    </style:style>
    <style:style style:name="ce8" style:family="table-cell" style:parent-style-name="Default">
      <style:table-cell-properties fo:border-bottom="0.06pt solid #000000" fo:background-color="#ffffcc" fo:border-left="0.06pt solid #000000" fo:border-right="none" fo:border-top="none"/>
    </style:style>
    <style:style style:name="ce9" style:family="table-cell" style:parent-style-name="Default" style:data-style-name="N11"/>
    <style:style style:name="ce10" style:family="table-cell" style:parent-style-name="Default">
      <style:table-cell-properties fo:border-bottom="none" fo:background-color="#ffffcc" fo:border-left="none" fo:border-right="none" fo:border-top="0.06pt solid #000000"/>
    </style:style>
    <style:style style:name="ce11" style:family="table-cell" style:parent-style-name="Default">
      <style:table-cell-properties fo:background-color="#ffffcc"/>
    </style:style>
    <style:style style:name="ce12" style:family="table-cell" style:parent-style-name="Default">
      <style:table-cell-properties fo:border-bottom="0.06pt solid #000000" fo:background-color="#ffffcc" fo:border-left="none" fo:border-right="none" fo:border-top="none"/>
    </style:style>
    <style:style style:name="ce13" style:family="table-cell" style:parent-style-name="Default">
      <style:table-cell-properties fo:border-bottom="none" fo:background-color="#ffffcc" fo:border-left="none" fo:border-right="0.06pt solid #000000" fo:border-top="0.06pt solid #000000"/>
    </style:style>
    <style:style style:name="ce14" style:family="table-cell" style:parent-style-name="Default">
      <style:table-cell-properties fo:border-bottom="none" fo:background-color="#ffffcc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ackground-color="#ffffcc" fo:border-left="none" fo:border-right="0.06pt solid #000000" fo:border-top="none"/>
    </style:style>
    <style:style style:name="ce16" style:family="table-cell" style:parent-style-name="Default" style:data-style-name="N2"/>
    <style:style style:name="ce17" style:family="table-cell" style:parent-style-name="Default" style:data-style-name="N150"/>
    <style:style style:name="ce18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gr1" style:family="graphic">
      <style:graphic-properties draw:stroke="solid" svg:stroke-width="0.0102in" svg:stroke-color="#1a1a1a" draw:stroke-linejoin="miter" draw:fill="solid" draw:fill-color="#ffffcc" draw:textarea-horizontal-align="justify" draw:textarea-vertical-align="top" draw:auto-grow-height="false" fo:padding-top="0.022in" fo:padding-bottom="0.022in" fo:padding-left="0.022in" fo:padding-right="0.022in" fo:wrap-option="wrap"/>
    </style:style>
    <style:style style:name="gr2" style:family="graphic">
      <style:graphic-properties draw:ole-draw-aspect="1"/>
    </style:style>
    <style:style style:name="gr3" style:family="graphic">
      <style:graphic-properties draw:stroke="none" svg:stroke-color="#000000" draw:fill="solid" draw:fill-color="#e6e6e6" fo:min-height="1.0079in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P3" style:family="paragraph">
      <style:text-properties style:font-name="Arial"/>
    </style:style>
    <style:style style:name="T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2" style:family="text">
      <style:text-properties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Description" table:style-name="ta1">
        <office:forms form:automatic-focus="false" form:apply-design-mode="false"/>
        <table:shapes>
          <draw:custom-shape draw:z-index="0" draw:name="Text 1" draw:style-name="gr1" draw:text-style-name="P2" svg:width="5.4819in" svg:height="2.5476in" svg:x="0.7067in" svg:y="0.1839in">
            <text:p text:style-name="P1"><text:span text:style-name="T1">Output: weekly plant output in units</text:span></text:p>
            <text:p text:style-name="P1"><text:span text:style-name="T1"/></text:p>
            <text:p text:style-name="P1"><text:span text:style-name="T1">Number of Employees: weekly plant employment</text:span></text:p>
            <text:p text:style-name="P1"><text:span text:style-name="T1"/></text:p>
            <text:p text:style-name="P1"><text:span text:style-name="T1">Average Age of Plant: the average age of the plant's facilities in years</text:span></text:p>
            <text:p text:style-name="P1"><text:span text:style-name="T1"/></text:p>
            <text:p text:style-name="P1"><text:span text:style-name="T1">Product Mix: variable indicating which of two products (Product A or Product B <text:s/>was produced in the plant that week</text:span></text:p>
            <text:p text:style-name="P1"><text:span text:style-name="T1"/></text:p>
            <text:p text:style-name="P1"><text:span text:style-name="T1">Shift: variable indicating if output was measured for the day shift or the night shift </text:span></text:p>
            <text:p text:style-name="P1"><text:span text:style-name="T1"/></text:p>
            <draw:enhanced-geometry svg:viewBox="0 0 21600 21600" draw:type="mso-spt202" draw:enhanced-path="M 0 0 L 21600 0 21600 21600 0 21600 0 0 Z N"/>
          </draw:custom-shap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Data" table:style-name="ta2">
        <office:forms form:automatic-focus="false" form:apply-design-mode="false"/>
        <table:shapes>
          <draw:frame draw:z-index="0" draw:style-name="gr2" svg:width="5.3299in" svg:height="4.1709in" svg:x="4.8264in" svg:y="3.8134in">
            <draw:object draw:notify-on-update-of-ranges="Data.C2:Data.C160 Data.C1:Data.C1 Data.B2:Data.B16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svg:width="5.3299in" svg:height="4.1709in" svg:x="4.8591in" svg:y="7.7799in">
            <draw:object draw:notify-on-update-of-ranges="Data.D2:Data.D160 Data.D1:Data.D1 Data.B2:Data.B16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3" draw:text-style-name="P3" svg:width="3.9614in" svg:height="1.3039in" svg:x="5.3512in" svg:y="0.1299in">
            <draw:text-box>
              <text:p text:style-name="P3"><text:span text:style-name="T2">The block highlighted in yellow is one array function: LINEST(DV, IVs, intp, stats).</text:span></text:p>
              <text:p text:style-name="P3"><text:span text:style-name="T2">The last two parameters are TRUE/FALSE; whether to allow the intercept to vary or fix it to zero, and whether to give full statistics in the output.</text:span></text:p>
              <text:p text:style-name="P3"><text:span text:style-name="T2">The first two rows of output pertain to the predictors; the rest of the rows are for the overall model.</text:span></text:p>
            </draw:text-box>
          </draw:frame>
          <draw:frame draw:z-index="3" draw:style-name="gr2" svg:width="5.8539in" svg:height="3.7594in" svg:x="14.8543in" svg:y="1.3547in">
            <draw:object draw:notify-on-update-of-ranges="Data.S6:Data.S30 Data.T5:Data.T5 Data.T6:Data.T3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4" draw:style-name="gr2" svg:width="6.2988in" svg:height="3.5429in" svg:x="13.2378in" svg:y="6.3661in">
            <draw:object draw:notify-on-update-of-ranges="Data.O2:Data.O160 Data.Q1:Data.Q1 Data.Q2:Data.Q16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" table:default-cell-style-name="Default"/>
        <table:table-column table:style-name="co5" table:default-cell-style-name="Default"/>
        <table:table-column table:style-name="co1" table:number-columns-repeated="1005" table:default-cell-style-name="Default"/>
        <table:table-row table:style-name="ro2">
          <table:table-cell/>
          <table:table-cell table:style-name="ce1" office:value-type="string">
            <text:p>Output</text:p>
          </table:table-cell>
          <table:table-cell table:style-name="ce1" office:value-type="string">
            <text:p>Number of Employees</text:p>
          </table:table-cell>
          <table:table-cell table:style-name="ce1" office:value-type="string">
            <text:p>Avg Age of Plant (Years)</text:p>
          </table:table-cell>
          <table:table-cell table:style-name="ce1" office:value-type="string">
            <text:p>Product Mix (A or B)</text:p>
          </table:table-cell>
          <table:table-cell table:style-name="ce1" office:value-type="string">
            <text:p>Shift (Day or Night )</text:p>
          </table:table-cell>
          <table:table-cell table:number-columns-repeated="8"/>
          <table:table-cell table:style-name="ce1" office:value-type="string">
            <text:p>Predict Output</text:p>
          </table:table-cell>
          <table:table-cell table:style-name="ce1" office:value-type="string">
            <text:p>Residual</text:p>
          </table:table-cell>
          <table:table-cell table:style-name="ce1" office:value-type="string">
            <text:p>Stdized Residual</text:p>
          </table:table-cell>
          <table:table-cell table:number-columns-repeated="1007"/>
        </table:table-row>
        <table:table-row table:style-name="ro3">
          <table:table-cell/>
          <table:table-cell table:style-name="ce2" office:value-type="float" office:value="2793">
            <text:p>2793</text:p>
          </table:table-cell>
          <table:table-cell table:style-name="ce2" office:value-type="float" office:value="199">
            <text:p>199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2]+[.I$8]*[.D2]" office:value-type="float" office:value="2689.43839855131">
            <text:p>2689.44</text:p>
          </table:table-cell>
          <table:table-cell table:style-name="ce16" table:formula="of:=[.B2]-[.O2]" office:value-type="float" office:value="103.561601448691">
            <text:p>103.56</text:p>
          </table:table-cell>
          <table:table-cell table:style-name="ce17" table:formula="of:=[.P2]/[.T$2]" office:value-type="float" office:value="0.801732776084968">
            <text:p>0.802</text:p>
          </table:table-cell>
          <table:table-cell/>
          <table:table-cell table:style-name="ce3" office:value-type="string">
            <text:p>SD resids</text:p>
          </table:table-cell>
          <table:table-cell table:formula="of:=STDEV([.P2:.P160])" office:value-type="float" office:value="129.172218646722">
            <text:p>129.1722186467</text:p>
          </table:table-cell>
          <table:table-cell table:number-columns-repeated="1004"/>
        </table:table-row>
        <table:table-row table:style-name="ro1">
          <table:table-cell/>
          <table:table-cell table:style-name="ce2" office:value-type="float" office:value="1912">
            <text:p>1912</text:p>
          </table:table-cell>
          <table:table-cell table:style-name="ce2" office:value-type="float" office:value="147">
            <text:p>147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3]+[.I$8]*[.D3]" office:value-type="float" office:value="1949.35676747734">
            <text:p>1949.36</text:p>
          </table:table-cell>
          <table:table-cell table:style-name="ce16" table:formula="of:=[.B3]-[.O3]" office:value-type="float" office:value="-37.3567674773399">
            <text:p>-37.36</text:p>
          </table:table-cell>
          <table:table-cell table:style-name="ce17" table:formula="of:=[.P3]/[.T$2]" office:value-type="float" office:value="-0.289201252937432">
            <text:p>-0.289</text:p>
          </table:table-cell>
          <table:table-cell/>
          <table:table-cell table:style-name="ce3"/>
          <table:table-cell table:number-columns-repeated="1005"/>
        </table:table-row>
        <table:table-row table:style-name="ro1">
          <table:table-cell/>
          <table:table-cell table:style-name="ce2" office:value-type="float" office:value="2663">
            <text:p>2663</text:p>
          </table:table-cell>
          <table:table-cell table:style-name="ce2" office:value-type="float" office:value="184">
            <text:p>184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4]+[.I$8]*[.D4]" office:value-type="float" office:value="2479.57247388859">
            <text:p>2479.57</text:p>
          </table:table-cell>
          <table:table-cell table:style-name="ce16" table:formula="of:=[.B4]-[.O4]" office:value-type="float" office:value="183.427526111409">
            <text:p>183.43</text:p>
          </table:table-cell>
          <table:table-cell table:style-name="ce17" table:formula="of:=[.P4]/[.T$2]" office:value-type="float" office:value="1.42002303616904">
            <text:p>1.420</text:p>
          </table:table-cell>
          <table:table-cell table:number-columns-repeated="1007"/>
        </table:table-row>
        <table:table-row table:style-name="ro3">
          <table:table-cell/>
          <table:table-cell table:style-name="ce2" office:value-type="float" office:value="2389">
            <text:p>2389</text:p>
          </table:table-cell>
          <table:table-cell table:style-name="ce2" office:value-type="float" office:value="174">
            <text:p>174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5]+[.I$8]*[.D5]" office:value-type="float" office:value="2343.58261543945">
            <text:p>2343.58</text:p>
          </table:table-cell>
          <table:table-cell table:style-name="ce16" table:formula="of:=[.B5]-[.O5]" office:value-type="float" office:value="45.4173845605505">
            <text:p>45.42</text:p>
          </table:table-cell>
          <table:table-cell table:style-name="ce17" table:formula="of:=[.P5]/[.T$2]" office:value-type="float" office:value="0.351603348122124">
            <text:p>0.352</text:p>
          </table:table-cell>
          <table:table-cell/>
          <table:table-cell table:style-name="ce18" office:value-type="string">
            <text:p>Resid Bin</text:p>
          </table:table-cell>
          <table:table-cell table:style-name="ce18" office:value-type="string">
            <text:p>Freq</text:p>
          </table:table-cell>
          <table:table-cell table:number-columns-repeated="1004"/>
        </table:table-row>
        <table:table-row table:style-name="ro1">
          <table:table-cell/>
          <table:table-cell table:style-name="ce2" office:value-type="float" office:value="2517">
            <text:p>2517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6]+[.I$8]*[.D6]" office:value-type="float" office:value="2491.9952323357">
            <text:p>2492.00</text:p>
          </table:table-cell>
          <table:table-cell table:style-name="ce16" table:formula="of:=[.B6]-[.O6]" office:value-type="float" office:value="25.0047676642962">
            <text:p>25.00</text:p>
          </table:table-cell>
          <table:table-cell table:style-name="ce17" table:formula="of:=[.P6]/[.T$2]" office:value-type="float" office:value="0.193576977513119">
            <text:p>0.194</text:p>
          </table:table-cell>
          <table:table-cell/>
          <table:table-cell table:formula="of:=-3" office:value-type="float" office:value="-3">
            <text:p>-3</text:p>
          </table:table-cell>
          <table:table-cell table:number-matrix-columns-spanned="1" table:number-matrix-rows-spanned="26" table:formula="of:=FREQUENCY([.Q2:.Q160];[.S6:.S30])" office:value-type="float" office:value="0">
            <text:p>0</text:p>
          </table:table-cell>
          <table:table-cell table:number-columns-repeated="1004"/>
        </table:table-row>
        <table:table-row table:style-name="ro3">
          <table:table-cell/>
          <table:table-cell table:style-name="ce2" office:value-type="float" office:value="2793">
            <text:p>2793</text:p>
          </table:table-cell>
          <table:table-cell table:style-name="ce2" office:value-type="float" office:value="196">
            <text:p>196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ight</text:p>
          </table:table-cell>
          <table:table-cell table:number-columns-repeated="2"/>
          <table:table-cell table:style-name="ce3" office:value-type="string">
            <text:p>Age</text:p>
          </table:table-cell>
          <table:table-cell table:style-name="ce3" office:value-type="string">
            <text:p>Empl</text:p>
          </table:table-cell>
          <table:table-cell table:style-name="ce3" office:value-type="string">
            <text:p>Intercept</text:p>
          </table:table-cell>
          <table:table-cell table:number-columns-repeated="3"/>
          <table:table-cell table:style-name="ce16" table:formula="of:=[.K$8]+[.J$8]*[.C7]+[.I$8]*[.D7]" office:value-type="float" office:value="2605.12102729792">
            <text:p>2605.12</text:p>
          </table:table-cell>
          <table:table-cell table:style-name="ce16" table:formula="of:=[.B7]-[.O7]" office:value-type="float" office:value="187.878972702077">
            <text:p>187.88</text:p>
          </table:table-cell>
          <table:table-cell table:style-name="ce17" table:formula="of:=[.P7]/[.T$2]" office:value-type="float" office:value="1.45448436723004">
            <text:p>1.454</text:p>
          </table:table-cell>
          <table:table-cell/>
          <table:table-cell table:formula="of:=-2.75" office:value-type="float" office:value="-2.75">
            <text:p>-2.75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/>
          <table:table-cell table:style-name="ce2" office:value-type="float" office:value="2542">
            <text:p>2542</text:p>
          </table:table-cell>
          <table:table-cell table:style-name="ce2" office:value-type="float" office:value="178">
            <text:p>178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/>
          <table:table-cell table:style-name="ce3" office:value-type="string">
            <text:p>b:</text:p>
          </table:table-cell>
          <table:table-cell table:style-name="ce4" table:number-matrix-columns-spanned="3" table:number-matrix-rows-spanned="5" table:formula="of:=LINEST([.B2:.B160];[.C2:.D160];1;1)" office:value-type="float" office:value="-11.7622739780119">
            <text:p>-11.762273978</text:p>
          </table:table-cell>
          <table:table-cell table:style-name="ce10" office:value-type="float" office:value="12.422758447113">
            <text:p>12.4227584471</text:p>
          </table:table-cell>
          <table:table-cell table:style-name="ce13" office:value-type="float" office:value="276.120837465889">
            <text:p>276.1208374659</text:p>
          </table:table-cell>
          <table:table-cell table:number-columns-repeated="3"/>
          <table:table-cell table:style-name="ce16" table:formula="of:=[.K$8]+[.J$8]*[.C8]+[.I$8]*[.D8]" office:value-type="float" office:value="2369.74910127188">
            <text:p>2369.75</text:p>
          </table:table-cell>
          <table:table-cell table:style-name="ce16" table:formula="of:=[.B8]-[.O8]" office:value-type="float" office:value="172.250898728123">
            <text:p>172.25</text:p>
          </table:table-cell>
          <table:table-cell table:style-name="ce17" table:formula="of:=[.P8]/[.T$2]" office:value-type="float" office:value="1.33349802715101">
            <text:p>1.333</text:p>
          </table:table-cell>
          <table:table-cell/>
          <table:table-cell table:formula="of:=-2.5" office:value-type="float" office:value="-2.5">
            <text:p>-2.5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2" office:value-type="float" office:value="2420">
            <text:p>2420</text:p>
          </table:table-cell>
          <table:table-cell table:style-name="ce2" office:value-type="float" office:value="191">
            <text:p>191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/>
          <table:table-cell table:style-name="ce3" office:value-type="string">
            <text:p>SE (b):</text:p>
          </table:table-cell>
          <table:table-cell table:style-name="ce5" office:value-type="float" office:value="4.8693422124606">
            <text:p>4.8693422125</text:p>
          </table:table-cell>
          <table:table-cell table:style-name="ce11" office:value-type="float" office:value="0.678317365397502">
            <text:p>0.6783173654</text:p>
          </table:table-cell>
          <table:table-cell table:style-name="ce14" office:value-type="float" office:value="140.907163874245">
            <text:p>140.9071638742</text:p>
          </table:table-cell>
          <table:table-cell table:number-columns-repeated="3"/>
          <table:table-cell table:style-name="ce16" table:formula="of:=[.K$8]+[.J$8]*[.C9]+[.I$8]*[.D9]" office:value-type="float" office:value="2601.81860495242">
            <text:p>2601.82</text:p>
          </table:table-cell>
          <table:table-cell table:style-name="ce16" table:formula="of:=[.B9]-[.O9]" office:value-type="float" office:value="-181.818604952417">
            <text:p>-181.82</text:p>
          </table:table-cell>
          <table:table-cell table:style-name="ce17" table:formula="of:=[.P9]/[.T$2]" office:value-type="float" office:value="-1.40756740773866">
            <text:p>-1.408</text:p>
          </table:table-cell>
          <table:table-cell/>
          <table:table-cell table:formula="of:=-2.25" office:value-type="float" office:value="-2.25">
            <text:p>-2.25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/>
          <table:table-cell table:style-name="ce2" office:value-type="float" office:value="2500">
            <text:p>2500</text:p>
          </table:table-cell>
          <table:table-cell table:style-name="ce2" office:value-type="float" office:value="182">
            <text:p>182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/>
          <table:table-cell table:style-name="ce3" office:value-type="string">
            <text:p>R^2</text:p>
          </table:table-cell>
          <table:table-cell table:style-name="ce6" office:value-type="percentage" office:value="0.720145147296426">
            <text:p>72.01%</text:p>
          </table:table-cell>
          <table:table-cell table:style-name="ce11" office:value-type="float" office:value="129.997608633785">
            <text:p>129.9976086338</text:p>
          </table:table-cell>
          <table:table-cell table:style-name="ce14" office:value-type="string" office:string-value="#N/A">
            <text:p>#N/A</text:p>
          </table:table-cell>
          <table:table-cell table:style-name="ce3" office:value-type="string">
            <text:p>SE model</text:p>
          </table:table-cell>
          <table:table-cell table:number-columns-repeated="2"/>
          <table:table-cell table:style-name="ce16" table:formula="of:=[.K$8]+[.J$8]*[.C10]+[.I$8]*[.D10]" office:value-type="float" office:value="2442.96468301635">
            <text:p>2442.96</text:p>
          </table:table-cell>
          <table:table-cell table:style-name="ce16" table:formula="of:=[.B10]-[.O10]" office:value-type="float" office:value="57.0353169836471">
            <text:p>57.04</text:p>
          </table:table-cell>
          <table:table-cell table:style-name="ce17" table:formula="of:=[.P10]/[.T$2]" office:value-type="float" office:value="0.441544765439349">
            <text:p>0.442</text:p>
          </table:table-cell>
          <table:table-cell/>
          <table:table-cell table:formula="of:=-2" office:value-type="float" office:value="-2">
            <text:p>-2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3">
          <table:table-cell/>
          <table:table-cell table:style-name="ce2" office:value-type="float" office:value="2440">
            <text:p>2440</text:p>
          </table:table-cell>
          <table:table-cell table:style-name="ce2" office:value-type="float" office:value="175">
            <text:p>175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/>
          <table:table-cell table:style-name="ce3" office:value-type="string">
            <text:p>F</text:p>
          </table:table-cell>
          <table:table-cell table:style-name="ce7" office:value-type="float" office:value="200.715910217282">
            <text:p>200.72</text:p>
          </table:table-cell>
          <table:table-cell table:style-name="ce11" office:value-type="float" office:value="156">
            <text:p>156</text:p>
          </table:table-cell>
          <table:table-cell table:style-name="ce14" office:value-type="string" office:string-value="#N/A">
            <text:p>#N/A</text:p>
          </table:table-cell>
          <table:table-cell table:style-name="ce3" office:value-type="string">
            <text:p>df resid</text:p>
          </table:table-cell>
          <table:table-cell table:number-columns-repeated="2"/>
          <table:table-cell table:style-name="ce16" table:formula="of:=[.K$8]+[.J$8]*[.C11]+[.I$8]*[.D11]" office:value-type="float" office:value="2356.00537388656">
            <text:p>2356.01</text:p>
          </table:table-cell>
          <table:table-cell table:style-name="ce16" table:formula="of:=[.B11]-[.O11]" office:value-type="float" office:value="83.9946261134378">
            <text:p>83.99</text:p>
          </table:table-cell>
          <table:table-cell table:style-name="ce17" table:formula="of:=[.P11]/[.T$2]" office:value-type="float" office:value="0.650253026489836">
            <text:p>0.650</text:p>
          </table:table-cell>
          <table:table-cell/>
          <table:table-cell table:formula="of:=-1.75" office:value-type="float" office:value="-1.75">
            <text:p>-1.75</text:p>
          </table:table-cell>
          <table:table-cell office:value-type="float" office:value="5">
            <text:p>5</text:p>
          </table:table-cell>
          <table:table-cell table:number-columns-repeated="1004"/>
        </table:table-row>
        <table:table-row table:style-name="ro3">
          <table:table-cell/>
          <table:table-cell table:style-name="ce2" office:value-type="float" office:value="2351">
            <text:p>2351</text:p>
          </table:table-cell>
          <table:table-cell table:style-name="ce2" office:value-type="float" office:value="184">
            <text:p>184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/>
          <table:table-cell table:style-name="ce3" office:value-type="string">
            <text:p>SS mod</text:p>
          </table:table-cell>
          <table:table-cell table:style-name="ce8" office:value-type="float" office:value="6783948.17531155">
            <text:p>6783948.17531155</text:p>
          </table:table-cell>
          <table:table-cell table:style-name="ce12" office:value-type="float" office:value="2636303.00707841">
            <text:p>2636303.00707841</text:p>
          </table:table-cell>
          <table:table-cell table:style-name="ce15" office:value-type="string" office:string-value="#N/A">
            <text:p>#N/A</text:p>
          </table:table-cell>
          <table:table-cell table:style-name="ce3" office:value-type="string">
            <text:p>SS resid</text:p>
          </table:table-cell>
          <table:table-cell table:number-columns-repeated="2"/>
          <table:table-cell table:style-name="ce16" table:formula="of:=[.K$8]+[.J$8]*[.C12]+[.I$8]*[.D12]" office:value-type="float" office:value="2491.3347478666">
            <text:p>2491.33</text:p>
          </table:table-cell>
          <table:table-cell table:style-name="ce16" table:formula="of:=[.B12]-[.O12]" office:value-type="float" office:value="-140.334747866603">
            <text:p>-140.33</text:p>
          </table:table-cell>
          <table:table-cell table:style-name="ce17" table:formula="of:=[.P12]/[.T$2]" office:value-type="float" office:value="-1.08641586663778">
            <text:p>-1.086</text:p>
          </table:table-cell>
          <table:table-cell/>
          <table:table-cell table:formula="of:=-1.5" office:value-type="float" office:value="-1.5">
            <text:p>-1.5</text:p>
          </table:table-cell>
          <table:table-cell office:value-type="float" office:value="4">
            <text:p>4</text:p>
          </table:table-cell>
          <table:table-cell table:number-columns-repeated="1004"/>
        </table:table-row>
        <table:table-row table:style-name="ro1">
          <table:table-cell/>
          <table:table-cell table:style-name="ce2" office:value-type="float" office:value="2651">
            <text:p>2651</text:p>
          </table:table-cell>
          <table:table-cell table:style-name="ce2" office:value-type="float" office:value="189">
            <text:p>189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ight</text:p>
          </table:table-cell>
          <table:table-cell/>
          <table:table-cell table:style-name="ce3" office:value-type="string">
            <text:p>t (slope):</text:p>
          </table:table-cell>
          <table:table-cell table:formula="of:=ABS([.I8]/[.I9])" office:value-type="float" office:value="2.41557760058687">
            <text:p>2.4155776006</text:p>
          </table:table-cell>
          <table:table-cell table:formula="of:=ABS([.J8]/[.J9])" office:value-type="float" office:value="18.3140799289918">
            <text:p>18.314079929</text:p>
          </table:table-cell>
          <table:table-cell table:number-columns-repeated="4"/>
          <table:table-cell table:style-name="ce16" table:formula="of:=[.K$8]+[.J$8]*[.C13]+[.I$8]*[.D13]" office:value-type="float" office:value="2529.92399214614">
            <text:p>2529.92</text:p>
          </table:table-cell>
          <table:table-cell table:style-name="ce16" table:formula="of:=[.B13]-[.O13]" office:value-type="float" office:value="121.076007853856">
            <text:p>121.08</text:p>
          </table:table-cell>
          <table:table-cell table:style-name="ce17" table:formula="of:=[.P13]/[.T$2]" office:value-type="float" office:value="0.937322352455612">
            <text:p>0.937</text:p>
          </table:table-cell>
          <table:table-cell/>
          <table:table-cell table:formula="of:=-1.25" office:value-type="float" office:value="-1.25">
            <text:p>-1.25</text:p>
          </table:table-cell>
          <table:table-cell office:value-type="float" office:value="7">
            <text:p>7</text:p>
          </table:table-cell>
          <table:table-cell table:number-columns-repeated="1004"/>
        </table:table-row>
        <table:table-row table:style-name="ro1">
          <table:table-cell/>
          <table:table-cell table:style-name="ce2" office:value-type="float" office:value="2584">
            <text:p>2584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/>
          <table:table-cell table:style-name="ce3" office:value-type="string">
            <text:p>p (slope):</text:p>
          </table:table-cell>
          <table:table-cell table:style-name="ce9" table:formula="of:=TDIST([.I13];[.J11];2)" office:value-type="percentage" office:value="0.0168660324516114">
            <text:p>1.69%</text:p>
          </table:table-cell>
          <table:table-cell table:style-name="ce9" table:formula="of:=TDIST([.J13];[.J11];2)" office:value-type="percentage" office:value="1.04170181257565E-040">
            <text:p>0.00%</text:p>
          </table:table-cell>
          <table:table-cell table:number-columns-repeated="4"/>
          <table:table-cell table:style-name="ce16" table:formula="of:=[.K$8]+[.J$8]*[.C14]+[.I$8]*[.D14]" office:value-type="float" office:value="2394.5946181661">
            <text:p>2394.59</text:p>
          </table:table-cell>
          <table:table-cell table:style-name="ce16" table:formula="of:=[.B14]-[.O14]" office:value-type="float" office:value="189.405381833897">
            <text:p>189.41</text:p>
          </table:table-cell>
          <table:table-cell table:style-name="ce17" table:formula="of:=[.P14]/[.T$2]" office:value-type="float" office:value="1.46630122032593">
            <text:p>1.466</text:p>
          </table:table-cell>
          <table:table-cell/>
          <table:table-cell table:formula="of:=-1" office:value-type="float" office:value="-1">
            <text:p>-1</text:p>
          </table:table-cell>
          <table:table-cell office:value-type="float" office:value="7">
            <text:p>7</text:p>
          </table:table-cell>
          <table:table-cell table:number-columns-repeated="1004"/>
        </table:table-row>
        <table:table-row table:style-name="ro1">
          <table:table-cell/>
          <table:table-cell table:style-name="ce2" office:value-type="float" office:value="2195">
            <text:p>2195</text:p>
          </table:table-cell>
          <table:table-cell table:style-name="ce2" office:value-type="float" office:value="181">
            <text:p>181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/>
          <table:table-cell table:style-name="ce3" office:value-type="string">
            <text:p>p (F):</text:p>
          </table:table-cell>
          <table:table-cell table:style-name="ce9" table:formula="of:=LEGACY.FDIST([.I11];2;[.J11])" office:value-type="percentage" office:value="7.25707608692565E-044">
            <text:p>0.00%</text:p>
          </table:table-cell>
          <table:table-cell table:number-columns-repeated="5"/>
          <table:table-cell table:style-name="ce16" table:formula="of:=[.K$8]+[.J$8]*[.C15]+[.I$8]*[.D15]" office:value-type="float" office:value="2442.30419854725">
            <text:p>2442.30</text:p>
          </table:table-cell>
          <table:table-cell table:style-name="ce16" table:formula="of:=[.B15]-[.O15]" office:value-type="float" office:value="-247.304198547252">
            <text:p>-247.30</text:p>
          </table:table-cell>
          <table:table-cell table:style-name="ce17" table:formula="of:=[.P15]/[.T$2]" office:value-type="float" office:value="-1.9145308576267">
            <text:p>-1.915</text:p>
          </table:table-cell>
          <table:table-cell/>
          <table:table-cell table:formula="of:=-0.75" office:value-type="float" office:value="-0.75">
            <text:p>-0.75</text:p>
          </table:table-cell>
          <table:table-cell office:value-type="float" office:value="7">
            <text:p>7</text:p>
          </table:table-cell>
          <table:table-cell table:number-columns-repeated="1004"/>
        </table:table-row>
        <table:table-row table:style-name="ro1">
          <table:table-cell/>
          <table:table-cell table:style-name="ce2" office:value-type="float" office:value="2565">
            <text:p>2565</text:p>
          </table:table-cell>
          <table:table-cell table:style-name="ce2" office:value-type="float" office:value="178">
            <text:p>178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16]+[.I$8]*[.D16]" office:value-type="float" office:value="2393.2736492279">
            <text:p>2393.27</text:p>
          </table:table-cell>
          <table:table-cell table:style-name="ce16" table:formula="of:=[.B16]-[.O16]" office:value-type="float" office:value="171.726350772099">
            <text:p>171.73</text:p>
          </table:table-cell>
          <table:table-cell table:style-name="ce17" table:formula="of:=[.P16]/[.T$2]" office:value-type="float" office:value="1.32943718526473">
            <text:p>1.329</text:p>
          </table:table-cell>
          <table:table-cell/>
          <table:table-cell table:formula="of:=-0.5" office:value-type="float" office:value="-0.5">
            <text:p>-0.5</text:p>
          </table:table-cell>
          <table:table-cell office:value-type="float" office:value="9">
            <text:p>9</text:p>
          </table:table-cell>
          <table:table-cell table:number-columns-repeated="1004"/>
        </table:table-row>
        <table:table-row table:style-name="ro1">
          <table:table-cell/>
          <table:table-cell table:style-name="ce2" office:value-type="float" office:value="2762">
            <text:p>2762</text:p>
          </table:table-cell>
          <table:table-cell table:style-name="ce2" office:value-type="float" office:value="199">
            <text:p>199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17]+[.I$8]*[.D17]" office:value-type="float" office:value="2642.38930263926">
            <text:p>2642.39</text:p>
          </table:table-cell>
          <table:table-cell table:style-name="ce16" table:formula="of:=[.B17]-[.O17]" office:value-type="float" office:value="119.610697360738">
            <text:p>119.61</text:p>
          </table:table-cell>
          <table:table-cell table:style-name="ce17" table:formula="of:=[.P17]/[.T$2]" office:value-type="float" office:value="0.925978500747644">
            <text:p>0.926</text:p>
          </table:table-cell>
          <table:table-cell/>
          <table:table-cell table:formula="of:=-0.25" office:value-type="float" office:value="-0.25">
            <text:p>-0.25</text:p>
          </table:table-cell>
          <table:table-cell office:value-type="float" office:value="19">
            <text:p>19</text:p>
          </table:table-cell>
          <table:table-cell table:number-columns-repeated="1004"/>
        </table:table-row>
        <table:table-row table:style-name="ro1">
          <table:table-cell/>
          <table:table-cell table:style-name="ce2" office:value-type="float" office:value="3325">
            <text:p>3325</text:p>
          </table:table-cell>
          <table:table-cell table:style-name="ce2" office:value-type="float" office:value="257">
            <text:p>257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18]+[.I$8]*[.D18]" office:value-type="float" office:value="3386.43384052784">
            <text:p>3386.43</text:p>
          </table:table-cell>
          <table:table-cell table:style-name="ce16" table:formula="of:=[.B18]-[.O18]" office:value-type="float" office:value="-61.4338405278368">
            <text:p>-61.43</text:p>
          </table:table-cell>
          <table:table-cell table:style-name="ce17" table:formula="of:=[.P18]/[.T$2]" office:value-type="float" office:value="-0.475596387299459">
            <text:p>-0.476</text:p>
          </table:table-cell>
          <table:table-cell/>
          <table:table-cell table:formula="of:=0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1004"/>
        </table:table-row>
        <table:table-row table:style-name="ro1">
          <table:table-cell/>
          <table:table-cell table:style-name="ce2" office:value-type="float" office:value="2054">
            <text:p>2054</text:p>
          </table:table-cell>
          <table:table-cell table:style-name="ce2" office:value-type="float" office:value="173">
            <text:p>173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19]+[.I$8]*[.D19]" office:value-type="float" office:value="2354.68440494836">
            <text:p>2354.68</text:p>
          </table:table-cell>
          <table:table-cell table:style-name="ce16" table:formula="of:=[.B19]-[.O19]" office:value-type="float" office:value="-300.68440494836">
            <text:p>-300.68</text:p>
          </table:table-cell>
          <table:table-cell table:style-name="ce17" table:formula="of:=[.P19]/[.T$2]" office:value-type="float" office:value="-2.3277792090164">
            <text:p>-2.328</text:p>
          </table:table-cell>
          <table:table-cell/>
          <table:table-cell table:formula="of:=0.25" office:value-type="float" office:value="0.25">
            <text:p>0.25</text:p>
          </table:table-cell>
          <table:table-cell office:value-type="float" office:value="8">
            <text:p>8</text:p>
          </table:table-cell>
          <table:table-cell table:number-columns-repeated="1004"/>
        </table:table-row>
        <table:table-row table:style-name="ro1">
          <table:table-cell/>
          <table:table-cell table:style-name="ce2" office:value-type="float" office:value="2526">
            <text:p>2526</text:p>
          </table:table-cell>
          <table:table-cell table:style-name="ce2" office:value-type="float" office:value="173">
            <text:p>173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20]+[.I$8]*[.D20]" office:value-type="float" office:value="2354.68440494836">
            <text:p>2354.68</text:p>
          </table:table-cell>
          <table:table-cell table:style-name="ce16" table:formula="of:=[.B20]-[.O20]" office:value-type="float" office:value="171.31559505164">
            <text:p>171.32</text:p>
          </table:table-cell>
          <table:table-cell table:style-name="ce17" table:formula="of:=[.P20]/[.T$2]" office:value-type="float" office:value="1.3262572776595">
            <text:p>1.326</text:p>
          </table:table-cell>
          <table:table-cell/>
          <table:table-cell table:formula="of:=0.5" office:value-type="float" office:value="0.5">
            <text:p>0.5</text:p>
          </table:table-cell>
          <table:table-cell office:value-type="float" office:value="13">
            <text:p>13</text:p>
          </table:table-cell>
          <table:table-cell table:number-columns-repeated="1004"/>
        </table:table-row>
        <table:table-row table:style-name="ro1">
          <table:table-cell/>
          <table:table-cell table:style-name="ce2" office:value-type="float" office:value="2637">
            <text:p>2637</text:p>
          </table:table-cell>
          <table:table-cell table:style-name="ce2" office:value-type="float" office:value="197">
            <text:p>197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21]+[.I$8]*[.D21]" office:value-type="float" office:value="2664.59288165708">
            <text:p>2664.59</text:p>
          </table:table-cell>
          <table:table-cell table:style-name="ce16" table:formula="of:=[.B21]-[.O21]" office:value-type="float" office:value="-27.5928816570831">
            <text:p>-27.59</text:p>
          </table:table-cell>
          <table:table-cell table:style-name="ce17" table:formula="of:=[.P21]/[.T$2]" office:value-type="float" office:value="-0.213613127854899">
            <text:p>-0.214</text:p>
          </table:table-cell>
          <table:table-cell/>
          <table:table-cell table:formula="of:=0.75" office:value-type="float" office:value="0.75">
            <text:p>0.75</text:p>
          </table:table-cell>
          <table:table-cell office:value-type="float" office:value="17">
            <text:p>17</text:p>
          </table:table-cell>
          <table:table-cell table:number-columns-repeated="1004"/>
        </table:table-row>
        <table:table-row table:style-name="ro1">
          <table:table-cell/>
          <table:table-cell table:style-name="ce2" office:value-type="float" office:value="1959">
            <text:p>1959</text:p>
          </table:table-cell>
          <table:table-cell table:style-name="ce2" office:value-type="float" office:value="164">
            <text:p>164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22]+[.I$8]*[.D22]" office:value-type="float" office:value="2184.06820903428">
            <text:p>2184.07</text:p>
          </table:table-cell>
          <table:table-cell table:style-name="ce16" table:formula="of:=[.B22]-[.O22]" office:value-type="float" office:value="-225.068209034284">
            <text:p>-225.07</text:p>
          </table:table-cell>
          <table:table-cell table:style-name="ce17" table:formula="of:=[.P22]/[.T$2]" office:value-type="float" office:value="-1.74238866059762">
            <text:p>-1.742</text:p>
          </table:table-cell>
          <table:table-cell/>
          <table:table-cell table:formula="of:=1"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1004"/>
        </table:table-row>
        <table:table-row table:style-name="ro1">
          <table:table-cell/>
          <table:table-cell table:style-name="ce2" office:value-type="float" office:value="2855">
            <text:p>2855</text:p>
          </table:table-cell>
          <table:table-cell table:style-name="ce2" office:value-type="float" office:value="204">
            <text:p>204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23]+[.I$8]*[.D23]" office:value-type="float" office:value="2704.50309487483">
            <text:p>2704.50</text:p>
          </table:table-cell>
          <table:table-cell table:style-name="ce16" table:formula="of:=[.B23]-[.O23]" office:value-type="float" office:value="150.496905125174">
            <text:p>150.50</text:p>
          </table:table-cell>
          <table:table-cell table:style-name="ce17" table:formula="of:=[.P23]/[.T$2]" office:value-type="float" office:value="1.16508725097285">
            <text:p>1.165</text:p>
          </table:table-cell>
          <table:table-cell/>
          <table:table-cell table:formula="of:=1.25" office:value-type="float" office:value="1.25">
            <text:p>1.25</text:p>
          </table:table-cell>
          <table:table-cell office:value-type="float" office:value="6">
            <text:p>6</text:p>
          </table:table-cell>
          <table:table-cell table:number-columns-repeated="1004"/>
        </table:table-row>
        <table:table-row table:style-name="ro1">
          <table:table-cell/>
          <table:table-cell table:style-name="ce2" office:value-type="float" office:value="2255">
            <text:p>2255</text:p>
          </table:table-cell>
          <table:table-cell table:style-name="ce2" office:value-type="float" office:value="169">
            <text:p>169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24]+[.I$8]*[.D24]" office:value-type="float" office:value="2304.99337115991">
            <text:p>2304.99</text:p>
          </table:table-cell>
          <table:table-cell table:style-name="ce16" table:formula="of:=[.B24]-[.O24]" office:value-type="float" office:value="-49.9933711599087">
            <text:p>-49.99</text:p>
          </table:table-cell>
          <table:table-cell table:style-name="ce17" table:formula="of:=[.P24]/[.T$2]" office:value-type="float" office:value="-0.387028818453893">
            <text:p>-0.387</text:p>
          </table:table-cell>
          <table:table-cell/>
          <table:table-cell table:formula="of:=1.5" office:value-type="float" office:value="1.5">
            <text:p>1.5</text:p>
          </table:table-cell>
          <table:table-cell office:value-type="float" office:value="17">
            <text:p>17</text:p>
          </table:table-cell>
          <table:table-cell table:number-columns-repeated="1004"/>
        </table:table-row>
        <table:table-row table:style-name="ro1">
          <table:table-cell/>
          <table:table-cell table:style-name="ce2" office:value-type="float" office:value="2655">
            <text:p>2655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B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25]+[.I$8]*[.D25]" office:value-type="float" office:value="2476.93053601219">
            <text:p>2476.93</text:p>
          </table:table-cell>
          <table:table-cell table:style-name="ce16" table:formula="of:=[.B25]-[.O25]" office:value-type="float" office:value="178.069463987813">
            <text:p>178.07</text:p>
          </table:table-cell>
          <table:table-cell table:style-name="ce17" table:formula="of:=[.P25]/[.T$2]" office:value-type="float" office:value="1.37854304782689">
            <text:p>1.379</text:p>
          </table:table-cell>
          <table:table-cell/>
          <table:table-cell table:formula="of:=1.75" office:value-type="float" office:value="1.75">
            <text:p>1.75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1">
          <table:table-cell/>
          <table:table-cell table:style-name="ce2" office:value-type="float" office:value="2490">
            <text:p>2490</text:p>
          </table:table-cell>
          <table:table-cell table:style-name="ce2" office:value-type="float" office:value="190">
            <text:p>190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26]+[.I$8]*[.D26]" office:value-type="float" office:value="2542.34675059326">
            <text:p>2542.35</text:p>
          </table:table-cell>
          <table:table-cell table:style-name="ce16" table:formula="of:=[.B26]-[.O26]" office:value-type="float" office:value="-52.3467505932567">
            <text:p>-52.35</text:p>
          </table:table-cell>
          <table:table-cell table:style-name="ce17" table:formula="of:=[.P26]/[.T$2]" office:value-type="float" office:value="-0.405247747090432">
            <text:p>-0.405</text:p>
          </table:table-cell>
          <table:table-cell/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/>
          <table:table-cell table:style-name="ce2" office:value-type="float" office:value="2523">
            <text:p>2523</text:p>
          </table:table-cell>
          <table:table-cell table:style-name="ce2" office:value-type="float" office:value="183">
            <text:p>183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27]+[.I$8]*[.D27]" office:value-type="float" office:value="2467.14971544148">
            <text:p>2467.15</text:p>
          </table:table-cell>
          <table:table-cell table:style-name="ce16" table:formula="of:=[.B27]-[.O27]" office:value-type="float" office:value="55.8502845585222">
            <text:p>55.85</text:p>
          </table:table-cell>
          <table:table-cell table:style-name="ce17" table:formula="of:=[.P27]/[.T$2]" office:value-type="float" office:value="0.432370715186593">
            <text:p>0.432</text:p>
          </table:table-cell>
          <table:table-cell/>
          <table:table-cell table:formula="of:=2.25" office:value-type="float" office:value="2.25">
            <text:p>2.25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/>
          <table:table-cell table:style-name="ce2" office:value-type="float" office:value="2236">
            <text:p>2236</text:p>
          </table:table-cell>
          <table:table-cell table:style-name="ce2" office:value-type="float" office:value="153">
            <text:p>153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28]+[.I$8]*[.D28]" office:value-type="float" office:value="2059.18014009405">
            <text:p>2059.18</text:p>
          </table:table-cell>
          <table:table-cell table:style-name="ce16" table:formula="of:=[.B28]-[.O28]" office:value-type="float" office:value="176.819859905947">
            <text:p>176.82</text:p>
          </table:table-cell>
          <table:table-cell table:style-name="ce17" table:formula="of:=[.P28]/[.T$2]" office:value-type="float" office:value="1.36886910946028">
            <text:p>1.369</text:p>
          </table:table-cell>
          <table:table-cell/>
          <table:table-cell table:formula="of:=2.5" office:value-type="float" office:value="2.5">
            <text:p>2.5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2" office:value-type="float" office:value="2396">
            <text:p>2396</text:p>
          </table:table-cell>
          <table:table-cell table:style-name="ce2" office:value-type="float" office:value="172">
            <text:p>172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29]+[.I$8]*[.D29]" office:value-type="float" office:value="2342.26164650125">
            <text:p>2342.26</text:p>
          </table:table-cell>
          <table:table-cell table:style-name="ce16" table:formula="of:=[.B29]-[.O29]" office:value-type="float" office:value="53.7383534987525">
            <text:p>53.74</text:p>
          </table:table-cell>
          <table:table-cell table:style-name="ce17" table:formula="of:=[.P29]/[.T$2]" office:value-type="float" office:value="0.416020983937139">
            <text:p>0.416</text:p>
          </table:table-cell>
          <table:table-cell/>
          <table:table-cell table:formula="of:=2.75" office:value-type="float" office:value="2.75">
            <text:p>2.75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2" office:value-type="float" office:value="2371">
            <text:p>2371</text:p>
          </table:table-cell>
          <table:table-cell table:style-name="ce2" office:value-type="float" office:value="191">
            <text:p>191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30]+[.I$8]*[.D30]" office:value-type="float" office:value="2554.76950904037">
            <text:p>2554.77</text:p>
          </table:table-cell>
          <table:table-cell table:style-name="ce16" table:formula="of:=[.B30]-[.O30]" office:value-type="float" office:value="-183.76950904037">
            <text:p>-183.77</text:p>
          </table:table-cell>
          <table:table-cell table:style-name="ce17" table:formula="of:=[.P30]/[.T$2]" office:value-type="float" office:value="-1.42267053214413">
            <text:p>-1.423</text:p>
          </table:table-cell>
          <table:table-cell/>
          <table:table-cell table:formula="of:=3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2" office:value-type="float" office:value="2097">
            <text:p>2097</text:p>
          </table:table-cell>
          <table:table-cell table:style-name="ce2" office:value-type="float" office:value="167">
            <text:p>167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31]+[.I$8]*[.D31]" office:value-type="float" office:value="2268.38558028767">
            <text:p>2268.39</text:p>
          </table:table-cell>
          <table:table-cell table:style-name="ce16" table:formula="of:=[.B31]-[.O31]" office:value-type="float" office:value="-171.385580287671">
            <text:p>-171.39</text:p>
          </table:table-cell>
          <table:table-cell table:style-name="ce17" table:formula="of:=[.P31]/[.T$2]" office:value-type="float" office:value="-1.32679907555354">
            <text:p>-1.327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2" office:value-type="float" office:value="2167">
            <text:p>2167</text:p>
          </table:table-cell>
          <table:table-cell table:style-name="ce2" office:value-type="float" office:value="173">
            <text:p>173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32]+[.I$8]*[.D32]" office:value-type="float" office:value="2354.68440494836">
            <text:p>2354.68</text:p>
          </table:table-cell>
          <table:table-cell table:style-name="ce16" table:formula="of:=[.B32]-[.O32]" office:value-type="float" office:value="-187.68440494836">
            <text:p>-187.68</text:p>
          </table:table-cell>
          <table:table-cell table:style-name="ce17" table:formula="of:=[.P32]/[.T$2]" office:value-type="float" office:value="-1.45297810097747">
            <text:p>-1.453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447">
            <text:p>2447</text:p>
          </table:table-cell>
          <table:table-cell table:style-name="ce2" office:value-type="float" office:value="196">
            <text:p>196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33]+[.I$8]*[.D33]" office:value-type="float" office:value="2640.40784923196">
            <text:p>2640.41</text:p>
          </table:table-cell>
          <table:table-cell table:style-name="ce16" table:formula="of:=[.B33]-[.O33]" office:value-type="float" office:value="-193.407849231959">
            <text:p>-193.41</text:p>
          </table:table-cell>
          <table:table-cell table:style-name="ce17" table:formula="of:=[.P33]/[.T$2]" office:value-type="float" office:value="-1.49728673284553">
            <text:p>-1.497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407">
            <text:p>2407</text:p>
          </table:table-cell>
          <table:table-cell table:style-name="ce2" office:value-type="float" office:value="190">
            <text:p>190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34]+[.I$8]*[.D34]" office:value-type="float" office:value="2542.34675059326">
            <text:p>2542.35</text:p>
          </table:table-cell>
          <table:table-cell table:style-name="ce16" table:formula="of:=[.B34]-[.O34]" office:value-type="float" office:value="-135.346750593257">
            <text:p>-135.35</text:p>
          </table:table-cell>
          <table:table-cell table:style-name="ce17" table:formula="of:=[.P34]/[.T$2]" office:value-type="float" office:value="-1.04780077334912">
            <text:p>-1.048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347">
            <text:p>2347</text:p>
          </table:table-cell>
          <table:table-cell table:style-name="ce2" office:value-type="float" office:value="175">
            <text:p>175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35]+[.I$8]*[.D35]" office:value-type="float" office:value="2308.95627797451">
            <text:p>2308.96</text:p>
          </table:table-cell>
          <table:table-cell table:style-name="ce16" table:formula="of:=[.B35]-[.O35]" office:value-type="float" office:value="38.0437220254857">
            <text:p>38.04</text:p>
          </table:table-cell>
          <table:table-cell table:style-name="ce17" table:formula="of:=[.P35]/[.T$2]" office:value-type="float" office:value="0.294519382140002">
            <text:p>0.295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663">
            <text:p>2663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36]+[.I$8]*[.D36]" office:value-type="float" office:value="2503.75750631372">
            <text:p>2503.76</text:p>
          </table:table-cell>
          <table:table-cell table:style-name="ce16" table:formula="of:=[.B36]-[.O36]" office:value-type="float" office:value="159.242493686284">
            <text:p>159.24</text:p>
          </table:table-cell>
          <table:table-cell table:style-name="ce17" table:formula="of:=[.P36]/[.T$2]" office:value-type="float" office:value="1.23279212321809">
            <text:p>1.233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702">
            <text:p>2702</text:p>
          </table:table-cell>
          <table:table-cell table:style-name="ce2" office:value-type="float" office:value="203">
            <text:p>203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37]+[.I$8]*[.D37]" office:value-type="float" office:value="2703.84261040573">
            <text:p>2703.84</text:p>
          </table:table-cell>
          <table:table-cell table:style-name="ce16" table:formula="of:=[.B37]-[.O37]" office:value-type="float" office:value="-1.84261040572528">
            <text:p>-1.84</text:p>
          </table:table-cell>
          <table:table-cell table:style-name="ce17" table:formula="of:=[.P37]/[.T$2]" office:value-type="float" office:value="-0.0142647577399341">
            <text:p>-0.014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555">
            <text:p>2555</text:p>
          </table:table-cell>
          <table:table-cell table:style-name="ce2" office:value-type="float" office:value="191">
            <text:p>191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A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38]+[.I$8]*[.D38]" office:value-type="float" office:value="2578.29405699639">
            <text:p>2578.29</text:p>
          </table:table-cell>
          <table:table-cell table:style-name="ce16" table:formula="of:=[.B38]-[.O38]" office:value-type="float" office:value="-23.2940569963939">
            <text:p>-23.29</text:p>
          </table:table-cell>
          <table:table-cell table:style-name="ce17" table:formula="of:=[.P38]/[.T$2]" office:value-type="float" office:value="-0.180333335143075">
            <text:p>-0.18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662">
            <text:p>2662</text:p>
          </table:table-cell>
          <table:table-cell table:style-name="ce2" office:value-type="float" office:value="192">
            <text:p>192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39]+[.I$8]*[.D39]" office:value-type="float" office:value="2555.42999350947">
            <text:p>2555.43</text:p>
          </table:table-cell>
          <table:table-cell table:style-name="ce16" table:formula="of:=[.B39]-[.O39]" office:value-type="float" office:value="106.570006490529">
            <text:p>106.57</text:p>
          </table:table-cell>
          <table:table-cell table:style-name="ce17" table:formula="of:=[.P39]/[.T$2]" office:value-type="float" office:value="0.8250226527578">
            <text:p>0.825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838">
            <text:p>2838</text:p>
          </table:table-cell>
          <table:table-cell table:style-name="ce2" office:value-type="float" office:value="206">
            <text:p>206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40]+[.I$8]*[.D40]" office:value-type="float" office:value="2752.87315972508">
            <text:p>2752.87</text:p>
          </table:table-cell>
          <table:table-cell table:style-name="ce16" table:formula="of:=[.B40]-[.O40]" office:value-type="float" office:value="85.1268402749242">
            <text:p>85.13</text:p>
          </table:table-cell>
          <table:table-cell table:style-name="ce17" table:formula="of:=[.P40]/[.T$2]" office:value-type="float" office:value="0.659018178728825">
            <text:p>0.659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645">
            <text:p>2645</text:p>
          </table:table-cell>
          <table:table-cell table:style-name="ce2" office:value-type="float" office:value="194">
            <text:p>194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41]+[.I$8]*[.D41]" office:value-type="float" office:value="2603.80005835972">
            <text:p>2603.80</text:p>
          </table:table-cell>
          <table:table-cell table:style-name="ce16" table:formula="of:=[.B41]-[.O41]" office:value-type="float" office:value="41.1999416402796">
            <text:p>41.20</text:p>
          </table:table-cell>
          <table:table-cell table:style-name="ce17" table:formula="of:=[.P41]/[.T$2]" office:value-type="float" office:value="0.31895358051377">
            <text:p>0.319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642">
            <text:p>2642</text:p>
          </table:table-cell>
          <table:table-cell table:style-name="ce2" office:value-type="float" office:value="195">
            <text:p>19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42]+[.I$8]*[.D42]" office:value-type="float" office:value="2663.27191271888">
            <text:p>2663.27</text:p>
          </table:table-cell>
          <table:table-cell table:style-name="ce16" table:formula="of:=[.B42]-[.O42]" office:value-type="float" office:value="-21.2719127188811">
            <text:p>-21.27</text:p>
          </table:table-cell>
          <table:table-cell table:style-name="ce17" table:formula="of:=[.P42]/[.T$2]" office:value-type="float" office:value="-0.1646786974919">
            <text:p>-0.165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203">
            <text:p>2203</text:p>
          </table:table-cell>
          <table:table-cell table:style-name="ce2" office:value-type="float" office:value="164">
            <text:p>164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43]+[.I$8]*[.D43]" office:value-type="float" office:value="2207.59275699031">
            <text:p>2207.59</text:p>
          </table:table-cell>
          <table:table-cell table:style-name="ce16" table:formula="of:=[.B43]-[.O43]" office:value-type="float" office:value="-4.59275699030832">
            <text:p>-4.59</text:p>
          </table:table-cell>
          <table:table-cell table:style-name="ce17" table:formula="of:=[.P43]/[.T$2]" office:value-type="float" office:value="-0.0355553000360644">
            <text:p>-0.036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456">
            <text:p>2456</text:p>
          </table:table-cell>
          <table:table-cell table:style-name="ce2" office:value-type="float" office:value="178">
            <text:p>178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44]+[.I$8]*[.D44]" office:value-type="float" office:value="2369.74910127188">
            <text:p>2369.75</text:p>
          </table:table-cell>
          <table:table-cell table:style-name="ce16" table:formula="of:=[.B44]-[.O44]" office:value-type="float" office:value="86.2508987281226">
            <text:p>86.25</text:p>
          </table:table-cell>
          <table:table-cell table:style-name="ce17" table:formula="of:=[.P44]/[.T$2]" office:value-type="float" office:value="0.667720192714298">
            <text:p>0.668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324">
            <text:p>2324</text:p>
          </table:table-cell>
          <table:table-cell table:style-name="ce2" office:value-type="float" office:value="165">
            <text:p>165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45]+[.I$8]*[.D45]" office:value-type="float" office:value="2231.77778941543">
            <text:p>2231.78</text:p>
          </table:table-cell>
          <table:table-cell table:style-name="ce16" table:formula="of:=[.B45]-[.O45]" office:value-type="float" office:value="92.2222105845672">
            <text:p>92.22</text:p>
          </table:table-cell>
          <table:table-cell table:style-name="ce17" table:formula="of:=[.P45]/[.T$2]" office:value-type="float" office:value="0.713947716859995">
            <text:p>0.714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148">
            <text:p>2148</text:p>
          </table:table-cell>
          <table:table-cell table:style-name="ce2" office:value-type="float" office:value="168">
            <text:p>168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46]+[.I$8]*[.D46]" office:value-type="float" office:value="2269.04606475677">
            <text:p>2269.05</text:p>
          </table:table-cell>
          <table:table-cell table:style-name="ce16" table:formula="of:=[.B46]-[.O46]" office:value-type="float" office:value="-121.046064756772">
            <text:p>-121.05</text:p>
          </table:table-cell>
          <table:table-cell table:style-name="ce17" table:formula="of:=[.P46]/[.T$2]" office:value-type="float" office:value="-0.937090544893597">
            <text:p>-0.937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617">
            <text:p>2617</text:p>
          </table:table-cell>
          <table:table-cell table:style-name="ce2" office:value-type="float" office:value="184">
            <text:p>184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47]+[.I$8]*[.D47]" office:value-type="float" office:value="2538.38384377865">
            <text:p>2538.38</text:p>
          </table:table-cell>
          <table:table-cell table:style-name="ce16" table:formula="of:=[.B47]-[.O47]" office:value-type="float" office:value="78.6161562213497">
            <text:p>78.62</text:p>
          </table:table-cell>
          <table:table-cell table:style-name="ce17" table:formula="of:=[.P47]/[.T$2]" office:value-type="float" office:value="0.608615049311493">
            <text:p>0.609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435">
            <text:p>2435</text:p>
          </table:table-cell>
          <table:table-cell table:style-name="ce2" office:value-type="float" office:value="167">
            <text:p>167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48]+[.I$8]*[.D48]" office:value-type="float" office:value="2244.86103233165">
            <text:p>2244.86</text:p>
          </table:table-cell>
          <table:table-cell table:style-name="ce16" table:formula="of:=[.B48]-[.O48]" office:value-type="float" office:value="190.138967668353">
            <text:p>190.14</text:p>
          </table:table-cell>
          <table:table-cell table:style-name="ce17" table:formula="of:=[.P48]/[.T$2]" office:value-type="float" office:value="1.47198035042172">
            <text:p>1.472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564">
            <text:p>2564</text:p>
          </table:table-cell>
          <table:table-cell table:style-name="ce2" office:value-type="float" office:value="182">
            <text:p>182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A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49]+[.I$8]*[.D49]" office:value-type="float" office:value="2466.48923097238">
            <text:p>2466.49</text:p>
          </table:table-cell>
          <table:table-cell table:style-name="ce16" table:formula="of:=[.B49]-[.O49]" office:value-type="float" office:value="97.5107690276232">
            <text:p>97.51</text:p>
          </table:table-cell>
          <table:table-cell table:style-name="ce17" table:formula="of:=[.P49]/[.T$2]" office:value-type="float" office:value="0.754889635319411">
            <text:p>0.755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611">
            <text:p>2611</text:p>
          </table:table-cell>
          <table:table-cell table:style-name="ce2" office:value-type="float" office:value="199">
            <text:p>199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50]+[.I$8]*[.D50]" office:value-type="float" office:value="2642.38930263926">
            <text:p>2642.39</text:p>
          </table:table-cell>
          <table:table-cell table:style-name="ce16" table:formula="of:=[.B50]-[.O50]" office:value-type="float" office:value="-31.3893026392616">
            <text:p>-31.39</text:p>
          </table:table-cell>
          <table:table-cell table:style-name="ce17" table:formula="of:=[.P50]/[.T$2]" office:value-type="float" office:value="-0.243003510879606">
            <text:p>-0.243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398">
            <text:p>2398</text:p>
          </table:table-cell>
          <table:table-cell table:style-name="ce2" office:value-type="float" office:value="186">
            <text:p>186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51]+[.I$8]*[.D51]" office:value-type="float" office:value="2480.89344282679">
            <text:p>2480.89</text:p>
          </table:table-cell>
          <table:table-cell table:style-name="ce16" table:formula="of:=[.B51]-[.O51]" office:value-type="float" office:value="-82.893442826793">
            <text:p>-82.89</text:p>
          </table:table-cell>
          <table:table-cell table:style-name="ce17" table:formula="of:=[.P51]/[.T$2]" office:value-type="float" office:value="-0.641728102956112">
            <text:p>-0.642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805">
            <text:p>2805</text:p>
          </table:table-cell>
          <table:table-cell table:style-name="ce2" office:value-type="float" office:value="199">
            <text:p>199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52]+[.I$8]*[.D52]" office:value-type="float" office:value="2642.38930263926">
            <text:p>2642.39</text:p>
          </table:table-cell>
          <table:table-cell table:style-name="ce16" table:formula="of:=[.B52]-[.O52]" office:value-type="float" office:value="162.610697360738">
            <text:p>162.61</text:p>
          </table:table-cell>
          <table:table-cell table:style-name="ce17" table:formula="of:=[.P52]/[.T$2]" office:value-type="float" office:value="1.258867417966">
            <text:p>1.259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517">
            <text:p>2517</text:p>
          </table:table-cell>
          <table:table-cell table:style-name="ce2" office:value-type="float" office:value="179">
            <text:p>179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53]+[.I$8]*[.D53]" office:value-type="float" office:value="2405.69640767501">
            <text:p>2405.70</text:p>
          </table:table-cell>
          <table:table-cell table:style-name="ce16" table:formula="of:=[.B53]-[.O53]" office:value-type="float" office:value="111.303592324986">
            <text:p>111.30</text:p>
          </table:table-cell>
          <table:table-cell table:style-name="ce17" table:formula="of:=[.P53]/[.T$2]" office:value-type="float" office:value="0.861668193757625">
            <text:p>0.862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249">
            <text:p>2249</text:p>
          </table:table-cell>
          <table:table-cell table:style-name="ce2" office:value-type="float" office:value="183">
            <text:p>183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54]+[.I$8]*[.D54]" office:value-type="float" office:value="2490.6742633975">
            <text:p>2490.67</text:p>
          </table:table-cell>
          <table:table-cell table:style-name="ce16" table:formula="of:=[.B54]-[.O54]" office:value-type="float" office:value="-241.674263397502">
            <text:p>-241.67</text:p>
          </table:table-cell>
          <table:table-cell table:style-name="ce17" table:formula="of:=[.P54]/[.T$2]" office:value-type="float" office:value="-1.87094613632414">
            <text:p>-1.871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503">
            <text:p>2503</text:p>
          </table:table-cell>
          <table:table-cell table:style-name="ce2" office:value-type="float" office:value="195">
            <text:p>195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55]+[.I$8]*[.D55]" office:value-type="float" office:value="2580.9359948728">
            <text:p>2580.94</text:p>
          </table:table-cell>
          <table:table-cell table:style-name="ce16" table:formula="of:=[.B55]-[.O55]" office:value-type="float" office:value="-77.9359948727974">
            <text:p>-77.94</text:p>
          </table:table-cell>
          <table:table-cell table:style-name="ce17" table:formula="of:=[.P55]/[.T$2]" office:value-type="float" office:value="-0.603349510361416">
            <text:p>-0.603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516">
            <text:p>2516</text:p>
          </table:table-cell>
          <table:table-cell table:style-name="ce2" office:value-type="float" office:value="210">
            <text:p>210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56]+[.I$8]*[.D56]" office:value-type="float" office:value="2802.56419351353">
            <text:p>2802.56</text:p>
          </table:table-cell>
          <table:table-cell table:style-name="ce16" table:formula="of:=[.B56]-[.O56]" office:value-type="float" office:value="-286.564193513528">
            <text:p>-286.56</text:p>
          </table:table-cell>
          <table:table-cell table:style-name="ce17" table:formula="of:=[.P56]/[.T$2]" office:value-type="float" office:value="-2.21846614168069">
            <text:p>-2.218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438">
            <text:p>2438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57]+[.I$8]*[.D57]" office:value-type="float" office:value="2480.23295835769">
            <text:p>2480.23</text:p>
          </table:table-cell>
          <table:table-cell table:style-name="ce16" table:formula="of:=[.B57]-[.O57]" office:value-type="float" office:value="-42.232958357692">
            <text:p>-42.23</text:p>
          </table:table-cell>
          <table:table-cell table:style-name="ce17" table:formula="of:=[.P57]/[.T$2]" office:value-type="float" office:value="-0.326950785549303">
            <text:p>-0.327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570">
            <text:p>2570</text:p>
          </table:table-cell>
          <table:table-cell table:style-name="ce2" office:value-type="float" office:value="186">
            <text:p>186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A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58]+[.I$8]*[.D58]" office:value-type="float" office:value="2480.89344282679">
            <text:p>2480.89</text:p>
          </table:table-cell>
          <table:table-cell table:style-name="ce16" table:formula="of:=[.B58]-[.O58]" office:value-type="float" office:value="89.106557173207">
            <text:p>89.11</text:p>
          </table:table-cell>
          <table:table-cell table:style-name="ce17" table:formula="of:=[.P58]/[.T$2]" office:value-type="float" office:value="0.689827565917312">
            <text:p>0.69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778">
            <text:p>2778</text:p>
          </table:table-cell>
          <table:table-cell table:style-name="ce2" office:value-type="float" office:value="198">
            <text:p>198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59]+[.I$8]*[.D59]" office:value-type="float" office:value="2653.49109214817">
            <text:p>2653.49</text:p>
          </table:table-cell>
          <table:table-cell table:style-name="ce16" table:formula="of:=[.B59]-[.O59]" office:value-type="float" office:value="124.508907851828">
            <text:p>124.51</text:p>
          </table:table-cell>
          <table:table-cell table:style-name="ce17" table:formula="of:=[.P59]/[.T$2]" office:value-type="float" office:value="0.963898500438022">
            <text:p>0.964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175">
            <text:p>2175</text:p>
          </table:table-cell>
          <table:table-cell table:style-name="ce2" office:value-type="float" office:value="167">
            <text:p>167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60]+[.I$8]*[.D60]" office:value-type="float" office:value="2233.09875835363">
            <text:p>2233.10</text:p>
          </table:table-cell>
          <table:table-cell table:style-name="ce16" table:formula="of:=[.B60]-[.O60]" office:value-type="float" office:value="-58.0987583536348">
            <text:p>-58.10</text:p>
          </table:table-cell>
          <table:table-cell table:style-name="ce17" table:formula="of:=[.P60]/[.T$2]" office:value-type="float" office:value="-0.449777506048196">
            <text:p>-0.45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463">
            <text:p>2463</text:p>
          </table:table-cell>
          <table:table-cell table:style-name="ce2" office:value-type="float" office:value="173">
            <text:p>173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61]+[.I$8]*[.D61]" office:value-type="float" office:value="2331.15985699234">
            <text:p>2331.16</text:p>
          </table:table-cell>
          <table:table-cell table:style-name="ce16" table:formula="of:=[.B61]-[.O61]" office:value-type="float" office:value="131.840143007664">
            <text:p>131.84</text:p>
          </table:table-cell>
          <table:table-cell table:style-name="ce17" table:formula="of:=[.P61]/[.T$2]" office:value-type="float" office:value="1.02065401050545">
            <text:p>1.021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778">
            <text:p>2778</text:p>
          </table:table-cell>
          <table:table-cell table:style-name="ce2" office:value-type="float" office:value="194">
            <text:p>194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62]+[.I$8]*[.D62]" office:value-type="float" office:value="2615.56233233773">
            <text:p>2615.56</text:p>
          </table:table-cell>
          <table:table-cell table:style-name="ce16" table:formula="of:=[.B62]-[.O62]" office:value-type="float" office:value="162.437667662267">
            <text:p>162.44</text:p>
          </table:table-cell>
          <table:table-cell table:style-name="ce17" table:formula="of:=[.P62]/[.T$2]" office:value-type="float" office:value="1.25752789078064">
            <text:p>1.258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335">
            <text:p>2335</text:p>
          </table:table-cell>
          <table:table-cell table:style-name="ce2" office:value-type="float" office:value="172">
            <text:p>172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63]+[.I$8]*[.D63]" office:value-type="float" office:value="2318.73709854522">
            <text:p>2318.74</text:p>
          </table:table-cell>
          <table:table-cell table:style-name="ce16" table:formula="of:=[.B63]-[.O63]" office:value-type="float" office:value="16.2629014547765">
            <text:p>16.26</text:p>
          </table:table-cell>
          <table:table-cell table:style-name="ce17" table:formula="of:=[.P63]/[.T$2]" office:value-type="float" office:value="0.125900922235102">
            <text:p>0.126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391">
            <text:p>2391</text:p>
          </table:table-cell>
          <table:table-cell table:style-name="ce2" office:value-type="float" office:value="189">
            <text:p>189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64]+[.I$8]*[.D64]" office:value-type="float" office:value="2494.63717021211">
            <text:p>2494.64</text:p>
          </table:table-cell>
          <table:table-cell table:style-name="ce16" table:formula="of:=[.B64]-[.O64]" office:value-type="float" office:value="-103.637170212108">
            <text:p>-103.64</text:p>
          </table:table-cell>
          <table:table-cell table:style-name="ce17" table:formula="of:=[.P64]/[.T$2]" office:value-type="float" office:value="-0.802317799429841">
            <text:p>-0.802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754">
            <text:p>2754</text:p>
          </table:table-cell>
          <table:table-cell table:style-name="ce2" office:value-type="float" office:value="195">
            <text:p>195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65]+[.I$8]*[.D65]" office:value-type="float" office:value="2627.98509078485">
            <text:p>2627.99</text:p>
          </table:table-cell>
          <table:table-cell table:style-name="ce16" table:formula="of:=[.B65]-[.O65]" office:value-type="float" office:value="126.014909215155">
            <text:p>126.01</text:p>
          </table:table-cell>
          <table:table-cell table:style-name="ce17" table:formula="of:=[.P65]/[.T$2]" office:value-type="float" office:value="0.975557364697727">
            <text:p>0.976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610">
            <text:p>2610</text:p>
          </table:table-cell>
          <table:table-cell table:style-name="ce2" office:value-type="float" office:value="188">
            <text:p>188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66]+[.I$8]*[.D66]" office:value-type="float" office:value="2588.0748775671">
            <text:p>2588.07</text:p>
          </table:table-cell>
          <table:table-cell table:style-name="ce16" table:formula="of:=[.B66]-[.O66]" office:value-type="float" office:value="21.9251224328978">
            <text:p>21.93</text:p>
          </table:table-cell>
          <table:table-cell table:style-name="ce17" table:formula="of:=[.P66]/[.T$2]" office:value-type="float" office:value="0.169735587594586">
            <text:p>0.17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173">
            <text:p>2173</text:p>
          </table:table-cell>
          <table:table-cell table:style-name="ce2" office:value-type="float" office:value="177">
            <text:p>177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67]+[.I$8]*[.D67]" office:value-type="float" office:value="2392.6131647588">
            <text:p>2392.61</text:p>
          </table:table-cell>
          <table:table-cell table:style-name="ce16" table:formula="of:=[.B67]-[.O67]" office:value-type="float" office:value="-219.6131647588">
            <text:p>-219.61</text:p>
          </table:table-cell>
          <table:table-cell table:style-name="ce17" table:formula="of:=[.P67]/[.T$2]" office:value-type="float" office:value="-1.70015787496403">
            <text:p>-1.70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296">
            <text:p>2296</text:p>
          </table:table-cell>
          <table:table-cell table:style-name="ce2" office:value-type="float" office:value="181">
            <text:p>181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68]+[.I$8]*[.D68]" office:value-type="float" office:value="2407.01737661322">
            <text:p>2407.02</text:p>
          </table:table-cell>
          <table:table-cell table:style-name="ce16" table:formula="of:=[.B68]-[.O68]" office:value-type="float" office:value="-111.017376613216">
            <text:p>-111.02</text:p>
          </table:table-cell>
          <table:table-cell table:style-name="ce17" table:formula="of:=[.P68]/[.T$2]" office:value-type="float" office:value="-0.859452425423162">
            <text:p>-0.859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257">
            <text:p>2257</text:p>
          </table:table-cell>
          <table:table-cell table:style-name="ce2" office:value-type="float" office:value="169">
            <text:p>169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69]+[.I$8]*[.D69]" office:value-type="float" office:value="2269.70654922587">
            <text:p>2269.71</text:p>
          </table:table-cell>
          <table:table-cell table:style-name="ce16" table:formula="of:=[.B69]-[.O69]" office:value-type="float" office:value="-12.706549225873">
            <text:p>-12.71</text:p>
          </table:table-cell>
          <table:table-cell table:style-name="ce17" table:formula="of:=[.P69]/[.T$2]" office:value-type="float" office:value="-0.0983690561251768">
            <text:p>-0.098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481">
            <text:p>2481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70]+[.I$8]*[.D70]" office:value-type="float" office:value="2456.70841040167">
            <text:p>2456.71</text:p>
          </table:table-cell>
          <table:table-cell table:style-name="ce16" table:formula="of:=[.B70]-[.O70]" office:value-type="float" office:value="24.2915895983319">
            <text:p>24.29</text:p>
          </table:table-cell>
          <table:table-cell table:style-name="ce17" table:formula="of:=[.P70]/[.T$2]" office:value-type="float" office:value="0.188055836253521">
            <text:p>0.188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462">
            <text:p>2462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71]+[.I$8]*[.D71]" office:value-type="float" office:value="2491.9952323357">
            <text:p>2492.00</text:p>
          </table:table-cell>
          <table:table-cell table:style-name="ce16" table:formula="of:=[.B71]-[.O71]" office:value-type="float" office:value="-29.9952323357038">
            <text:p>-30.00</text:p>
          </table:table-cell>
          <table:table-cell table:style-name="ce17" table:formula="of:=[.P71]/[.T$2]" office:value-type="float" office:value="-0.232211172417336">
            <text:p>-0.232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467">
            <text:p>2467</text:p>
          </table:table-cell>
          <table:table-cell table:style-name="ce2" office:value-type="float" office:value="177">
            <text:p>177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72]+[.I$8]*[.D72]" office:value-type="float" office:value="2404.37543873681">
            <text:p>2404.38</text:p>
          </table:table-cell>
          <table:table-cell table:style-name="ce16" table:formula="of:=[.B72]-[.O72]" office:value-type="float" office:value="62.6245612631878">
            <text:p>62.62</text:p>
          </table:table-cell>
          <table:table-cell table:style-name="ce17" table:formula="of:=[.P72]/[.T$2]" office:value-type="float" office:value="0.484814474190167">
            <text:p>0.485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718">
            <text:p>2718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B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73]+[.I$8]*[.D73]" office:value-type="float" office:value="2453.40598805616">
            <text:p>2453.41</text:p>
          </table:table-cell>
          <table:table-cell table:style-name="ce16" table:formula="of:=[.B73]-[.O73]" office:value-type="float" office:value="264.594011943837">
            <text:p>264.59</text:p>
          </table:table-cell>
          <table:table-cell table:style-name="ce17" table:formula="of:=[.P73]/[.T$2]" office:value-type="float" office:value="2.04838172414987">
            <text:p>2.048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891">
            <text:p>2891</text:p>
          </table:table-cell>
          <table:table-cell table:style-name="ce2" office:value-type="float" office:value="208">
            <text:p>208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74]+[.I$8]*[.D74]" office:value-type="float" office:value="2813.00549855334">
            <text:p>2813.01</text:p>
          </table:table-cell>
          <table:table-cell table:style-name="ce16" table:formula="of:=[.B74]-[.O74]" office:value-type="float" office:value="77.9945014466625">
            <text:p>77.99</text:p>
          </table:table-cell>
          <table:table-cell table:style-name="ce17" table:formula="of:=[.P74]/[.T$2]" office:value-type="float" office:value="0.603802445013139">
            <text:p>0.604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147">
            <text:p>2147</text:p>
          </table:table-cell>
          <table:table-cell table:style-name="ce2" office:value-type="float" office:value="168">
            <text:p>168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75]+[.I$8]*[.D75]" office:value-type="float" office:value="2257.28379077876">
            <text:p>2257.28</text:p>
          </table:table-cell>
          <table:table-cell table:style-name="ce16" table:formula="of:=[.B75]-[.O75]" office:value-type="float" office:value="-110.28379077876">
            <text:p>-110.28</text:p>
          </table:table-cell>
          <table:table-cell table:style-name="ce17" table:formula="of:=[.P75]/[.T$2]" office:value-type="float" office:value="-0.853773295327373">
            <text:p>-0.854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598">
            <text:p>2598</text:p>
          </table:table-cell>
          <table:table-cell table:style-name="ce2" office:value-type="float" office:value="195">
            <text:p>195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A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76]+[.I$8]*[.D76]" office:value-type="float" office:value="2592.69826885081">
            <text:p>2592.70</text:p>
          </table:table-cell>
          <table:table-cell table:style-name="ce16" table:formula="of:=[.B76]-[.O76]" office:value-type="float" office:value="5.30173114919035">
            <text:p>5.30</text:p>
          </table:table-cell>
          <table:table-cell table:style-name="ce17" table:formula="of:=[.P76]/[.T$2]" office:value-type="float" office:value="0.041043896317135">
            <text:p>0.041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092">
            <text:p>2092</text:p>
          </table:table-cell>
          <table:table-cell table:style-name="ce2" office:value-type="float" office:value="166">
            <text:p>166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77]+[.I$8]*[.D77]" office:value-type="float" office:value="2232.43827388453">
            <text:p>2232.44</text:p>
          </table:table-cell>
          <table:table-cell table:style-name="ce16" table:formula="of:=[.B77]-[.O77]" office:value-type="float" office:value="-140.438273884534">
            <text:p>-140.44</text:p>
          </table:table-cell>
          <table:table-cell table:style-name="ce17" table:formula="of:=[.P77]/[.T$2]" office:value-type="float" office:value="-1.0872173239404">
            <text:p>-1.087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257">
            <text:p>2257</text:p>
          </table:table-cell>
          <table:table-cell table:style-name="ce2" office:value-type="float" office:value="164">
            <text:p>164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78]+[.I$8]*[.D78]" office:value-type="float" office:value="2219.35503096832">
            <text:p>2219.36</text:p>
          </table:table-cell>
          <table:table-cell table:style-name="ce16" table:formula="of:=[.B78]-[.O78]" office:value-type="float" office:value="37.6449690316799">
            <text:p>37.64</text:p>
          </table:table-cell>
          <table:table-cell table:style-name="ce17" table:formula="of:=[.P78]/[.T$2]" office:value-type="float" office:value="0.29143239487615">
            <text:p>0.291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715">
            <text:p>2715</text:p>
          </table:table-cell>
          <table:table-cell table:style-name="ce2" office:value-type="float" office:value="204">
            <text:p>204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79]+[.I$8]*[.D79]" office:value-type="float" office:value="2704.50309487483">
            <text:p>2704.50</text:p>
          </table:table-cell>
          <table:table-cell table:style-name="ce16" table:formula="of:=[.B79]-[.O79]" office:value-type="float" office:value="10.4969051251737">
            <text:p>10.50</text:p>
          </table:table-cell>
          <table:table-cell table:style-name="ce17" table:formula="of:=[.P79]/[.T$2]" office:value-type="float" office:value="0.0812628693316952">
            <text:p>0.081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556">
            <text:p>2556</text:p>
          </table:table-cell>
          <table:table-cell table:style-name="ce2" office:value-type="float" office:value="191">
            <text:p>191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A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80]+[.I$8]*[.D80]" office:value-type="float" office:value="2578.29405699639">
            <text:p>2578.29</text:p>
          </table:table-cell>
          <table:table-cell table:style-name="ce16" table:formula="of:=[.B80]-[.O80]" office:value-type="float" office:value="-22.2940569963939">
            <text:p>-22.29</text:p>
          </table:table-cell>
          <table:table-cell table:style-name="ce17" table:formula="of:=[.P80]/[.T$2]" office:value-type="float" office:value="-0.172591732417067">
            <text:p>-0.173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554">
            <text:p>2554</text:p>
          </table:table-cell>
          <table:table-cell table:style-name="ce2" office:value-type="float" office:value="195">
            <text:p>195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81]+[.I$8]*[.D81]" office:value-type="float" office:value="2616.22281680683">
            <text:p>2616.22</text:p>
          </table:table-cell>
          <table:table-cell table:style-name="ce16" table:formula="of:=[.B81]-[.O81]" office:value-type="float" office:value="-62.2228168068332">
            <text:p>-62.22</text:p>
          </table:table-cell>
          <table:table-cell table:style-name="ce17" table:formula="of:=[.P81]/[.T$2]" office:value-type="float" office:value="-0.481704328211693">
            <text:p>-0.482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534">
            <text:p>2534</text:p>
          </table:table-cell>
          <table:table-cell table:style-name="ce2" office:value-type="float" office:value="188">
            <text:p>188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82]+[.I$8]*[.D82]" office:value-type="float" office:value="2493.97668574301">
            <text:p>2493.98</text:p>
          </table:table-cell>
          <table:table-cell table:style-name="ce16" table:formula="of:=[.B82]-[.O82]" office:value-type="float" office:value="40.0233142569932">
            <text:p>40.02</text:p>
          </table:table-cell>
          <table:table-cell table:style-name="ce17" table:formula="of:=[.P82]/[.T$2]" office:value-type="float" office:value="0.309844598755825">
            <text:p>0.31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367">
            <text:p>2367</text:p>
          </table:table-cell>
          <table:table-cell table:style-name="ce2" office:value-type="float" office:value="186">
            <text:p>186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83]+[.I$8]*[.D83]" office:value-type="float" office:value="2527.94253873884">
            <text:p>2527.94</text:p>
          </table:table-cell>
          <table:table-cell table:style-name="ce16" table:formula="of:=[.B83]-[.O83]" office:value-type="float" office:value="-160.942538738841">
            <text:p>-160.94</text:p>
          </table:table-cell>
          <table:table-cell table:style-name="ce17" table:formula="of:=[.P83]/[.T$2]" office:value-type="float" office:value="-1.2459531966313">
            <text:p>-1.246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686">
            <text:p>2686</text:p>
          </table:table-cell>
          <table:table-cell table:style-name="ce2" office:value-type="float" office:value="209">
            <text:p>209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84]+[.I$8]*[.D84]" office:value-type="float" office:value="2790.14143506641">
            <text:p>2790.14</text:p>
          </table:table-cell>
          <table:table-cell table:style-name="ce16" table:formula="of:=[.B84]-[.O84]" office:value-type="float" office:value="-104.141435066415">
            <text:p>-104.14</text:p>
          </table:table-cell>
          <table:table-cell table:style-name="ce17" table:formula="of:=[.P84]/[.T$2]" office:value-type="float" office:value="-0.806221617600572">
            <text:p>-0.806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368">
            <text:p>2368</text:p>
          </table:table-cell>
          <table:table-cell table:style-name="ce2" office:value-type="float" office:value="179">
            <text:p>179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85]+[.I$8]*[.D85]" office:value-type="float" office:value="2452.74550358706">
            <text:p>2452.75</text:p>
          </table:table-cell>
          <table:table-cell table:style-name="ce16" table:formula="of:=[.B85]-[.O85]" office:value-type="float" office:value="-84.7455035870616">
            <text:p>-84.75</text:p>
          </table:table-cell>
          <table:table-cell table:style-name="ce17" table:formula="of:=[.P85]/[.T$2]" office:value-type="float" office:value="-0.656066021586541">
            <text:p>-0.656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714">
            <text:p>2714</text:p>
          </table:table-cell>
          <table:table-cell table:style-name="ce2" office:value-type="float" office:value="198">
            <text:p>198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86]+[.I$8]*[.D86]" office:value-type="float" office:value="2641.72881817016">
            <text:p>2641.73</text:p>
          </table:table-cell>
          <table:table-cell table:style-name="ce16" table:formula="of:=[.B86]-[.O86]" office:value-type="float" office:value="72.2711818298394">
            <text:p>72.27</text:p>
          </table:table-cell>
          <table:table-cell table:style-name="ce17" table:formula="of:=[.P86]/[.T$2]" office:value-type="float" office:value="0.559494778265725">
            <text:p>0.559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277">
            <text:p>2277</text:p>
          </table:table-cell>
          <table:table-cell table:style-name="ce2" office:value-type="float" office:value="161">
            <text:p>161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87]+[.I$8]*[.D87]" office:value-type="float" office:value="2229.13585153903">
            <text:p>2229.14</text:p>
          </table:table-cell>
          <table:table-cell table:style-name="ce16" table:formula="of:=[.B87]-[.O87]" office:value-type="float" office:value="47.8641484609716">
            <text:p>47.86</text:p>
          </table:table-cell>
          <table:table-cell table:style-name="ce17" table:formula="of:=[.P87]/[.T$2]" office:value-type="float" office:value="0.370545222203523">
            <text:p>0.371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3005">
            <text:p>3005</text:p>
          </table:table-cell>
          <table:table-cell table:style-name="ce2" office:value-type="float" office:value="213">
            <text:p>21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88]+[.I$8]*[.D88]" office:value-type="float" office:value="2875.1192907889">
            <text:p>2875.12</text:p>
          </table:table-cell>
          <table:table-cell table:style-name="ce16" table:formula="of:=[.B88]-[.O88]" office:value-type="float" office:value="129.880709211097">
            <text:p>129.88</text:p>
          </table:table-cell>
          <table:table-cell table:style-name="ce17" table:formula="of:=[.P88]/[.T$2]" office:value-type="float" office:value="1.00548485248452">
            <text:p>1.005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063">
            <text:p>2063</text:p>
          </table:table-cell>
          <table:table-cell table:style-name="ce2" office:value-type="float" office:value="157">
            <text:p>157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89]+[.I$8]*[.D89]" office:value-type="float" office:value="2120.63344786052">
            <text:p>2120.63</text:p>
          </table:table-cell>
          <table:table-cell table:style-name="ce16" table:formula="of:=[.B89]-[.O89]" office:value-type="float" office:value="-57.6334478605172">
            <text:p>-57.63</text:p>
          </table:table-cell>
          <table:table-cell table:style-name="ce17" table:formula="of:=[.P89]/[.T$2]" office:value-type="float" office:value="-0.446175257066236">
            <text:p>-0.446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614">
            <text:p>2614</text:p>
          </table:table-cell>
          <table:table-cell table:style-name="ce2" office:value-type="float" office:value="198">
            <text:p>198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90]+[.I$8]*[.D90]" office:value-type="float" office:value="2653.49109214817">
            <text:p>2653.49</text:p>
          </table:table-cell>
          <table:table-cell table:style-name="ce16" table:formula="of:=[.B90]-[.O90]" office:value-type="float" office:value="-39.4910921481724">
            <text:p>-39.49</text:p>
          </table:table-cell>
          <table:table-cell table:style-name="ce17" table:formula="of:=[.P90]/[.T$2]" office:value-type="float" office:value="-0.305724346627335">
            <text:p>-0.306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328">
            <text:p>2328</text:p>
          </table:table-cell>
          <table:table-cell table:style-name="ce2" office:value-type="float" office:value="163">
            <text:p>163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91]+[.I$8]*[.D91]" office:value-type="float" office:value="2206.93227252121">
            <text:p>2206.93</text:p>
          </table:table-cell>
          <table:table-cell table:style-name="ce16" table:formula="of:=[.B91]-[.O91]" office:value-type="float" office:value="121.067727478793">
            <text:p>121.07</text:p>
          </table:table-cell>
          <table:table-cell table:style-name="ce17" table:formula="of:=[.P91]/[.T$2]" office:value-type="float" office:value="0.937258249081452">
            <text:p>0.937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295">
            <text:p>2295</text:p>
          </table:table-cell>
          <table:table-cell table:style-name="ce2" office:value-type="float" office:value="191">
            <text:p>191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92]+[.I$8]*[.D92]" office:value-type="float" office:value="2578.29405699639">
            <text:p>2578.29</text:p>
          </table:table-cell>
          <table:table-cell table:style-name="ce16" table:formula="of:=[.B92]-[.O92]" office:value-type="float" office:value="-283.294056996394">
            <text:p>-283.29</text:p>
          </table:table-cell>
          <table:table-cell table:style-name="ce17" table:formula="of:=[.P92]/[.T$2]" office:value-type="float" office:value="-2.19315004390523">
            <text:p>-2.193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297">
            <text:p>2297</text:p>
          </table:table-cell>
          <table:table-cell table:style-name="ce2" office:value-type="float" office:value="175">
            <text:p>175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93]+[.I$8]*[.D93]" office:value-type="float" office:value="2356.00537388656">
            <text:p>2356.01</text:p>
          </table:table-cell>
          <table:table-cell table:style-name="ce16" table:formula="of:=[.B93]-[.O93]" office:value-type="float" office:value="-59.0053738865622">
            <text:p>-59.01</text:p>
          </table:table-cell>
          <table:table-cell table:style-name="ce17" table:formula="of:=[.P93]/[.T$2]" office:value-type="float" office:value="-0.456796163329348">
            <text:p>-0.457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231">
            <text:p>2231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94]+[.I$8]*[.D94]" office:value-type="float" office:value="2394.5946181661">
            <text:p>2394.59</text:p>
          </table:table-cell>
          <table:table-cell table:style-name="ce16" table:formula="of:=[.B94]-[.O94]" office:value-type="float" office:value="-163.594618166103">
            <text:p>-163.59</text:p>
          </table:table-cell>
          <table:table-cell table:style-name="ce17" table:formula="of:=[.P94]/[.T$2]" office:value-type="float" office:value="-1.26648454195499">
            <text:p>-1.266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890">
            <text:p>2890</text:p>
          </table:table-cell>
          <table:table-cell table:style-name="ce2" office:value-type="float" office:value="219">
            <text:p>219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95]+[.I$8]*[.D95]" office:value-type="float" office:value="2902.60674555953">
            <text:p>2902.61</text:p>
          </table:table-cell>
          <table:table-cell table:style-name="ce16" table:formula="of:=[.B95]-[.O95]" office:value-type="float" office:value="-12.6067455595326">
            <text:p>-12.61</text:p>
          </table:table-cell>
          <table:table-cell table:style-name="ce17" table:formula="of:=[.P95]/[.T$2]" office:value-type="float" office:value="-0.09759641578977">
            <text:p>-0.098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684">
            <text:p>2684</text:p>
          </table:table-cell>
          <table:table-cell table:style-name="ce2" office:value-type="float" office:value="204">
            <text:p>204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96]+[.I$8]*[.D96]" office:value-type="float" office:value="2728.02764283085">
            <text:p>2728.03</text:p>
          </table:table-cell>
          <table:table-cell table:style-name="ce16" table:formula="of:=[.B96]-[.O96]" office:value-type="float" office:value="-44.0276428308498">
            <text:p>-44.03</text:p>
          </table:table-cell>
          <table:table-cell table:style-name="ce17" table:formula="of:=[.P96]/[.T$2]" office:value-type="float" office:value="-0.340844519759026">
            <text:p>-0.341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536">
            <text:p>2536</text:p>
          </table:table-cell>
          <table:table-cell table:style-name="ce2" office:value-type="float" office:value="186">
            <text:p>186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97]+[.I$8]*[.D97]" office:value-type="float" office:value="2563.22936067288">
            <text:p>2563.23</text:p>
          </table:table-cell>
          <table:table-cell table:style-name="ce16" table:formula="of:=[.B97]-[.O97]" office:value-type="float" office:value="-27.2293606728763">
            <text:p>-27.23</text:p>
          </table:table-cell>
          <table:table-cell table:style-name="ce17" table:formula="of:=[.P97]/[.T$2]" office:value-type="float" office:value="-0.210798892812602">
            <text:p>-0.211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691">
            <text:p>2691</text:p>
          </table:table-cell>
          <table:table-cell table:style-name="ce2" office:value-type="float" office:value="206">
            <text:p>206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98]+[.I$8]*[.D98]" office:value-type="float" office:value="2799.92225563712">
            <text:p>2799.92</text:p>
          </table:table-cell>
          <table:table-cell table:style-name="ce16" table:formula="of:=[.B98]-[.O98]" office:value-type="float" office:value="-108.922255637124">
            <text:p>-108.92</text:p>
          </table:table-cell>
          <table:table-cell table:style-name="ce17" table:formula="of:=[.P98]/[.T$2]" office:value-type="float" office:value="-0.843232831163328">
            <text:p>-0.843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3054">
            <text:p>3054</text:p>
          </table:table-cell>
          <table:table-cell table:style-name="ce2" office:value-type="float" office:value="212">
            <text:p>21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99]+[.I$8]*[.D99]" office:value-type="float" office:value="2874.4588063198">
            <text:p>2874.46</text:p>
          </table:table-cell>
          <table:table-cell table:style-name="ce16" table:formula="of:=[.B99]-[.O99]" office:value-type="float" office:value="179.541193680198">
            <text:p>179.54</text:p>
          </table:table-cell>
          <table:table-cell table:style-name="ce17" table:formula="of:=[.P99]/[.T$2]" office:value-type="float" office:value="1.3899365944254">
            <text:p>1.39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610">
            <text:p>2610</text:p>
          </table:table-cell>
          <table:table-cell table:style-name="ce2" office:value-type="float" office:value="181">
            <text:p>181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100]+[.I$8]*[.D100]" office:value-type="float" office:value="2430.54192456924">
            <text:p>2430.54</text:p>
          </table:table-cell>
          <table:table-cell table:style-name="ce16" table:formula="of:=[.B100]-[.O100]" office:value-type="float" office:value="179.45807543076">
            <text:p>179.46</text:p>
          </table:table-cell>
          <table:table-cell table:style-name="ce17" table:formula="of:=[.P100]/[.T$2]" office:value-type="float" office:value="1.38929312595897">
            <text:p>1.389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611">
            <text:p>2611</text:p>
          </table:table-cell>
          <table:table-cell table:style-name="ce2" office:value-type="float" office:value="193">
            <text:p>193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101]+[.I$8]*[.D101]" office:value-type="float" office:value="2614.90184786863">
            <text:p>2614.90</text:p>
          </table:table-cell>
          <table:table-cell table:style-name="ce16" table:formula="of:=[.B101]-[.O101]" office:value-type="float" office:value="-3.90184786863119">
            <text:p>-3.90</text:p>
          </table:table-cell>
          <table:table-cell table:style-name="ce17" table:formula="of:=[.P101]/[.T$2]" office:value-type="float" office:value="-0.0302065560962648">
            <text:p>-0.03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798">
            <text:p>2798</text:p>
          </table:table-cell>
          <table:table-cell table:style-name="ce2" office:value-type="float" office:value="203">
            <text:p>203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102]+[.I$8]*[.D102]" office:value-type="float" office:value="2703.84261040573">
            <text:p>2703.84</text:p>
          </table:table-cell>
          <table:table-cell table:style-name="ce16" table:formula="of:=[.B102]-[.O102]" office:value-type="float" office:value="94.1573895942747">
            <text:p>94.16</text:p>
          </table:table-cell>
          <table:table-cell table:style-name="ce17" table:formula="of:=[.P102]/[.T$2]" office:value-type="float" office:value="0.728929103956861">
            <text:p>0.729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471">
            <text:p>2471</text:p>
          </table:table-cell>
          <table:table-cell table:style-name="ce2" office:value-type="float" office:value="176">
            <text:p>176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103]+[.I$8]*[.D103]" office:value-type="float" office:value="2380.19040631169">
            <text:p>2380.19</text:p>
          </table:table-cell>
          <table:table-cell table:style-name="ce16" table:formula="of:=[.B103]-[.O103]" office:value-type="float" office:value="90.8095936883128">
            <text:p>90.81</text:p>
          </table:table-cell>
          <table:table-cell table:style-name="ce17" table:formula="of:=[.P103]/[.T$2]" office:value-type="float" office:value="0.703011798045147">
            <text:p>0.703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553">
            <text:p>2553</text:p>
          </table:table-cell>
          <table:table-cell table:style-name="ce2" office:value-type="float" office:value="182">
            <text:p>182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A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104]+[.I$8]*[.D104]" office:value-type="float" office:value="2478.25150495039">
            <text:p>2478.25</text:p>
          </table:table-cell>
          <table:table-cell table:style-name="ce16" table:formula="of:=[.B104]-[.O104]" office:value-type="float" office:value="74.7484950496114">
            <text:p>74.75</text:p>
          </table:table-cell>
          <table:table-cell table:style-name="ce17" table:formula="of:=[.P104]/[.T$2]" office:value-type="float" office:value="0.578673153041088">
            <text:p>0.579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446">
            <text:p>2446</text:p>
          </table:table-cell>
          <table:table-cell table:style-name="ce2" office:value-type="float" office:value="175">
            <text:p>175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105]+[.I$8]*[.D105]" office:value-type="float" office:value="2332.48082593054">
            <text:p>2332.48</text:p>
          </table:table-cell>
          <table:table-cell table:style-name="ce16" table:formula="of:=[.B105]-[.O105]" office:value-type="float" office:value="113.519174069462">
            <text:p>113.52</text:p>
          </table:table-cell>
          <table:table-cell table:style-name="ce17" table:formula="of:=[.P105]/[.T$2]" office:value-type="float" office:value="0.878820347430353">
            <text:p>0.879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639">
            <text:p>2639</text:p>
          </table:table-cell>
          <table:table-cell table:style-name="ce2" office:value-type="float" office:value="202">
            <text:p>202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106]+[.I$8]*[.D106]" office:value-type="float" office:value="2714.94439991464">
            <text:p>2714.94</text:p>
          </table:table-cell>
          <table:table-cell table:style-name="ce16" table:formula="of:=[.B106]-[.O106]" office:value-type="float" office:value="-75.9443999146365">
            <text:p>-75.94</text:p>
          </table:table-cell>
          <table:table-cell table:style-name="ce17" table:formula="of:=[.P106]/[.T$2]" office:value-type="float" office:value="-0.587931373404213">
            <text:p>-0.588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508">
            <text:p>2508</text:p>
          </table:table-cell>
          <table:table-cell table:style-name="ce2" office:value-type="float" office:value="192">
            <text:p>192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107]+[.I$8]*[.D107]" office:value-type="float" office:value="2578.95454146549">
            <text:p>2578.95</text:p>
          </table:table-cell>
          <table:table-cell table:style-name="ce16" table:formula="of:=[.B107]-[.O107]" office:value-type="float" office:value="-70.9545414654945">
            <text:p>-70.95</text:p>
          </table:table-cell>
          <table:table-cell table:style-name="ce17" table:formula="of:=[.P107]/[.T$2]" office:value-type="float" office:value="-0.549301871631939">
            <text:p>-0.549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713">
            <text:p>2713</text:p>
          </table:table-cell>
          <table:table-cell table:style-name="ce2" office:value-type="float" office:value="195">
            <text:p>195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108]+[.I$8]*[.D108]" office:value-type="float" office:value="2639.74736476286">
            <text:p>2639.75</text:p>
          </table:table-cell>
          <table:table-cell table:style-name="ce16" table:formula="of:=[.B108]-[.O108]" office:value-type="float" office:value="73.2526352371428">
            <text:p>73.25</text:p>
          </table:table-cell>
          <table:table-cell table:style-name="ce17" table:formula="of:=[.P108]/[.T$2]" office:value-type="float" office:value="0.567092800639155">
            <text:p>0.567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3154">
            <text:p>3154</text:p>
          </table:table-cell>
          <table:table-cell table:style-name="ce2" office:value-type="float" office:value="217">
            <text:p>217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109]+[.I$8]*[.D109]" office:value-type="float" office:value="2948.33487253338">
            <text:p>2948.33</text:p>
          </table:table-cell>
          <table:table-cell table:style-name="ce16" table:formula="of:=[.B109]-[.O109]" office:value-type="float" office:value="205.665127466622">
            <text:p>205.67</text:p>
          </table:table-cell>
          <table:table-cell table:style-name="ce17" table:formula="of:=[.P109]/[.T$2]" office:value-type="float" office:value="1.59217771144044">
            <text:p>1.592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748">
            <text:p>2748</text:p>
          </table:table-cell>
          <table:table-cell table:style-name="ce2" office:value-type="float" office:value="208">
            <text:p>208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110]+[.I$8]*[.D110]" office:value-type="float" office:value="2789.48095059731">
            <text:p>2789.48</text:p>
          </table:table-cell>
          <table:table-cell table:style-name="ce16" table:formula="of:=[.B110]-[.O110]" office:value-type="float" office:value="-41.4809505973139">
            <text:p>-41.48</text:p>
          </table:table-cell>
          <table:table-cell table:style-name="ce17" table:formula="of:=[.P110]/[.T$2]" office:value-type="float" office:value="-0.32112904022158">
            <text:p>-0.321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310">
            <text:p>2310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111]+[.I$8]*[.D111]" office:value-type="float" office:value="2371.07007021008">
            <text:p>2371.07</text:p>
          </table:table-cell>
          <table:table-cell table:style-name="ce16" table:formula="of:=[.B111]-[.O111]" office:value-type="float" office:value="-61.0700702100794">
            <text:p>-61.07</text:p>
          </table:table-cell>
          <table:table-cell table:style-name="ce17" table:formula="of:=[.P111]/[.T$2]" office:value-type="float" office:value="-0.472780222015868">
            <text:p>-0.473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107">
            <text:p>2107</text:p>
          </table:table-cell>
          <table:table-cell table:style-name="ce2" office:value-type="float" office:value="168">
            <text:p>168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112]+[.I$8]*[.D112]" office:value-type="float" office:value="2257.28379077876">
            <text:p>2257.28</text:p>
          </table:table-cell>
          <table:table-cell table:style-name="ce16" table:formula="of:=[.B112]-[.O112]" office:value-type="float" office:value="-150.28379077876">
            <text:p>-150.28</text:p>
          </table:table-cell>
          <table:table-cell table:style-name="ce17" table:formula="of:=[.P112]/[.T$2]" office:value-type="float" office:value="-1.1634374043677">
            <text:p>-1.163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581">
            <text:p>2581</text:p>
          </table:table-cell>
          <table:table-cell table:style-name="ce2" office:value-type="float" office:value="189">
            <text:p>189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A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113]+[.I$8]*[.D113]" office:value-type="float" office:value="2588.7353620362">
            <text:p>2588.74</text:p>
          </table:table-cell>
          <table:table-cell table:style-name="ce16" table:formula="of:=[.B113]-[.O113]" office:value-type="float" office:value="-7.7353620362037">
            <text:p>-7.74</text:p>
          </table:table-cell>
          <table:table-cell table:style-name="ce17" table:formula="of:=[.P113]/[.T$2]" office:value-type="float" office:value="-0.0598840998261355">
            <text:p>-0.06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401">
            <text:p>2401</text:p>
          </table:table-cell>
          <table:table-cell table:style-name="ce2" office:value-type="float" office:value="178">
            <text:p>178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114]+[.I$8]*[.D114]" office:value-type="float" office:value="2405.03592320591">
            <text:p>2405.04</text:p>
          </table:table-cell>
          <table:table-cell table:style-name="ce16" table:formula="of:=[.B114]-[.O114]" office:value-type="float" office:value="-4.03592320591315">
            <text:p>-4.04</text:p>
          </table:table-cell>
          <table:table-cell table:style-name="ce17" table:formula="of:=[.P114]/[.T$2]" office:value-type="float" office:value="-0.0312445140928573">
            <text:p>-0.031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671">
            <text:p>2671</text:p>
          </table:table-cell>
          <table:table-cell table:style-name="ce2" office:value-type="float" office:value="217">
            <text:p>217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115]+[.I$8]*[.D115]" office:value-type="float" office:value="2913.04805059934">
            <text:p>2913.05</text:p>
          </table:table-cell>
          <table:table-cell table:style-name="ce16" table:formula="of:=[.B115]-[.O115]" office:value-type="float" office:value="-242.048050599342">
            <text:p>-242.05</text:p>
          </table:table-cell>
          <table:table-cell table:style-name="ce17" table:formula="of:=[.P115]/[.T$2]" office:value-type="float" office:value="-1.87383984834486">
            <text:p>-1.874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274">
            <text:p>2274</text:p>
          </table:table-cell>
          <table:table-cell table:style-name="ce2" office:value-type="float" office:value="196">
            <text:p>196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116]+[.I$8]*[.D116]" office:value-type="float" office:value="2640.40784923196">
            <text:p>2640.41</text:p>
          </table:table-cell>
          <table:table-cell table:style-name="ce16" table:formula="of:=[.B116]-[.O116]" office:value-type="float" office:value="-366.407849231959">
            <text:p>-366.41</text:p>
          </table:table-cell>
          <table:table-cell table:style-name="ce17" table:formula="of:=[.P116]/[.T$2]" office:value-type="float" office:value="-2.83658400444496">
            <text:p>-2.837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653">
            <text:p>2653</text:p>
          </table:table-cell>
          <table:table-cell table:style-name="ce2" office:value-type="float" office:value="190">
            <text:p>190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117]+[.I$8]*[.D117]" office:value-type="float" office:value="2518.82220263723">
            <text:p>2518.82</text:p>
          </table:table-cell>
          <table:table-cell table:style-name="ce16" table:formula="of:=[.B117]-[.O117]" office:value-type="float" office:value="134.177797362767">
            <text:p>134.18</text:p>
          </table:table-cell>
          <table:table-cell table:style-name="ce17" table:formula="of:=[.P117]/[.T$2]" office:value-type="float" office:value="1.03875120183339">
            <text:p>1.039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272">
            <text:p>2272</text:p>
          </table:table-cell>
          <table:table-cell table:style-name="ce2" office:value-type="float" office:value="167">
            <text:p>167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118]+[.I$8]*[.D118]" office:value-type="float" office:value="2291.91012824369">
            <text:p>2291.91</text:p>
          </table:table-cell>
          <table:table-cell table:style-name="ce16" table:formula="of:=[.B118]-[.O118]" office:value-type="float" office:value="-19.9101282436945">
            <text:p>-19.91</text:p>
          </table:table-cell>
          <table:table-cell table:style-name="ce17" table:formula="of:=[.P118]/[.T$2]" office:value-type="float" office:value="-0.15413630308656">
            <text:p>-0.154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552">
            <text:p>2552</text:p>
          </table:table-cell>
          <table:table-cell table:style-name="ce2" office:value-type="float" office:value="195">
            <text:p>195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119]+[.I$8]*[.D119]" office:value-type="float" office:value="2616.22281680683">
            <text:p>2616.22</text:p>
          </table:table-cell>
          <table:table-cell table:style-name="ce16" table:formula="of:=[.B119]-[.O119]" office:value-type="float" office:value="-64.2228168068332">
            <text:p>-64.22</text:p>
          </table:table-cell>
          <table:table-cell table:style-name="ce17" table:formula="of:=[.P119]/[.T$2]" office:value-type="float" office:value="-0.49718753366371">
            <text:p>-0.497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610">
            <text:p>2610</text:p>
          </table:table-cell>
          <table:table-cell table:style-name="ce2" office:value-type="float" office:value="190">
            <text:p>190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120]+[.I$8]*[.D120]" office:value-type="float" office:value="2577.63357252729">
            <text:p>2577.63</text:p>
          </table:table-cell>
          <table:table-cell table:style-name="ce16" table:formula="of:=[.B120]-[.O120]" office:value-type="float" office:value="32.3664274727075">
            <text:p>32.37</text:p>
          </table:table-cell>
          <table:table-cell table:style-name="ce17" table:formula="of:=[.P120]/[.T$2]" office:value-type="float" office:value="0.250568023153862">
            <text:p>0.251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533">
            <text:p>2533</text:p>
          </table:table-cell>
          <table:table-cell table:style-name="ce2" office:value-type="float" office:value="179">
            <text:p>179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121]+[.I$8]*[.D121]" office:value-type="float" office:value="2440.98322960905">
            <text:p>2440.98</text:p>
          </table:table-cell>
          <table:table-cell table:style-name="ce16" table:formula="of:=[.B121]-[.O121]" office:value-type="float" office:value="92.0167703909501">
            <text:p>92.02</text:p>
          </table:table-cell>
          <table:table-cell table:style-name="ce17" table:formula="of:=[.P121]/[.T$2]" office:value-type="float" office:value="0.712357280497057">
            <text:p>0.712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256">
            <text:p>2256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122]+[.I$8]*[.D122]" office:value-type="float" office:value="2394.5946181661">
            <text:p>2394.59</text:p>
          </table:table-cell>
          <table:table-cell table:style-name="ce16" table:formula="of:=[.B122]-[.O122]" office:value-type="float" office:value="-138.594618166103">
            <text:p>-138.59</text:p>
          </table:table-cell>
          <table:table-cell table:style-name="ce17" table:formula="of:=[.P122]/[.T$2]" office:value-type="float" office:value="-1.07294447380478">
            <text:p>-1.073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684">
            <text:p>2684</text:p>
          </table:table-cell>
          <table:table-cell table:style-name="ce2" office:value-type="float" office:value="202">
            <text:p>202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123]+[.I$8]*[.D123]" office:value-type="float" office:value="2738.46894787066">
            <text:p>2738.47</text:p>
          </table:table-cell>
          <table:table-cell table:style-name="ce16" table:formula="of:=[.B123]-[.O123]" office:value-type="float" office:value="-54.46894787066">
            <text:p>-54.47</text:p>
          </table:table-cell>
          <table:table-cell table:style-name="ce17" table:formula="of:=[.P123]/[.T$2]" office:value-type="float" office:value="-0.421676955318304">
            <text:p>-0.422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263">
            <text:p>2263</text:p>
          </table:table-cell>
          <table:table-cell table:style-name="ce2" office:value-type="float" office:value="173">
            <text:p>173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124]+[.I$8]*[.D124]" office:value-type="float" office:value="2307.63530903631">
            <text:p>2307.64</text:p>
          </table:table-cell>
          <table:table-cell table:style-name="ce16" table:formula="of:=[.B124]-[.O124]" office:value-type="float" office:value="-44.6353090363123">
            <text:p>-44.64</text:p>
          </table:table-cell>
          <table:table-cell table:style-name="ce17" table:formula="of:=[.P124]/[.T$2]" office:value-type="float" office:value="-0.345548830111737">
            <text:p>-0.346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446">
            <text:p>2446</text:p>
          </table:table-cell>
          <table:table-cell table:style-name="ce2" office:value-type="float" office:value="176">
            <text:p>176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125]+[.I$8]*[.D125]" office:value-type="float" office:value="2380.19040631169">
            <text:p>2380.19</text:p>
          </table:table-cell>
          <table:table-cell table:style-name="ce16" table:formula="of:=[.B125]-[.O125]" office:value-type="float" office:value="65.8095936883128">
            <text:p>65.81</text:p>
          </table:table-cell>
          <table:table-cell table:style-name="ce17" table:formula="of:=[.P125]/[.T$2]" office:value-type="float" office:value="0.50947172989494">
            <text:p>0.509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243">
            <text:p>2243</text:p>
          </table:table-cell>
          <table:table-cell table:style-name="ce2" office:value-type="float" office:value="159">
            <text:p>159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126]+[.I$8]*[.D126]" office:value-type="float" office:value="2145.47896475474">
            <text:p>2145.48</text:p>
          </table:table-cell>
          <table:table-cell table:style-name="ce16" table:formula="of:=[.B126]-[.O126]" office:value-type="float" office:value="97.5210352452568">
            <text:p>97.52</text:p>
          </table:table-cell>
          <table:table-cell table:style-name="ce17" table:formula="of:=[.P126]/[.T$2]" office:value-type="float" office:value="0.75496911229783">
            <text:p>0.755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290">
            <text:p>2290</text:p>
          </table:table-cell>
          <table:table-cell table:style-name="ce2" office:value-type="float" office:value="179">
            <text:p>179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127]+[.I$8]*[.D127]" office:value-type="float" office:value="2358.64731176297">
            <text:p>2358.65</text:p>
          </table:table-cell>
          <table:table-cell table:style-name="ce16" table:formula="of:=[.B127]-[.O127]" office:value-type="float" office:value="-68.6473117629662">
            <text:p>-68.65</text:p>
          </table:table-cell>
          <table:table-cell table:style-name="ce17" table:formula="of:=[.P127]/[.T$2]" office:value-type="float" office:value="-0.531440215877319">
            <text:p>-0.531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646">
            <text:p>2646</text:p>
          </table:table-cell>
          <table:table-cell table:style-name="ce2" office:value-type="float" office:value="197">
            <text:p>197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128]+[.I$8]*[.D128]" office:value-type="float" office:value="2641.06833370106">
            <text:p>2641.07</text:p>
          </table:table-cell>
          <table:table-cell table:style-name="ce16" table:formula="of:=[.B128]-[.O128]" office:value-type="float" office:value="4.93166629894085">
            <text:p>4.93</text:p>
          </table:table-cell>
          <table:table-cell table:style-name="ce17" table:formula="of:=[.P128]/[.T$2]" office:value-type="float" office:value="0.0381790012636437">
            <text:p>0.038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564">
            <text:p>2564</text:p>
          </table:table-cell>
          <table:table-cell table:style-name="ce2" office:value-type="float" office:value="189">
            <text:p>189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A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129]+[.I$8]*[.D129]" office:value-type="float" office:value="2565.21081408018">
            <text:p>2565.21</text:p>
          </table:table-cell>
          <table:table-cell table:style-name="ce16" table:formula="of:=[.B129]-[.O129]" office:value-type="float" office:value="-1.21081408017972">
            <text:p>-1.21</text:p>
          </table:table-cell>
          <table:table-cell table:style-name="ce17" table:formula="of:=[.P129]/[.T$2]" office:value-type="float" office:value="-0.0093736415838085">
            <text:p>-0.009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714">
            <text:p>2714</text:p>
          </table:table-cell>
          <table:table-cell table:style-name="ce2" office:value-type="float" office:value="190">
            <text:p>190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130]+[.I$8]*[.D130]" office:value-type="float" office:value="2577.63357252729">
            <text:p>2577.63</text:p>
          </table:table-cell>
          <table:table-cell table:style-name="ce16" table:formula="of:=[.B130]-[.O130]" office:value-type="float" office:value="136.366427472708">
            <text:p>136.37</text:p>
          </table:table-cell>
          <table:table-cell table:style-name="ce17" table:formula="of:=[.P130]/[.T$2]" office:value-type="float" office:value="1.05569470665872">
            <text:p>1.056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410">
            <text:p>2410</text:p>
          </table:table-cell>
          <table:table-cell table:style-name="ce2" office:value-type="float" office:value="186">
            <text:p>186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131]+[.I$8]*[.D131]" office:value-type="float" office:value="2480.89344282679">
            <text:p>2480.89</text:p>
          </table:table-cell>
          <table:table-cell table:style-name="ce16" table:formula="of:=[.B131]-[.O131]" office:value-type="float" office:value="-70.893442826793">
            <text:p>-70.89</text:p>
          </table:table-cell>
          <table:table-cell table:style-name="ce17" table:formula="of:=[.P131]/[.T$2]" office:value-type="float" office:value="-0.548828870244013">
            <text:p>-0.549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303">
            <text:p>2303</text:p>
          </table:table-cell>
          <table:table-cell table:style-name="ce2" office:value-type="float" office:value="187">
            <text:p>187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132]+[.I$8]*[.D132]" office:value-type="float" office:value="2516.84074922993">
            <text:p>2516.84</text:p>
          </table:table-cell>
          <table:table-cell table:style-name="ce16" table:formula="of:=[.B132]-[.O132]" office:value-type="float" office:value="-213.84074922993">
            <text:p>-213.84</text:p>
          </table:table-cell>
          <table:table-cell table:style-name="ce17" table:formula="of:=[.P132]/[.T$2]" office:value-type="float" office:value="-1.65547012717008">
            <text:p>-1.655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615">
            <text:p>2615</text:p>
          </table:table-cell>
          <table:table-cell table:style-name="ce2" office:value-type="float" office:value="193">
            <text:p>193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133]+[.I$8]*[.D133]" office:value-type="float" office:value="2567.85275195658">
            <text:p>2567.85</text:p>
          </table:table-cell>
          <table:table-cell table:style-name="ce16" table:formula="of:=[.B133]-[.O133]" office:value-type="float" office:value="47.1472480434163">
            <text:p>47.15</text:p>
          </table:table-cell>
          <table:table-cell table:style-name="ce17" table:formula="of:=[.P133]/[.T$2]" office:value-type="float" office:value="0.3649952639767">
            <text:p>0.365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585">
            <text:p>2585</text:p>
          </table:table-cell>
          <table:table-cell table:style-name="ce2" office:value-type="float" office:value="179">
            <text:p>179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134]+[.I$8]*[.D134]" office:value-type="float" office:value="2393.934133697">
            <text:p>2393.93</text:p>
          </table:table-cell>
          <table:table-cell table:style-name="ce16" table:formula="of:=[.B134]-[.O134]" office:value-type="float" office:value="191.065866302998">
            <text:p>191.07</text:p>
          </table:table-cell>
          <table:table-cell table:style-name="ce17" table:formula="of:=[.P134]/[.T$2]" office:value-type="float" office:value="1.47915603141842">
            <text:p>1.479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028">
            <text:p>2028</text:p>
          </table:table-cell>
          <table:table-cell table:style-name="ce2" office:value-type="float" office:value="153">
            <text:p>153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135]+[.I$8]*[.D135]" office:value-type="float" office:value="2117.99150998411">
            <text:p>2117.99</text:p>
          </table:table-cell>
          <table:table-cell table:style-name="ce16" table:formula="of:=[.B135]-[.O135]" office:value-type="float" office:value="-89.9915099841128">
            <text:p>-89.99</text:p>
          </table:table-cell>
          <table:table-cell table:style-name="ce17" table:formula="of:=[.P135]/[.T$2]" office:value-type="float" office:value="-0.696678519010609">
            <text:p>-0.697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065">
            <text:p>2065</text:p>
          </table:table-cell>
          <table:table-cell table:style-name="ce2" office:value-type="float" office:value="174">
            <text:p>174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136]+[.I$8]*[.D136]" office:value-type="float" office:value="2320.05806748343">
            <text:p>2320.06</text:p>
          </table:table-cell>
          <table:table-cell table:style-name="ce16" table:formula="of:=[.B136]-[.O136]" office:value-type="float" office:value="-255.058067483425">
            <text:p>-255.06</text:p>
          </table:table-cell>
          <table:table-cell table:style-name="ce17" table:formula="of:=[.P136]/[.T$2]" office:value-type="float" office:value="-1.97455823052009">
            <text:p>-1.975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671">
            <text:p>2671</text:p>
          </table:table-cell>
          <table:table-cell table:style-name="ce2" office:value-type="float" office:value="194">
            <text:p>194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137]+[.I$8]*[.D137]" office:value-type="float" office:value="2568.51323642568">
            <text:p>2568.51</text:p>
          </table:table-cell>
          <table:table-cell table:style-name="ce16" table:formula="of:=[.B137]-[.O137]" office:value-type="float" office:value="102.486763574315">
            <text:p>102.49</text:p>
          </table:table-cell>
          <table:table-cell table:style-name="ce17" table:formula="of:=[.P137]/[.T$2]" office:value-type="float" office:value="0.793411808266685">
            <text:p>0.793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141">
            <text:p>2141</text:p>
          </table:table-cell>
          <table:table-cell table:style-name="ce2" office:value-type="float" office:value="173">
            <text:p>173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138]+[.I$8]*[.D138]" office:value-type="float" office:value="2354.68440494836">
            <text:p>2354.68</text:p>
          </table:table-cell>
          <table:table-cell table:style-name="ce16" table:formula="of:=[.B138]-[.O138]" office:value-type="float" office:value="-213.68440494836">
            <text:p>-213.68</text:p>
          </table:table-cell>
          <table:table-cell table:style-name="ce17" table:formula="of:=[.P138]/[.T$2]" office:value-type="float" office:value="-1.65425977185368">
            <text:p>-1.654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403">
            <text:p>2403</text:p>
          </table:table-cell>
          <table:table-cell table:style-name="ce2" office:value-type="float" office:value="167">
            <text:p>167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139]+[.I$8]*[.D139]" office:value-type="float" office:value="2233.09875835363">
            <text:p>2233.10</text:p>
          </table:table-cell>
          <table:table-cell table:style-name="ce16" table:formula="of:=[.B139]-[.O139]" office:value-type="float" office:value="169.901241646365">
            <text:p>169.90</text:p>
          </table:table-cell>
          <table:table-cell table:style-name="ce17" table:formula="of:=[.P139]/[.T$2]" office:value-type="float" office:value="1.31530791548169">
            <text:p>1.315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3148">
            <text:p>3148</text:p>
          </table:table-cell>
          <table:table-cell table:style-name="ce2" office:value-type="float" office:value="228">
            <text:p>228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140]+[.I$8]*[.D140]" office:value-type="float" office:value="3026.17384556156">
            <text:p>3026.17</text:p>
          </table:table-cell>
          <table:table-cell table:style-name="ce16" table:formula="of:=[.B140]-[.O140]" office:value-type="float" office:value="121.826154438439">
            <text:p>121.83</text:p>
          </table:table-cell>
          <table:table-cell table:style-name="ce17" table:formula="of:=[.P140]/[.T$2]" office:value-type="float" office:value="0.943129689299725">
            <text:p>0.943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178">
            <text:p>2178</text:p>
          </table:table-cell>
          <table:table-cell table:style-name="ce2" office:value-type="float" office:value="178">
            <text:p>178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141]+[.I$8]*[.D141]" office:value-type="float" office:value="2428.56047116194">
            <text:p>2428.56</text:p>
          </table:table-cell>
          <table:table-cell table:style-name="ce16" table:formula="of:=[.B141]-[.O141]" office:value-type="float" office:value="-250.560471161937">
            <text:p>-250.56</text:p>
          </table:table-cell>
          <table:table-cell table:style-name="ce17" table:formula="of:=[.P141]/[.T$2]" office:value-type="float" office:value="-1.93973962657717">
            <text:p>-1.94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522">
            <text:p>2522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142]+[.I$8]*[.D142]" office:value-type="float" office:value="2456.70841040167">
            <text:p>2456.71</text:p>
          </table:table-cell>
          <table:table-cell table:style-name="ce16" table:formula="of:=[.B142]-[.O142]" office:value-type="float" office:value="65.2915895983319">
            <text:p>65.29</text:p>
          </table:table-cell>
          <table:table-cell table:style-name="ce17" table:formula="of:=[.P142]/[.T$2]" office:value-type="float" office:value="0.50546154801986">
            <text:p>0.505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204">
            <text:p>2204</text:p>
          </table:table-cell>
          <table:table-cell table:style-name="ce2" office:value-type="float" office:value="166">
            <text:p>166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143]+[.I$8]*[.D143]" office:value-type="float" office:value="2232.43827388453">
            <text:p>2232.44</text:p>
          </table:table-cell>
          <table:table-cell table:style-name="ce16" table:formula="of:=[.B143]-[.O143]" office:value-type="float" office:value="-28.4382738845338">
            <text:p>-28.44</text:p>
          </table:table-cell>
          <table:table-cell table:style-name="ce17" table:formula="of:=[.P143]/[.T$2]" office:value-type="float" office:value="-0.220157818627477">
            <text:p>-0.22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498">
            <text:p>2498</text:p>
          </table:table-cell>
          <table:table-cell table:style-name="ce2" office:value-type="float" office:value="187">
            <text:p>187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144]+[.I$8]*[.D144]" office:value-type="float" office:value="2516.84074922993">
            <text:p>2516.84</text:p>
          </table:table-cell>
          <table:table-cell table:style-name="ce16" table:formula="of:=[.B144]-[.O144]" office:value-type="float" office:value="-18.8407492299298">
            <text:p>-18.84</text:p>
          </table:table-cell>
          <table:table-cell table:style-name="ce17" table:formula="of:=[.P144]/[.T$2]" office:value-type="float" office:value="-0.145857595598463">
            <text:p>-0.146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705">
            <text:p>2705</text:p>
          </table:table-cell>
          <table:table-cell table:style-name="ce2" office:value-type="float" office:value="208">
            <text:p>208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145]+[.I$8]*[.D145]" office:value-type="float" office:value="2765.95640264129">
            <text:p>2765.96</text:p>
          </table:table-cell>
          <table:table-cell table:style-name="ce16" table:formula="of:=[.B145]-[.O145]" office:value-type="float" office:value="-60.95640264129">
            <text:p>-60.96</text:p>
          </table:table-cell>
          <table:table-cell table:style-name="ce17" table:formula="of:=[.P145]/[.T$2]" office:value-type="float" office:value="-0.471900252855469">
            <text:p>-0.472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410">
            <text:p>2410</text:p>
          </table:table-cell>
          <table:table-cell table:style-name="ce2" office:value-type="float" office:value="187">
            <text:p>187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146]+[.I$8]*[.D146]" office:value-type="float" office:value="2481.55392729589">
            <text:p>2481.55</text:p>
          </table:table-cell>
          <table:table-cell table:style-name="ce16" table:formula="of:=[.B146]-[.O146]" office:value-type="float" office:value="-71.553927295894">
            <text:p>-71.55</text:p>
          </table:table-cell>
          <table:table-cell table:style-name="ce17" table:formula="of:=[.P146]/[.T$2]" office:value-type="float" office:value="-0.553942078610491">
            <text:p>-0.554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661">
            <text:p>2661</text:p>
          </table:table-cell>
          <table:table-cell table:style-name="ce2" office:value-type="float" office:value="201">
            <text:p>201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147]+[.I$8]*[.D147]" office:value-type="float" office:value="2702.52164146752">
            <text:p>2702.52</text:p>
          </table:table-cell>
          <table:table-cell table:style-name="ce16" table:formula="of:=[.B147]-[.O147]" office:value-type="float" office:value="-41.5216414675233">
            <text:p>-41.52</text:p>
          </table:table-cell>
          <table:table-cell table:style-name="ce17" table:formula="of:=[.P147]/[.T$2]" office:value-type="float" office:value="-0.321444052773317">
            <text:p>-0.321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440">
            <text:p>2440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148]+[.I$8]*[.D148]" office:value-type="float" office:value="2429.88144010014">
            <text:p>2429.88</text:p>
          </table:table-cell>
          <table:table-cell table:style-name="ce16" table:formula="of:=[.B148]-[.O148]" office:value-type="float" office:value="10.1185598998609">
            <text:p>10.12</text:p>
          </table:table-cell>
          <table:table-cell table:style-name="ce17" table:formula="of:=[.P148]/[.T$2]" office:value-type="float" office:value="0.0783338709040411">
            <text:p>0.078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342">
            <text:p>2342</text:p>
          </table:table-cell>
          <table:table-cell table:style-name="ce2" office:value-type="float" office:value="177">
            <text:p>177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149]+[.I$8]*[.D149]" office:value-type="float" office:value="2380.85089078079">
            <text:p>2380.85</text:p>
          </table:table-cell>
          <table:table-cell table:style-name="ce16" table:formula="of:=[.B149]-[.O149]" office:value-type="float" office:value="-38.8508907807882">
            <text:p>-38.85</text:p>
          </table:table-cell>
          <table:table-cell table:style-name="ce17" table:formula="of:=[.P149]/[.T$2]" office:value-type="float" office:value="-0.3007681619764">
            <text:p>-0.301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504">
            <text:p>2504</text:p>
          </table:table-cell>
          <table:table-cell table:style-name="ce2" office:value-type="float" office:value="198">
            <text:p>198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150]+[.I$8]*[.D150]" office:value-type="float" office:value="2629.96654419215">
            <text:p>2629.97</text:p>
          </table:table-cell>
          <table:table-cell table:style-name="ce16" table:formula="of:=[.B150]-[.O150]" office:value-type="float" office:value="-125.966544192149">
            <text:p>-125.97</text:p>
          </table:table-cell>
          <table:table-cell table:style-name="ce17" table:formula="of:=[.P150]/[.T$2]" office:value-type="float" office:value="-0.975182941903782">
            <text:p>-0.975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3059">
            <text:p>3059</text:p>
          </table:table-cell>
          <table:table-cell table:style-name="ce2" office:value-type="float" office:value="230">
            <text:p>230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151]+[.I$8]*[.D151]" office:value-type="float" office:value="3062.7816364338">
            <text:p>3062.78</text:p>
          </table:table-cell>
          <table:table-cell table:style-name="ce16" table:formula="of:=[.B151]-[.O151]" office:value-type="float" office:value="-3.78163643379912">
            <text:p>-3.78</text:p>
          </table:table-cell>
          <table:table-cell table:style-name="ce17" table:formula="of:=[.P151]/[.T$2]" office:value-type="float" office:value="-0.0292759269246715">
            <text:p>-0.029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578">
            <text:p>2578</text:p>
          </table:table-cell>
          <table:table-cell table:style-name="ce2" office:value-type="float" office:value="171">
            <text:p>171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152]+[.I$8]*[.D152]" office:value-type="float" office:value="2353.36343601016">
            <text:p>2353.36</text:p>
          </table:table-cell>
          <table:table-cell table:style-name="ce16" table:formula="of:=[.B152]-[.O152]" office:value-type="float" office:value="224.636563989842">
            <text:p>224.64</text:p>
          </table:table-cell>
          <table:table-cell table:style-name="ce17" table:formula="of:=[.P152]/[.T$2]" office:value-type="float" office:value="1.7390470361449">
            <text:p>1.739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500">
            <text:p>2500</text:p>
          </table:table-cell>
          <table:table-cell table:style-name="ce2" office:value-type="float" office:value="198">
            <text:p>198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153]+[.I$8]*[.D153]" office:value-type="float" office:value="2665.25336612618">
            <text:p>2665.25</text:p>
          </table:table-cell>
          <table:table-cell table:style-name="ce16" table:formula="of:=[.B153]-[.O153]" office:value-type="float" office:value="-165.253366126185">
            <text:p>-165.25</text:p>
          </table:table-cell>
          <table:table-cell table:style-name="ce17" table:formula="of:=[.P153]/[.T$2]" office:value-type="float" office:value="-1.27932590968451">
            <text:p>-1.279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836">
            <text:p>2836</text:p>
          </table:table-cell>
          <table:table-cell table:style-name="ce2" office:value-type="float" office:value="199">
            <text:p>199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154]+[.I$8]*[.D154]" office:value-type="float" office:value="2654.15157661727">
            <text:p>2654.15</text:p>
          </table:table-cell>
          <table:table-cell table:style-name="ce16" table:formula="of:=[.B154]-[.O154]" office:value-type="float" office:value="181.848423382727">
            <text:p>181.85</text:p>
          </table:table-cell>
          <table:table-cell table:style-name="ce17" table:formula="of:=[.P154]/[.T$2]" office:value-type="float" office:value="1.40779825018002">
            <text:p>1.408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560">
            <text:p>2560</text:p>
          </table:table-cell>
          <table:table-cell table:style-name="ce2" office:value-type="float" office:value="174">
            <text:p>174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155]+[.I$8]*[.D155]" office:value-type="float" office:value="2331.82034146144">
            <text:p>2331.82</text:p>
          </table:table-cell>
          <table:table-cell table:style-name="ce16" table:formula="of:=[.B155]-[.O155]" office:value-type="float" office:value="228.179658538562">
            <text:p>228.18</text:p>
          </table:table-cell>
          <table:table-cell table:style-name="ce17" table:formula="of:=[.P155]/[.T$2]" office:value-type="float" office:value="1.76647626656177">
            <text:p>1.766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503">
            <text:p>2503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156]+[.I$8]*[.D156]" office:value-type="float" office:value="2406.35689214412">
            <text:p>2406.36</text:p>
          </table:table-cell>
          <table:table-cell table:style-name="ce16" table:formula="of:=[.B156]-[.O156]" office:value-type="float" office:value="96.6431078558844">
            <text:p>96.64</text:p>
          </table:table-cell>
          <table:table-cell table:style-name="ce17" table:formula="of:=[.P156]/[.T$2]" office:value-type="float" office:value="0.748172547227027">
            <text:p>0.748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788">
            <text:p>2788</text:p>
          </table:table-cell>
          <table:table-cell table:style-name="ce2" office:value-type="float" office:value="202">
            <text:p>202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ight</text:p>
          </table:table-cell>
          <table:table-cell table:number-columns-repeated="8"/>
          <table:table-cell table:style-name="ce16" table:formula="of:=[.K$8]+[.J$8]*[.C157]+[.I$8]*[.D157]" office:value-type="float" office:value="2738.46894787066">
            <text:p>2738.47</text:p>
          </table:table-cell>
          <table:table-cell table:style-name="ce16" table:formula="of:=[.B157]-[.O157]" office:value-type="float" office:value="49.53105212934">
            <text:p>49.53</text:p>
          </table:table-cell>
          <table:table-cell table:style-name="ce17" table:formula="of:=[.P157]/[.T$2]" office:value-type="float" office:value="0.383449728186556">
            <text:p>0.383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618">
            <text:p>2618</text:p>
          </table:table-cell>
          <table:table-cell table:style-name="ce2" office:value-type="float" office:value="179">
            <text:p>179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B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158]+[.I$8]*[.D158]" office:value-type="float" office:value="2452.74550358706">
            <text:p>2452.75</text:p>
          </table:table-cell>
          <table:table-cell table:style-name="ce16" table:formula="of:=[.B158]-[.O158]" office:value-type="float" office:value="165.254496412938">
            <text:p>165.25</text:p>
          </table:table-cell>
          <table:table-cell table:style-name="ce17" table:formula="of:=[.P158]/[.T$2]" office:value-type="float" office:value="1.27933465991553">
            <text:p>1.279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022">
            <text:p>2022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159]+[.I$8]*[.D159]" office:value-type="float" office:value="2169.66399717987">
            <text:p>2169.66</text:p>
          </table:table-cell>
          <table:table-cell table:style-name="ce16" table:formula="of:=[.B159]-[.O159]" office:value-type="float" office:value="-147.663997179868">
            <text:p>-147.66</text:p>
          </table:table-cell>
          <table:table-cell table:style-name="ce17" table:formula="of:=[.P159]/[.T$2]" office:value-type="float" office:value="-1.14315600310095">
            <text:p>-1.143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239">
            <text:p>2239</text:p>
          </table:table-cell>
          <table:table-cell table:style-name="ce2" office:value-type="float" office:value="161">
            <text:p>161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ay</text:p>
          </table:table-cell>
          <table:table-cell table:number-columns-repeated="8"/>
          <table:table-cell table:style-name="ce16" table:formula="of:=[.K$8]+[.J$8]*[.C160]+[.I$8]*[.D160]" office:value-type="float" office:value="2170.32448164897">
            <text:p>2170.32</text:p>
          </table:table-cell>
          <table:table-cell table:style-name="ce16" table:formula="of:=[.B160]-[.O160]" office:value-type="float" office:value="68.6755183510309">
            <text:p>68.68</text:p>
          </table:table-cell>
          <table:table-cell table:style-name="ce17" table:formula="of:=[.P160]/[.T$2]" office:value-type="float" office:value="0.531658580076372">
            <text:p>0.532</text:p>
          </table:table-cell>
          <table:table-cell table:number-columns-repeated="1007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 PL KaitiM Big5" svg:font-family="'AR PL KaitiM Big5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TW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TW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number number:decimal-places="16" number:min-integer-digits="1"/>
    </number:number-style>
    <number:number-style style:name="N148">
      <number:number number:decimal-places="5" number:min-integer-digits="1"/>
    </number:number-style>
    <number:number-style style:name="N149">
      <number:number number:decimal-places="4" number:min-integer-digits="1"/>
    </number:number-style>
    <number:number-style style:name="N150">
      <number:number number:decimal-places="3" number:min-integer-digits="1"/>
    </number:number-style>
    <number:number-style style:name="N151">
      <number:number number:decimal-places="8" number:min-integer-digits="1"/>
    </number:number-style>
    <number:number-style style:name="N152">
      <number:number number:decimal-places="7" number:min-integer-digits="1"/>
    </number:number-style>
    <number:number-style style:name="N153">
      <number:number number:decimal-places="6" number:min-integer-digits="1"/>
    </number:number-style>
    <number:percentage-style style:name="N154">
      <number:number number:decimal-places="1" number:min-integer-digits="1"/>
      <number:text>%</number:text>
    </number:percentage-style>
    <number:number-style style:name="N155">
      <number:number number:decimal-places="1" number:min-integer-digits="1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True</number:text>
    </number:number-style>
    <number:number-style style:name="N159P1" style:volatile="true">
      <number:text>True</number:text>
    </number:number-style>
    <number:number-style style:name="N159">
      <number:text>False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On</number:text>
    </number:number-style>
    <number:number-style style:name="N161P1" style:volatile="true">
      <number:text>On</number:text>
    </number:number-style>
    <number:number-style style:name="N161">
      <number:text>Off</number:text>
      <style:map style:condition="value()&gt;0" style:apply-style-name="N161P0"/>
      <style:map style:condition="value()&lt;0" style:apply-style-name="N161P1"/>
    </number:number-style>
    <number:number-style style:name="N162">
      <number:number number:decimal-places="9" number:min-integer-digits="1"/>
    </number:number-style>
    <number:number-style style:name="N163">
      <number:number number:decimal-places="10" number:min-integer-digits="1"/>
    </number:number-style>
    <number:number-style style:name="N164">
      <number:number number:decimal-places="11" number:min-integer-digits="1"/>
    </number:number-style>
    <number:number-style style:name="N165">
      <number:number number:decimal-places="12" number:min-integer-digits="1"/>
    </number:number-style>
    <number:number-style style:name="N166">
      <number:number number:decimal-places="13" number:min-integer-digits="1"/>
    </number:number-style>
    <number:number-style style:name="N167">
      <number:number number:decimal-places="14" number:min-integer-digits="1"/>
    </number:number-style>
    <number:number-style style:name="N168">
      <number:number number:decimal-places="15" number:min-integer-digits="1"/>
    </number:number-style>
    <number:number-style style:name="N169">
      <number:number number:decimal-places="17" number:min-integer-digits="1"/>
    </number:number-style>
    <number:number-style style:name="N170">
      <number:number number:decimal-places="18" number:min-integer-digits="1"/>
    </number:number-style>
    <number:percentage-style style:name="N171">
      <number:number number:decimal-places="3" number:min-integer-digits="1"/>
      <number:text>%</number:text>
    </number:percentag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style:font-name="Arial1" style:font-name-asian="AR PL KaitiM Big5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3">11/03/2011</text:date>, <text:time>10:4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scription" style:display-name="PageStyle_Descrip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Ho</meta:initial-creator>
    <meta:creation-date>2011-11-02T20:07:35</meta:creation-date>
    <dc:creator>Sean Ho</dc:creator>
    <dc:date>2011-11-03T10:43:45</dc:date>
    <meta:editing-duration>PT4H6M32S</meta:editing-duration>
    <meta:editing-cycles>9</meta:editing-cycles>
    <meta:generator>LibreOffice/3.4$Unix LibreOffice_project/340m1$Build-302</meta:generator>
    <meta:document-statistic meta:table-count="2" meta:cell-count="136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49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1700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dash" draw:stroke-dash="Ultrafine_20_Dashed" svg:stroke-width="0.051cm" svg:stroke-color="#ff420e"/>
    </style:style>
    <style:style style:name="ch10" style:family="chart" style:data-style-name="N149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39cm" svg:height="10.595cm" xlink:href=".." xlink:type="simple" chart:class="chart:scatter" chart:style-name="ch1">
        <chart:plot-area chart:style-name="ch2" table:cell-range-address="Data.C1:Data.C160 Data.B2:Data.B160" chart:data-source-has-labels="row" svg:x="1.281cm" svg:y="0.979cm" svg:width="11.718cm" svg:height="8.424cm">
          <chartooo:coordinate-region svg:x="2.273cm" svg:y="1.178cm" svg:width="10.446cm" svg:height="7.578cm"/>
          <chart:axis chart:dimension="x" chart:name="primary-x" chart:style-name="ch3">
            <chart:title svg:x="6.276cm" svg:y="9.614cm" chart:style-name="ch4">
              <text:p>Employees</text:p>
            </chart:title>
          </chart:axis>
          <chart:axis chart:dimension="y" chart:name="primary-y" chart:style-name="ch5">
            <chart:title svg:x="0.451cm" svg:y="6.624cm" chart:style-name="ch6">
              <text:p>Output (units/week)</text:p>
            </chart:title>
            <chart:grid chart:style-name="ch7" chart:class="major"/>
          </chart:axis>
          <chart:series chart:style-name="ch8" chart:values-cell-range-address="Data.B2:Data.B160" chart:label-cell-address="Data.C1:Data.C1" chart:class="chart:scatter">
            <chart:domain table:cell-range-address="Data.C2:Data.C160"/>
            <chart:regression-curve chart:style-name="ch9">
              <chart:equation chart:display-r-square="true" svg:x="4.584cm" svg:y="0.17cm" chart:style-name="ch10"/>
            </chart:regression-curve>
            <chart:data-point chart:repeated="1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Number of Employees</text:p>
                <draw:g>
                  <svg:desc>Data.C1:Data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">
                <text:p>199</text:p>
                <draw:g>
                  <svg:desc>Data.C2:Data.C160</svg:desc>
                </draw:g>
              </table:table-cell>
              <table:table-cell office:value-type="float" office:value="2793">
                <text:p>2793</text:p>
                <draw:g>
                  <svg:desc>Data.B2:Data.B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7">
                <text:p>147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4">
                <text:p>184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4">
                <text:p>174</text:p>
              </table:table-cell>
              <table:table-cell office:value-type="float" office:value="2389">
                <text:p>23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5">
                <text:p>185</text:p>
              </table:table-cell>
              <table:table-cell office:value-type="float" office:value="2517">
                <text:p>25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6">
                <text:p>196</text:p>
              </table:table-cell>
              <table:table-cell office:value-type="float" office:value="2793">
                <text:p>27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8">
                <text:p>178</text:p>
              </table:table-cell>
              <table:table-cell office:value-type="float" office:value="2542">
                <text:p>25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1">
                <text:p>191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2">
                <text:p>182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5">
                <text:p>175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4">
                <text:p>184</text:p>
              </table:table-cell>
              <table:table-cell office:value-type="float" office:value="2351">
                <text:p>23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9">
                <text:p>189</text:p>
              </table:table-cell>
              <table:table-cell office:value-type="float" office:value="2651">
                <text:p>26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">
                <text:p>180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1">
                <text:p>181</text:p>
              </table:table-cell>
              <table:table-cell office:value-type="float" office:value="2195">
                <text:p>21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8">
                <text:p>178</text:p>
              </table:table-cell>
              <table:table-cell office:value-type="float" office:value="2565">
                <text:p>25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">
                <text:p>199</text:p>
              </table:table-cell>
              <table:table-cell office:value-type="float" office:value="2762">
                <text:p>27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7">
                <text:p>257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3">
                <text:p>173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3">
                <text:p>173</text:p>
              </table:table-cell>
              <table:table-cell office:value-type="float" office:value="2526">
                <text:p>25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7">
                <text:p>197</text:p>
              </table:table-cell>
              <table:table-cell office:value-type="float" office:value="2637">
                <text:p>26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4">
                <text:p>164</text:p>
              </table:table-cell>
              <table:table-cell office:value-type="float" office:value="1959">
                <text:p>19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4">
                <text:p>204</text:p>
              </table:table-cell>
              <table:table-cell office:value-type="float" office:value="2855">
                <text:p>28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9">
                <text:p>169</text:p>
              </table:table-cell>
              <table:table-cell office:value-type="float" office:value="2255">
                <text:p>22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0">
                <text:p>180</text:p>
              </table:table-cell>
              <table:table-cell office:value-type="float" office:value="2655">
                <text:p>26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0">
                <text:p>190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3">
                <text:p>183</text:p>
              </table:table-cell>
              <table:table-cell office:value-type="float" office:value="2523">
                <text:p>25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3">
                <text:p>153</text:p>
              </table:table-cell>
              <table:table-cell office:value-type="float" office:value="2236">
                <text:p>22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2">
                <text:p>172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1">
                <text:p>191</text:p>
              </table:table-cell>
              <table:table-cell office:value-type="float" office:value="2371">
                <text:p>23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7">
                <text:p>167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3">
                <text:p>173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6">
                <text:p>196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0">
                <text:p>190</text:p>
              </table:table-cell>
              <table:table-cell office:value-type="float" office:value="2407">
                <text:p>24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5">
                <text:p>175</text:p>
              </table:table-cell>
              <table:table-cell office:value-type="float" office:value="2347">
                <text:p>23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5">
                <text:p>185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3">
                <text:p>203</text:p>
              </table:table-cell>
              <table:table-cell office:value-type="float" office:value="2702">
                <text:p>27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1">
                <text:p>191</text:p>
              </table:table-cell>
              <table:table-cell office:value-type="float" office:value="2555">
                <text:p>25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2">
                <text:p>192</text:p>
              </table:table-cell>
              <table:table-cell office:value-type="float" office:value="2662">
                <text:p>26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6">
                <text:p>206</text:p>
              </table:table-cell>
              <table:table-cell office:value-type="float" office:value="2838">
                <text:p>2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4">
                <text:p>194</text:p>
              </table:table-cell>
              <table:table-cell office:value-type="float" office:value="2645">
                <text:p>26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5">
                <text:p>195</text:p>
              </table:table-cell>
              <table:table-cell office:value-type="float" office:value="2642">
                <text:p>26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4">
                <text:p>164</text:p>
              </table:table-cell>
              <table:table-cell office:value-type="float" office:value="2203">
                <text:p>22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8">
                <text:p>178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5">
                <text:p>165</text:p>
              </table:table-cell>
              <table:table-cell office:value-type="float" office:value="2324">
                <text:p>23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8">
                <text:p>168</text:p>
              </table:table-cell>
              <table:table-cell office:value-type="float" office:value="2148">
                <text:p>21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4">
                <text:p>184</text:p>
              </table:table-cell>
              <table:table-cell office:value-type="float" office:value="2617">
                <text:p>26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7">
                <text:p>167</text:p>
              </table:table-cell>
              <table:table-cell office:value-type="float" office:value="2435">
                <text:p>24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2">
                <text:p>182</text:p>
              </table:table-cell>
              <table:table-cell office:value-type="float" office:value="2564">
                <text:p>25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9">
                <text:p>199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6">
                <text:p>186</text:p>
              </table:table-cell>
              <table:table-cell office:value-type="float" office:value="2398">
                <text:p>23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9">
                <text:p>199</text:p>
              </table:table-cell>
              <table:table-cell office:value-type="float" office:value="2805">
                <text:p>28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9">
                <text:p>179</text:p>
              </table:table-cell>
              <table:table-cell office:value-type="float" office:value="2517">
                <text:p>25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3">
                <text:p>183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5">
                <text:p>195</text:p>
              </table:table-cell>
              <table:table-cell office:value-type="float" office:value="2503">
                <text:p>25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0">
                <text:p>210</text:p>
              </table:table-cell>
              <table:table-cell office:value-type="float" office:value="2516">
                <text:p>25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5">
                <text:p>185</text:p>
              </table:table-cell>
              <table:table-cell office:value-type="float" office:value="2438">
                <text:p>24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6">
                <text:p>186</text:p>
              </table:table-cell>
              <table:table-cell office:value-type="float" office:value="2570">
                <text:p>257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8">
                <text:p>198</text:p>
              </table:table-cell>
              <table:table-cell office:value-type="float" office:value="2778">
                <text:p>27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7">
                <text:p>167</text:p>
              </table:table-cell>
              <table:table-cell office:value-type="float" office:value="2175">
                <text:p>21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3">
                <text:p>173</text:p>
              </table:table-cell>
              <table:table-cell office:value-type="float" office:value="2463">
                <text:p>24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4">
                <text:p>194</text:p>
              </table:table-cell>
              <table:table-cell office:value-type="float" office:value="2778">
                <text:p>27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2">
                <text:p>172</text:p>
              </table:table-cell>
              <table:table-cell office:value-type="float" office:value="2335">
                <text:p>23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">
                <text:p>189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5">
                <text:p>195</text:p>
              </table:table-cell>
              <table:table-cell office:value-type="float" office:value="2754">
                <text:p>27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8">
                <text:p>188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7">
                <text:p>177</text:p>
              </table:table-cell>
              <table:table-cell office:value-type="float" office:value="2173">
                <text:p>21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1">
                <text:p>181</text:p>
              </table:table-cell>
              <table:table-cell office:value-type="float" office:value="2296">
                <text:p>22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9">
                <text:p>169</text:p>
              </table:table-cell>
              <table:table-cell office:value-type="float" office:value="2257">
                <text:p>22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5">
                <text:p>185</text:p>
              </table:table-cell>
              <table:table-cell office:value-type="float" office:value="2481">
                <text:p>24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5">
                <text:p>185</text:p>
              </table:table-cell>
              <table:table-cell office:value-type="float" office:value="2462">
                <text:p>24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7">
                <text:p>177</text:p>
              </table:table-cell>
              <table:table-cell office:value-type="float" office:value="2467">
                <text:p>24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0">
                <text:p>180</text:p>
              </table:table-cell>
              <table:table-cell office:value-type="float" office:value="2718">
                <text:p>27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8">
                <text:p>208</text:p>
              </table:table-cell>
              <table:table-cell office:value-type="float" office:value="2891">
                <text:p>28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8">
                <text:p>168</text:p>
              </table:table-cell>
              <table:table-cell office:value-type="float" office:value="2147">
                <text:p>21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5">
                <text:p>195</text:p>
              </table:table-cell>
              <table:table-cell office:value-type="float" office:value="2598">
                <text:p>25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6">
                <text:p>166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4">
                <text:p>164</text:p>
              </table:table-cell>
              <table:table-cell office:value-type="float" office:value="2257">
                <text:p>22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4">
                <text:p>204</text:p>
              </table:table-cell>
              <table:table-cell office:value-type="float" office:value="2715">
                <text:p>27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1">
                <text:p>191</text:p>
              </table:table-cell>
              <table:table-cell office:value-type="float" office:value="2556">
                <text:p>25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5">
                <text:p>195</text:p>
              </table:table-cell>
              <table:table-cell office:value-type="float" office:value="2554">
                <text:p>25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8">
                <text:p>188</text:p>
              </table:table-cell>
              <table:table-cell office:value-type="float" office:value="2534">
                <text:p>25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6">
                <text:p>186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9">
                <text:p>209</text:p>
              </table:table-cell>
              <table:table-cell office:value-type="float" office:value="2686">
                <text:p>26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9">
                <text:p>179</text:p>
              </table:table-cell>
              <table:table-cell office:value-type="float" office:value="2368">
                <text:p>23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8">
                <text:p>198</text:p>
              </table:table-cell>
              <table:table-cell office:value-type="float" office:value="2714">
                <text:p>27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1">
                <text:p>161</text:p>
              </table:table-cell>
              <table:table-cell office:value-type="float" office:value="2277">
                <text:p>22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3">
                <text:p>213</text:p>
              </table:table-cell>
              <table:table-cell office:value-type="float" office:value="3005">
                <text:p>30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7">
                <text:p>157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8">
                <text:p>198</text:p>
              </table:table-cell>
              <table:table-cell office:value-type="float" office:value="2614">
                <text:p>26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3">
                <text:p>163</text:p>
              </table:table-cell>
              <table:table-cell office:value-type="float" office:value="2328">
                <text:p>23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1">
                <text:p>191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5">
                <text:p>175</text:p>
              </table:table-cell>
              <table:table-cell office:value-type="float" office:value="2297">
                <text:p>22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0">
                <text:p>180</text:p>
              </table:table-cell>
              <table:table-cell office:value-type="float" office:value="2231">
                <text:p>22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9">
                <text:p>219</text:p>
              </table:table-cell>
              <table:table-cell office:value-type="float" office:value="2890">
                <text:p>289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4">
                <text:p>204</text:p>
              </table:table-cell>
              <table:table-cell office:value-type="float" office:value="2684">
                <text:p>26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6">
                <text:p>186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6">
                <text:p>206</text:p>
              </table:table-cell>
              <table:table-cell office:value-type="float" office:value="2691">
                <text:p>26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2">
                <text:p>212</text:p>
              </table:table-cell>
              <table:table-cell office:value-type="float" office:value="3054">
                <text:p>30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1">
                <text:p>181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3">
                <text:p>193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3">
                <text:p>203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6">
                <text:p>176</text:p>
              </table:table-cell>
              <table:table-cell office:value-type="float" office:value="2471">
                <text:p>24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2">
                <text:p>182</text:p>
              </table:table-cell>
              <table:table-cell office:value-type="float" office:value="2553">
                <text:p>25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5">
                <text:p>175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2">
                <text:p>202</text:p>
              </table:table-cell>
              <table:table-cell office:value-type="float" office:value="2639">
                <text:p>26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2">
                <text:p>192</text:p>
              </table:table-cell>
              <table:table-cell office:value-type="float" office:value="2508">
                <text:p>25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5">
                <text:p>195</text:p>
              </table:table-cell>
              <table:table-cell office:value-type="float" office:value="2713">
                <text:p>27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7">
                <text:p>217</text:p>
              </table:table-cell>
              <table:table-cell office:value-type="float" office:value="3154">
                <text:p>31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8">
                <text:p>208</text:p>
              </table:table-cell>
              <table:table-cell office:value-type="float" office:value="2748">
                <text:p>27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0">
                <text:p>180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8">
                <text:p>168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9">
                <text:p>189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8">
                <text:p>178</text:p>
              </table:table-cell>
              <table:table-cell office:value-type="float" office:value="2401">
                <text:p>24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7">
                <text:p>217</text:p>
              </table:table-cell>
              <table:table-cell office:value-type="float" office:value="2671">
                <text:p>26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6">
                <text:p>196</text:p>
              </table:table-cell>
              <table:table-cell office:value-type="float" office:value="2274">
                <text:p>22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0">
                <text:p>190</text:p>
              </table:table-cell>
              <table:table-cell office:value-type="float" office:value="2653">
                <text:p>26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7">
                <text:p>167</text:p>
              </table:table-cell>
              <table:table-cell office:value-type="float" office:value="2272">
                <text:p>22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5">
                <text:p>195</text:p>
              </table:table-cell>
              <table:table-cell office:value-type="float" office:value="2552">
                <text:p>25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0">
                <text:p>190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9">
                <text:p>179</text:p>
              </table:table-cell>
              <table:table-cell office:value-type="float" office:value="2533">
                <text:p>25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0">
                <text:p>180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2">
                <text:p>202</text:p>
              </table:table-cell>
              <table:table-cell office:value-type="float" office:value="2684">
                <text:p>26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3">
                <text:p>173</text:p>
              </table:table-cell>
              <table:table-cell office:value-type="float" office:value="2263">
                <text:p>22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6">
                <text:p>176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9">
                <text:p>159</text:p>
              </table:table-cell>
              <table:table-cell office:value-type="float" office:value="2243">
                <text:p>22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9">
                <text:p>179</text:p>
              </table:table-cell>
              <table:table-cell office:value-type="float" office:value="2290">
                <text:p>229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7">
                <text:p>197</text:p>
              </table:table-cell>
              <table:table-cell office:value-type="float" office:value="2646">
                <text:p>26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9">
                <text:p>189</text:p>
              </table:table-cell>
              <table:table-cell office:value-type="float" office:value="2564">
                <text:p>25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0">
                <text:p>190</text:p>
              </table:table-cell>
              <table:table-cell office:value-type="float" office:value="2714">
                <text:p>27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6">
                <text:p>186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7">
                <text:p>187</text:p>
              </table:table-cell>
              <table:table-cell office:value-type="float" office:value="2303">
                <text:p>23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3">
                <text:p>193</text:p>
              </table:table-cell>
              <table:table-cell office:value-type="float" office:value="2615">
                <text:p>26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9">
                <text:p>179</text:p>
              </table:table-cell>
              <table:table-cell office:value-type="float" office:value="2585">
                <text:p>25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3">
                <text:p>153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4">
                <text:p>174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4">
                <text:p>194</text:p>
              </table:table-cell>
              <table:table-cell office:value-type="float" office:value="2671">
                <text:p>267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3">
                <text:p>173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7">
                <text:p>167</text:p>
              </table:table-cell>
              <table:table-cell office:value-type="float" office:value="2403">
                <text:p>240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28">
                <text:p>228</text:p>
              </table:table-cell>
              <table:table-cell office:value-type="float" office:value="3148">
                <text:p>31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8">
                <text:p>178</text:p>
              </table:table-cell>
              <table:table-cell office:value-type="float" office:value="2178">
                <text:p>21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5">
                <text:p>185</text:p>
              </table:table-cell>
              <table:table-cell office:value-type="float" office:value="2522">
                <text:p>25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6">
                <text:p>166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7">
                <text:p>187</text:p>
              </table:table-cell>
              <table:table-cell office:value-type="float" office:value="2498">
                <text:p>24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8">
                <text:p>208</text:p>
              </table:table-cell>
              <table:table-cell office:value-type="float" office:value="2705">
                <text:p>27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7">
                <text:p>187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1">
                <text:p>201</text:p>
              </table:table-cell>
              <table:table-cell office:value-type="float" office:value="2661">
                <text:p>26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0">
                <text:p>180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7">
                <text:p>177</text:p>
              </table:table-cell>
              <table:table-cell office:value-type="float" office:value="2342">
                <text:p>23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8">
                <text:p>198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0">
                <text:p>230</text:p>
              </table:table-cell>
              <table:table-cell office:value-type="float" office:value="3059">
                <text:p>30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1">
                <text:p>171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8">
                <text:p>198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9">
                <text:p>199</text:p>
              </table:table-cell>
              <table:table-cell office:value-type="float" office:value="2836">
                <text:p>28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4">
                <text:p>174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0">
                <text:p>180</text:p>
              </table:table-cell>
              <table:table-cell office:value-type="float" office:value="2503">
                <text:p>250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2">
                <text:p>202</text:p>
              </table:table-cell>
              <table:table-cell office:value-type="float" office:value="2788">
                <text:p>27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9">
                <text:p>179</text:p>
              </table:table-cell>
              <table:table-cell office:value-type="float" office:value="2618">
                <text:p>26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0">
                <text:p>160</text:p>
              </table:table-cell>
              <table:table-cell office:value-type="float" office:value="2022">
                <text:p>202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1">
                <text:p>161</text:p>
              </table:table-cell>
              <table:table-cell office:value-type="float" office:value="2239">
                <text:p>22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49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17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dash" draw:stroke-dash="Ultrafine_20_Dashed" svg:stroke-width="0.051cm" svg:stroke-color="#ff420e"/>
    </style:style>
    <style:style style:name="ch10" style:family="chart" style:data-style-name="N149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39cm" svg:height="10.595cm" xlink:href=".." xlink:type="simple" chart:class="chart:scatter" chart:style-name="ch1">
        <chart:plot-area chart:style-name="ch2" table:cell-range-address="Data.D1:Data.D160 Data.B2:Data.B160" chart:data-source-has-labels="row" svg:x="1.281cm" svg:y="0.979cm" svg:width="11.718cm" svg:height="8.424cm">
          <chartooo:coordinate-region svg:x="2.273cm" svg:y="1.178cm" svg:width="10.539cm" svg:height="7.578cm"/>
          <chart:axis chart:dimension="x" chart:name="primary-x" chart:style-name="ch3">
            <chart:title svg:x="5.866cm" svg:y="9.614cm" chart:style-name="ch4">
              <text:p>Age of Plant (yrs)</text:p>
            </chart:title>
          </chart:axis>
          <chart:axis chart:dimension="y" chart:name="primary-y" chart:style-name="ch5">
            <chart:title svg:x="0.451cm" svg:y="6.624cm" chart:style-name="ch6">
              <text:p>Output (units/week)</text:p>
            </chart:title>
            <chart:grid chart:style-name="ch7" chart:class="major"/>
          </chart:axis>
          <chart:series chart:style-name="ch8" chart:values-cell-range-address="Data.B2:Data.B160" chart:label-cell-address="Data.D1:Data.D1" chart:class="chart:scatter">
            <chart:domain table:cell-range-address="Data.D2:Data.D160"/>
            <chart:regression-curve chart:style-name="ch9">
              <chart:equation chart:display-r-square="true" svg:x="4.584cm" svg:y="0.17cm" chart:style-name="ch10"/>
            </chart:regression-curve>
            <chart:data-point chart:repeated="1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Avg Age of Plant (Years)</text:p>
                <draw:g>
                  <svg:desc>Data.D1:Dat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.D2:Data.D160</svg:desc>
                </draw:g>
              </table:table-cell>
              <table:table-cell office:value-type="float" office:value="2793">
                <text:p>2793</text:p>
                <draw:g>
                  <svg:desc>Data.B2:Data.B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389">
                <text:p>23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2517">
                <text:p>25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2793">
                <text:p>27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2542">
                <text:p>25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2351">
                <text:p>23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2651">
                <text:p>26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2195">
                <text:p>21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2565">
                <text:p>25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2762">
                <text:p>27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2526">
                <text:p>25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2637">
                <text:p>26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1959">
                <text:p>19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2855">
                <text:p>28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2255">
                <text:p>22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2655">
                <text:p>26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2523">
                <text:p>25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2236">
                <text:p>22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2371">
                <text:p>23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  <table:table-cell office:value-type="float" office:value="2407">
                <text:p>24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2347">
                <text:p>23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2702">
                <text:p>27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2555">
                <text:p>25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">
                <text:p>9</text:p>
              </table:table-cell>
              <table:table-cell office:value-type="float" office:value="2662">
                <text:p>26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2838">
                <text:p>2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2645">
                <text:p>26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2642">
                <text:p>26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">
                <text:p>9</text:p>
              </table:table-cell>
              <table:table-cell office:value-type="float" office:value="2203">
                <text:p>22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">
                <text:p>10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">
                <text:p>8</text:p>
              </table:table-cell>
              <table:table-cell office:value-type="float" office:value="2324">
                <text:p>23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">
                <text:p>8</text:p>
              </table:table-cell>
              <table:table-cell office:value-type="float" office:value="2148">
                <text:p>21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2617">
                <text:p>26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">
                <text:p>9</text:p>
              </table:table-cell>
              <table:table-cell office:value-type="float" office:value="2435">
                <text:p>24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">
                <text:p>6</text:p>
              </table:table-cell>
              <table:table-cell office:value-type="float" office:value="2564">
                <text:p>25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">
                <text:p>9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2398">
                <text:p>23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">
                <text:p>9</text:p>
              </table:table-cell>
              <table:table-cell office:value-type="float" office:value="2805">
                <text:p>28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">
                <text:p>8</text:p>
              </table:table-cell>
              <table:table-cell office:value-type="float" office:value="2517">
                <text:p>25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">
                <text:p>5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2503">
                <text:p>25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">
                <text:p>7</text:p>
              </table:table-cell>
              <table:table-cell office:value-type="float" office:value="2516">
                <text:p>25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">
                <text:p>8</text:p>
              </table:table-cell>
              <table:table-cell office:value-type="float" office:value="2438">
                <text:p>24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">
                <text:p>9</text:p>
              </table:table-cell>
              <table:table-cell office:value-type="float" office:value="2570">
                <text:p>257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">
                <text:p>7</text:p>
              </table:table-cell>
              <table:table-cell office:value-type="float" office:value="2778">
                <text:p>27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2175">
                <text:p>21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">
                <text:p>8</text:p>
              </table:table-cell>
              <table:table-cell office:value-type="float" office:value="2463">
                <text:p>24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2778">
                <text:p>27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">
                <text:p>8</text:p>
              </table:table-cell>
              <table:table-cell office:value-type="float" office:value="2335">
                <text:p>23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">
                <text:p>11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">
                <text:p>6</text:p>
              </table:table-cell>
              <table:table-cell office:value-type="float" office:value="2754">
                <text:p>27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">
                <text:p>2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">
                <text:p>7</text:p>
              </table:table-cell>
              <table:table-cell office:value-type="float" office:value="2173">
                <text:p>21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">
                <text:p>10</text:p>
              </table:table-cell>
              <table:table-cell office:value-type="float" office:value="2296">
                <text:p>22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">
                <text:p>9</text:p>
              </table:table-cell>
              <table:table-cell office:value-type="float" office:value="2257">
                <text:p>22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">
                <text:p>10</text:p>
              </table:table-cell>
              <table:table-cell office:value-type="float" office:value="2481">
                <text:p>24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2462">
                <text:p>24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">
                <text:p>6</text:p>
              </table:table-cell>
              <table:table-cell office:value-type="float" office:value="2467">
                <text:p>24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">
                <text:p>5</text:p>
              </table:table-cell>
              <table:table-cell office:value-type="float" office:value="2718">
                <text:p>27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2891">
                <text:p>28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">
                <text:p>9</text:p>
              </table:table-cell>
              <table:table-cell office:value-type="float" office:value="2147">
                <text:p>21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">
                <text:p>9</text:p>
              </table:table-cell>
              <table:table-cell office:value-type="float" office:value="2598">
                <text:p>25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">
                <text:p>9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">
                <text:p>8</text:p>
              </table:table-cell>
              <table:table-cell office:value-type="float" office:value="2257">
                <text:p>22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">
                <text:p>9</text:p>
              </table:table-cell>
              <table:table-cell office:value-type="float" office:value="2715">
                <text:p>27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">
                <text:p>6</text:p>
              </table:table-cell>
              <table:table-cell office:value-type="float" office:value="2556">
                <text:p>25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">
                <text:p>7</text:p>
              </table:table-cell>
              <table:table-cell office:value-type="float" office:value="2554">
                <text:p>25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">
                <text:p>10</text:p>
              </table:table-cell>
              <table:table-cell office:value-type="float" office:value="2534">
                <text:p>25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">
                <text:p>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">
                <text:p>7</text:p>
              </table:table-cell>
              <table:table-cell office:value-type="float" office:value="2686">
                <text:p>26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  <table:table-cell office:value-type="float" office:value="2368">
                <text:p>23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">
                <text:p>8</text:p>
              </table:table-cell>
              <table:table-cell office:value-type="float" office:value="2714">
                <text:p>27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">
                <text:p>4</text:p>
              </table:table-cell>
              <table:table-cell office:value-type="float" office:value="2277">
                <text:p>22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">
                <text:p>4</text:p>
              </table:table-cell>
              <table:table-cell office:value-type="float" office:value="3005">
                <text:p>30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">
                <text:p>9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">
                <text:p>7</text:p>
              </table:table-cell>
              <table:table-cell office:value-type="float" office:value="2614">
                <text:p>26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2328">
                <text:p>23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">
                <text:p>6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">
                <text:p>8</text:p>
              </table:table-cell>
              <table:table-cell office:value-type="float" office:value="2297">
                <text:p>22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">
                <text:p>10</text:p>
              </table:table-cell>
              <table:table-cell office:value-type="float" office:value="2231">
                <text:p>22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">
                <text:p>8</text:p>
              </table:table-cell>
              <table:table-cell office:value-type="float" office:value="2890">
                <text:p>289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">
                <text:p>7</text:p>
              </table:table-cell>
              <table:table-cell office:value-type="float" office:value="2684">
                <text:p>26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">
                <text:p>3</text:p>
              </table:table-cell>
              <table:table-cell office:value-type="float" office:value="2691">
                <text:p>26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">
                <text:p>3</text:p>
              </table:table-cell>
              <table:table-cell office:value-type="float" office:value="3054">
                <text:p>30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">
                <text:p>8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">
                <text:p>8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">
                <text:p>7</text:p>
              </table:table-cell>
              <table:table-cell office:value-type="float" office:value="2471">
                <text:p>24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">
                <text:p>5</text:p>
              </table:table-cell>
              <table:table-cell office:value-type="float" office:value="2553">
                <text:p>25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">
                <text:p>10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">
                <text:p>6</text:p>
              </table:table-cell>
              <table:table-cell office:value-type="float" office:value="2639">
                <text:p>26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">
                <text:p>7</text:p>
              </table:table-cell>
              <table:table-cell office:value-type="float" office:value="2508">
                <text:p>25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">
                <text:p>5</text:p>
              </table:table-cell>
              <table:table-cell office:value-type="float" office:value="2713">
                <text:p>27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">
                <text:p>2</text:p>
              </table:table-cell>
              <table:table-cell office:value-type="float" office:value="3154">
                <text:p>31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">
                <text:p>6</text:p>
              </table:table-cell>
              <table:table-cell office:value-type="float" office:value="2748">
                <text:p>27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">
                <text:p>12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">
                <text:p>9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">
                <text:p>3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">
                <text:p>7</text:p>
              </table:table-cell>
              <table:table-cell office:value-type="float" office:value="2401">
                <text:p>24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">
                <text:p>5</text:p>
              </table:table-cell>
              <table:table-cell office:value-type="float" office:value="2671">
                <text:p>26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">
                <text:p>6</text:p>
              </table:table-cell>
              <table:table-cell office:value-type="float" office:value="2274">
                <text:p>22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">
                <text:p>10</text:p>
              </table:table-cell>
              <table:table-cell office:value-type="float" office:value="2653">
                <text:p>26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">
                <text:p>5</text:p>
              </table:table-cell>
              <table:table-cell office:value-type="float" office:value="2272">
                <text:p>22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">
                <text:p>7</text:p>
              </table:table-cell>
              <table:table-cell office:value-type="float" office:value="2552">
                <text:p>25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">
                <text:p>5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">
                <text:p>5</text:p>
              </table:table-cell>
              <table:table-cell office:value-type="float" office:value="2533">
                <text:p>25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">
                <text:p>10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">
                <text:p>4</text:p>
              </table:table-cell>
              <table:table-cell office:value-type="float" office:value="2684">
                <text:p>26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">
                <text:p>10</text:p>
              </table:table-cell>
              <table:table-cell office:value-type="float" office:value="2263">
                <text:p>22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">
                <text:p>7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">
                <text:p>9</text:p>
              </table:table-cell>
              <table:table-cell office:value-type="float" office:value="2243">
                <text:p>22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">
                <text:p>12</text:p>
              </table:table-cell>
              <table:table-cell office:value-type="float" office:value="2290">
                <text:p>229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">
                <text:p>7</text:p>
              </table:table-cell>
              <table:table-cell office:value-type="float" office:value="2646">
                <text:p>26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">
                <text:p>5</text:p>
              </table:table-cell>
              <table:table-cell office:value-type="float" office:value="2564">
                <text:p>25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">
                <text:p>5</text:p>
              </table:table-cell>
              <table:table-cell office:value-type="float" office:value="2714">
                <text:p>27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">
                <text:p>9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">
                <text:p>7</text:p>
              </table:table-cell>
              <table:table-cell office:value-type="float" office:value="2303">
                <text:p>23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">
                <text:p>9</text:p>
              </table:table-cell>
              <table:table-cell office:value-type="float" office:value="2615">
                <text:p>26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">
                <text:p>9</text:p>
              </table:table-cell>
              <table:table-cell office:value-type="float" office:value="2585">
                <text:p>25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">
                <text:p>5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">
                <text:p>10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">
                <text:p>10</text:p>
              </table:table-cell>
              <table:table-cell office:value-type="float" office:value="2671">
                <text:p>267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">
                <text:p>6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">
                <text:p>10</text:p>
              </table:table-cell>
              <table:table-cell office:value-type="float" office:value="2403">
                <text:p>240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">
                <text:p>7</text:p>
              </table:table-cell>
              <table:table-cell office:value-type="float" office:value="3148">
                <text:p>31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">
                <text:p>5</text:p>
              </table:table-cell>
              <table:table-cell office:value-type="float" office:value="2178">
                <text:p>21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">
                <text:p>10</text:p>
              </table:table-cell>
              <table:table-cell office:value-type="float" office:value="2522">
                <text:p>25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">
                <text:p>9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">
                <text:p>7</text:p>
              </table:table-cell>
              <table:table-cell office:value-type="float" office:value="2498">
                <text:p>24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">
                <text:p>8</text:p>
              </table:table-cell>
              <table:table-cell office:value-type="float" office:value="2705">
                <text:p>27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">
                <text:p>10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">
                <text:p>6</text:p>
              </table:table-cell>
              <table:table-cell office:value-type="float" office:value="2661">
                <text:p>26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">
                <text:p>7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">
                <text:p>8</text:p>
              </table:table-cell>
              <table:table-cell office:value-type="float" office:value="2342">
                <text:p>23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">
                <text:p>9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">
                <text:p>6</text:p>
              </table:table-cell>
              <table:table-cell office:value-type="float" office:value="3059">
                <text:p>30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">
                <text:p>4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">
                <text:p>6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">
                <text:p>8</text:p>
              </table:table-cell>
              <table:table-cell office:value-type="float" office:value="2836">
                <text:p>28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">
                <text:p>9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">
                <text:p>9</text:p>
              </table:table-cell>
              <table:table-cell office:value-type="float" office:value="2503">
                <text:p>250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">
                <text:p>4</text:p>
              </table:table-cell>
              <table:table-cell office:value-type="float" office:value="2788">
                <text:p>27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">
                <text:p>4</text:p>
              </table:table-cell>
              <table:table-cell office:value-type="float" office:value="2618">
                <text:p>26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">
                <text:p>8</text:p>
              </table:table-cell>
              <table:table-cell office:value-type="float" office:value="2022">
                <text:p>202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">
                <text:p>9</text:p>
              </table:table-cell>
              <table:table-cell office:value-type="float" office:value="2239">
                <text:p>22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87cm" svg:height="9.55cm" xlink:href=".." xlink:type="simple" chart:class="chart:bar" chart:style-name="ch1">
        <chart:title svg:x="4.865cm" svg:y="0.327cm" chart:style-name="ch2">
          <text:p>Standardized Residuals</text:p>
        </chart:title>
        <chart:plot-area chart:style-name="ch3" table:cell-range-address="Data.S6:Data.T30 Data.T5:Data.T5" chart:data-source-has-labels="both" svg:x="1.308cm" svg:y="1.679cm" svg:width="12.968cm" svg:height="7.26cm">
          <chartooo:coordinate-region svg:x="1.929cm" svg:y="1.878cm" svg:width="12.347cm" svg:height="6.016cm"/>
          <chart:axis chart:dimension="x" chart:name="primary-x" chart:style-name="ch4" chartooo:axis-type="auto">
            <chartooo:date-scale/>
            <chart:categories table:cell-range-address="Data.S6:Data.S30"/>
          </chart:axis>
          <chart:axis chart:dimension="y" chart:name="primary-y" chart:style-name="ch5">
            <chart:title svg:x="0.451cm" svg:y="6.134cm" chart:style-name="ch6">
              <text:p>Frequency</text:p>
            </chart:title>
            <chart:grid chart:style-name="ch7" chart:class="major"/>
          </chart:axis>
          <chart:series chart:style-name="ch8" chart:values-cell-range-address="Data.T6:Data.T30" chart:label-cell-address="Data.T5:Data.T5" chart:class="chart:bar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</text:p>
                <draw:g>
                  <svg:desc>Data.T5:Data.T5</svg:desc>
                </draw:g>
              </table:table-cell>
            </table:table-row>
          </table:table-header-rows>
          <table:table-rows>
            <table:table-row>
              <table:table-cell office:value-type="float" office:value="-3">
                <text:p>-</text:p>
                <draw:g>
                  <svg:desc>Data.S6:Data.S30</svg:desc>
                </draw:g>
              </table:table-cell>
              <table:table-cell office:value-type="float" office:value="0">
                <text:p>0</text:p>
                <draw:g>
                  <svg:desc>Data.T6:Data.T30</svg:desc>
                </draw:g>
              </table:table-cell>
            </table:table-row>
            <table:table-row>
              <table:table-cell office:value-type="float" office:value="-2.75">
                <text:p>-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2.5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.25">
                <text:p>-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1.75">
                <text:p>-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-1.5">
                <text:p>-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-1.25">
                <text:p>-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-0.75">
                <text:p>-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-0.5">
                <text:p>-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-0.25">
                <text:p>-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.25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.75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25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75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5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50">
      <style:chart-properties chart:display-label="true" chart:logarithmic="false" chart:minimum="-3" chart:maximum="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5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41cm" svg:y="0.316cm" chart:style-name="ch2">
          <text:p>Residual Plot</text:p>
        </chart:title>
        <chart:plot-area chart:style-name="ch3" table:cell-range-address="Data.O2:Data.O160 Data.Q1:Data.Q160" chart:data-source-has-labels="row" svg:x="1.331cm" svg:y="1.635cm" svg:width="14.029cm" svg:height="6.204cm">
          <chartooo:coordinate-region svg:x="2.562cm" svg:y="1.834cm" svg:width="12.202cm" svg:height="5.806cm"/>
          <chart:axis chart:dimension="x" chart:name="primary-x" chart:style-name="ch4">
            <chart:title svg:x="7.11cm" svg:y="8.019cm" chart:style-name="ch5">
              <text:p>Predicted Output</text:p>
            </chart:title>
          </chart:axis>
          <chart:axis chart:dimension="y" chart:name="primary-y" chart:style-name="ch6">
            <chart:title svg:x="0.451cm" svg:y="6.461cm" chart:style-name="ch7">
              <text:p>Standardized Residual</text:p>
            </chart:title>
            <chart:grid chart:style-name="ch8" chart:class="major"/>
          </chart:axis>
          <chart:series chart:style-name="ch9" chart:values-cell-range-address="Data.Q2:Data.Q160" chart:label-cell-address="Data.Q1:Data.Q1" chart:class="chart:scatter">
            <chart:domain table:cell-range-address="Data.O2:Data.O160"/>
            <chart:data-point chart:repeated="1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Stdized Residual</text:p>
                <draw:g>
                  <svg:desc>Data.Q1:Data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89.43839855131">
                <text:p>2689.43839855131</text:p>
                <draw:g>
                  <svg:desc>Data.O2:Data.O160</svg:desc>
                </draw:g>
              </table:table-cell>
              <table:table-cell office:value-type="float" office:value="0.801732776084968">
                <text:p>0.801732776084968</text:p>
                <draw:g>
                  <svg:desc>Data.Q2:Data.Q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49.35676747734">
                <text:p>1949.35676747734</text:p>
              </table:table-cell>
              <table:table-cell office:value-type="float" office:value="-0.289201252937432">
                <text:p>-0.2892012529374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79.57247388859">
                <text:p>2479.57247388859</text:p>
              </table:table-cell>
              <table:table-cell office:value-type="float" office:value="1.42002303616904">
                <text:p>1.420023036169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43.58261543945">
                <text:p>2343.58261543945</text:p>
              </table:table-cell>
              <table:table-cell office:value-type="float" office:value="0.351603348122124">
                <text:p>0.3516033481221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91.9952323357">
                <text:p>2491.9952323357</text:p>
              </table:table-cell>
              <table:table-cell office:value-type="float" office:value="0.193576977513119">
                <text:p>0.1935769775131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05.12102729792">
                <text:p>2605.12102729792</text:p>
              </table:table-cell>
              <table:table-cell office:value-type="float" office:value="1.45448436723004">
                <text:p>1.454484367230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69.74910127188">
                <text:p>2369.74910127188</text:p>
              </table:table-cell>
              <table:table-cell office:value-type="float" office:value="1.33349802715101">
                <text:p>1.333498027151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01.81860495242">
                <text:p>2601.81860495242</text:p>
              </table:table-cell>
              <table:table-cell office:value-type="float" office:value="-1.40756740773866">
                <text:p>-1.407567407738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42.96468301635">
                <text:p>2442.96468301635</text:p>
              </table:table-cell>
              <table:table-cell office:value-type="float" office:value="0.441544765439349">
                <text:p>0.4415447654393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56.00537388656">
                <text:p>2356.00537388656</text:p>
              </table:table-cell>
              <table:table-cell office:value-type="float" office:value="0.650253026489836">
                <text:p>0.6502530264898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91.3347478666">
                <text:p>2491.3347478666</text:p>
              </table:table-cell>
              <table:table-cell office:value-type="float" office:value="-1.08641586663778">
                <text:p>-1.086415866637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29.92399214614">
                <text:p>2529.92399214614</text:p>
              </table:table-cell>
              <table:table-cell office:value-type="float" office:value="0.937322352455612">
                <text:p>0.9373223524556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94.5946181661">
                <text:p>2394.5946181661</text:p>
              </table:table-cell>
              <table:table-cell office:value-type="float" office:value="1.46630122032593">
                <text:p>1.466301220325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42.30419854725">
                <text:p>2442.30419854725</text:p>
              </table:table-cell>
              <table:table-cell office:value-type="float" office:value="-1.9145308576267">
                <text:p>-1.91453085762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93.2736492279">
                <text:p>2393.2736492279</text:p>
              </table:table-cell>
              <table:table-cell office:value-type="float" office:value="1.32943718526473">
                <text:p>1.329437185264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42.38930263926">
                <text:p>2642.38930263926</text:p>
              </table:table-cell>
              <table:table-cell office:value-type="float" office:value="0.925978500747644">
                <text:p>0.9259785007476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86.43384052784">
                <text:p>3386.43384052784</text:p>
              </table:table-cell>
              <table:table-cell office:value-type="float" office:value="-0.475596387299459">
                <text:p>-0.4755963872994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54.68440494836">
                <text:p>2354.68440494836</text:p>
              </table:table-cell>
              <table:table-cell office:value-type="float" office:value="-2.3277792090164">
                <text:p>-2.3277792090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54.68440494836">
                <text:p>2354.68440494836</text:p>
              </table:table-cell>
              <table:table-cell office:value-type="float" office:value="1.3262572776595">
                <text:p>1.32625727765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64.59288165708">
                <text:p>2664.59288165708</text:p>
              </table:table-cell>
              <table:table-cell office:value-type="float" office:value="-0.213613127854899">
                <text:p>-0.2136131278548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84.06820903428">
                <text:p>2184.06820903428</text:p>
              </table:table-cell>
              <table:table-cell office:value-type="float" office:value="-1.74238866059762">
                <text:p>-1.742388660597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04.50309487483">
                <text:p>2704.50309487483</text:p>
              </table:table-cell>
              <table:table-cell office:value-type="float" office:value="1.16508725097285">
                <text:p>1.165087250972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4.99337115991">
                <text:p>2304.99337115991</text:p>
              </table:table-cell>
              <table:table-cell office:value-type="float" office:value="-0.387028818453893">
                <text:p>-0.3870288184538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76.93053601219">
                <text:p>2476.93053601219</text:p>
              </table:table-cell>
              <table:table-cell office:value-type="float" office:value="1.37854304782689">
                <text:p>1.378543047826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42.34675059326">
                <text:p>2542.34675059326</text:p>
              </table:table-cell>
              <table:table-cell office:value-type="float" office:value="-0.405247747090432">
                <text:p>-0.4052477470904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67.14971544148">
                <text:p>2467.14971544148</text:p>
              </table:table-cell>
              <table:table-cell office:value-type="float" office:value="0.432370715186593">
                <text:p>0.4323707151865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59.18014009405">
                <text:p>2059.18014009405</text:p>
              </table:table-cell>
              <table:table-cell office:value-type="float" office:value="1.36886910946028">
                <text:p>1.368869109460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42.26164650125">
                <text:p>2342.26164650125</text:p>
              </table:table-cell>
              <table:table-cell office:value-type="float" office:value="0.416020983937139">
                <text:p>0.4160209839371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54.76950904037">
                <text:p>2554.76950904037</text:p>
              </table:table-cell>
              <table:table-cell office:value-type="float" office:value="-1.42267053214413">
                <text:p>-1.422670532144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68.38558028767">
                <text:p>2268.38558028767</text:p>
              </table:table-cell>
              <table:table-cell office:value-type="float" office:value="-1.32679907555354">
                <text:p>-1.326799075553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54.68440494836">
                <text:p>2354.68440494836</text:p>
              </table:table-cell>
              <table:table-cell office:value-type="float" office:value="-1.45297810097747">
                <text:p>-1.452978100977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40.40784923196">
                <text:p>2640.40784923196</text:p>
              </table:table-cell>
              <table:table-cell office:value-type="float" office:value="-1.49728673284553">
                <text:p>-1.497286732845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42.34675059326">
                <text:p>2542.34675059326</text:p>
              </table:table-cell>
              <table:table-cell office:value-type="float" office:value="-1.04780077334912">
                <text:p>-1.047800773349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08.95627797451">
                <text:p>2308.95627797451</text:p>
              </table:table-cell>
              <table:table-cell office:value-type="float" office:value="0.294519382140002">
                <text:p>0.2945193821400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03.75750631372">
                <text:p>2503.75750631372</text:p>
              </table:table-cell>
              <table:table-cell office:value-type="float" office:value="1.23279212321809">
                <text:p>1.23279212321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03.84261040573">
                <text:p>2703.84261040573</text:p>
              </table:table-cell>
              <table:table-cell office:value-type="float" office:value="-0.0142647577399341">
                <text:p>-0.01426475773993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78.29405699639">
                <text:p>2578.29405699639</text:p>
              </table:table-cell>
              <table:table-cell office:value-type="float" office:value="-0.180333335143075">
                <text:p>-0.1803333351430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55.42999350947">
                <text:p>2555.42999350947</text:p>
              </table:table-cell>
              <table:table-cell office:value-type="float" office:value="0.8250226527578">
                <text:p>0.82502265275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52.87315972508">
                <text:p>2752.87315972508</text:p>
              </table:table-cell>
              <table:table-cell office:value-type="float" office:value="0.659018178728825">
                <text:p>0.6590181787288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03.80005835972">
                <text:p>2603.80005835972</text:p>
              </table:table-cell>
              <table:table-cell office:value-type="float" office:value="0.31895358051377">
                <text:p>0.318953580513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63.27191271888">
                <text:p>2663.27191271888</text:p>
              </table:table-cell>
              <table:table-cell office:value-type="float" office:value="-0.1646786974919">
                <text:p>-0.16467869749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07.59275699031">
                <text:p>2207.59275699031</text:p>
              </table:table-cell>
              <table:table-cell office:value-type="float" office:value="-0.0355553000360644">
                <text:p>-0.03555530003606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69.74910127188">
                <text:p>2369.74910127188</text:p>
              </table:table-cell>
              <table:table-cell office:value-type="float" office:value="0.667720192714298">
                <text:p>0.6677201927142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31.77778941543">
                <text:p>2231.77778941543</text:p>
              </table:table-cell>
              <table:table-cell office:value-type="float" office:value="0.713947716859995">
                <text:p>0.7139477168599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69.04606475677">
                <text:p>2269.04606475677</text:p>
              </table:table-cell>
              <table:table-cell office:value-type="float" office:value="-0.937090544893597">
                <text:p>-0.9370905448935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38.38384377865">
                <text:p>2538.38384377865</text:p>
              </table:table-cell>
              <table:table-cell office:value-type="float" office:value="0.608615049311493">
                <text:p>0.6086150493114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44.86103233165">
                <text:p>2244.86103233165</text:p>
              </table:table-cell>
              <table:table-cell office:value-type="float" office:value="1.47198035042172">
                <text:p>1.471980350421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66.48923097238">
                <text:p>2466.48923097238</text:p>
              </table:table-cell>
              <table:table-cell office:value-type="float" office:value="0.754889635319411">
                <text:p>0.7548896353194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42.38930263926">
                <text:p>2642.38930263926</text:p>
              </table:table-cell>
              <table:table-cell office:value-type="float" office:value="-0.243003510879606">
                <text:p>-0.2430035108796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80.89344282679">
                <text:p>2480.89344282679</text:p>
              </table:table-cell>
              <table:table-cell office:value-type="float" office:value="-0.641728102956112">
                <text:p>-0.6417281029561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42.38930263926">
                <text:p>2642.38930263926</text:p>
              </table:table-cell>
              <table:table-cell office:value-type="float" office:value="1.258867417966">
                <text:p>1.2588674179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05.69640767501">
                <text:p>2405.69640767501</text:p>
              </table:table-cell>
              <table:table-cell office:value-type="float" office:value="0.861668193757625">
                <text:p>0.8616681937576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90.6742633975">
                <text:p>2490.6742633975</text:p>
              </table:table-cell>
              <table:table-cell office:value-type="float" office:value="-1.87094613632414">
                <text:p>-1.870946136324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80.9359948728">
                <text:p>2580.9359948728</text:p>
              </table:table-cell>
              <table:table-cell office:value-type="float" office:value="-0.603349510361416">
                <text:p>-0.6033495103614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02.56419351353">
                <text:p>2802.56419351353</text:p>
              </table:table-cell>
              <table:table-cell office:value-type="float" office:value="-2.21846614168069">
                <text:p>-2.218466141680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80.23295835769">
                <text:p>2480.23295835769</text:p>
              </table:table-cell>
              <table:table-cell office:value-type="float" office:value="-0.326950785549303">
                <text:p>-0.3269507855493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80.89344282679">
                <text:p>2480.89344282679</text:p>
              </table:table-cell>
              <table:table-cell office:value-type="float" office:value="0.689827565917312">
                <text:p>0.6898275659173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53.49109214817">
                <text:p>2653.49109214817</text:p>
              </table:table-cell>
              <table:table-cell office:value-type="float" office:value="0.963898500438022">
                <text:p>0.9638985004380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33.09875835363">
                <text:p>2233.09875835363</text:p>
              </table:table-cell>
              <table:table-cell office:value-type="float" office:value="-0.449777506048196">
                <text:p>-0.4497775060481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31.15985699234">
                <text:p>2331.15985699234</text:p>
              </table:table-cell>
              <table:table-cell office:value-type="float" office:value="1.02065401050545">
                <text:p>1.020654010505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15.56233233773">
                <text:p>2615.56233233773</text:p>
              </table:table-cell>
              <table:table-cell office:value-type="float" office:value="1.25752789078064">
                <text:p>1.257527890780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18.73709854522">
                <text:p>2318.73709854522</text:p>
              </table:table-cell>
              <table:table-cell office:value-type="float" office:value="0.125900922235102">
                <text:p>0.1259009222351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94.63717021211">
                <text:p>2494.63717021211</text:p>
              </table:table-cell>
              <table:table-cell office:value-type="float" office:value="-0.802317799429841">
                <text:p>-0.8023177994298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27.98509078485">
                <text:p>2627.98509078485</text:p>
              </table:table-cell>
              <table:table-cell office:value-type="float" office:value="0.975557364697727">
                <text:p>0.9755573646977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88.0748775671">
                <text:p>2588.0748775671</text:p>
              </table:table-cell>
              <table:table-cell office:value-type="float" office:value="0.169735587594586">
                <text:p>0.1697355875945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92.6131647588">
                <text:p>2392.6131647588</text:p>
              </table:table-cell>
              <table:table-cell office:value-type="float" office:value="-1.70015787496403">
                <text:p>-1.700157874964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407.01737661322">
                <text:p>2407.01737661322</text:p>
              </table:table-cell>
              <table:table-cell office:value-type="float" office:value="-0.859452425423162">
                <text:p>-0.8594524254231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69.70654922587">
                <text:p>2269.70654922587</text:p>
              </table:table-cell>
              <table:table-cell office:value-type="float" office:value="-0.0983690561251768">
                <text:p>-0.09836905612517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56.70841040167">
                <text:p>2456.70841040167</text:p>
              </table:table-cell>
              <table:table-cell office:value-type="float" office:value="0.188055836253521">
                <text:p>0.1880558362535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91.9952323357">
                <text:p>2491.9952323357</text:p>
              </table:table-cell>
              <table:table-cell office:value-type="float" office:value="-0.232211172417336">
                <text:p>-0.2322111724173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04.37543873681">
                <text:p>2404.37543873681</text:p>
              </table:table-cell>
              <table:table-cell office:value-type="float" office:value="0.484814474190167">
                <text:p>0.4848144741901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53.40598805616">
                <text:p>2453.40598805616</text:p>
              </table:table-cell>
              <table:table-cell office:value-type="float" office:value="2.04838172414987">
                <text:p>2.048381724149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13.00549855334">
                <text:p>2813.00549855334</text:p>
              </table:table-cell>
              <table:table-cell office:value-type="float" office:value="0.603802445013139">
                <text:p>0.6038024450131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57.28379077876">
                <text:p>2257.28379077876</text:p>
              </table:table-cell>
              <table:table-cell office:value-type="float" office:value="-0.853773295327373">
                <text:p>-0.8537732953273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92.69826885081">
                <text:p>2592.69826885081</text:p>
              </table:table-cell>
              <table:table-cell office:value-type="float" office:value="0.041043896317135">
                <text:p>0.0410438963171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32.43827388453">
                <text:p>2232.43827388453</text:p>
              </table:table-cell>
              <table:table-cell office:value-type="float" office:value="-1.0872173239404">
                <text:p>-1.08721732394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19.35503096832">
                <text:p>2219.35503096832</text:p>
              </table:table-cell>
              <table:table-cell office:value-type="float" office:value="0.29143239487615">
                <text:p>0.291432394876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04.50309487483">
                <text:p>2704.50309487483</text:p>
              </table:table-cell>
              <table:table-cell office:value-type="float" office:value="0.0812628693316952">
                <text:p>0.08126286933169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78.29405699639">
                <text:p>2578.29405699639</text:p>
              </table:table-cell>
              <table:table-cell office:value-type="float" office:value="-0.172591732417067">
                <text:p>-0.1725917324170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16.22281680683">
                <text:p>2616.22281680683</text:p>
              </table:table-cell>
              <table:table-cell office:value-type="float" office:value="-0.481704328211693">
                <text:p>-0.4817043282116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93.97668574301">
                <text:p>2493.97668574301</text:p>
              </table:table-cell>
              <table:table-cell office:value-type="float" office:value="0.309844598755825">
                <text:p>0.3098445987558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27.94253873884">
                <text:p>2527.94253873884</text:p>
              </table:table-cell>
              <table:table-cell office:value-type="float" office:value="-1.2459531966313">
                <text:p>-1.24595319663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790.14143506641">
                <text:p>2790.14143506641</text:p>
              </table:table-cell>
              <table:table-cell office:value-type="float" office:value="-0.806221617600572">
                <text:p>-0.8062216176005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52.74550358706">
                <text:p>2452.74550358706</text:p>
              </table:table-cell>
              <table:table-cell office:value-type="float" office:value="-0.656066021586541">
                <text:p>-0.6560660215865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41.72881817016">
                <text:p>2641.72881817016</text:p>
              </table:table-cell>
              <table:table-cell office:value-type="float" office:value="0.559494778265725">
                <text:p>0.5594947782657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29.13585153903">
                <text:p>2229.13585153903</text:p>
              </table:table-cell>
              <table:table-cell office:value-type="float" office:value="0.370545222203523">
                <text:p>0.3705452222035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75.1192907889">
                <text:p>2875.1192907889</text:p>
              </table:table-cell>
              <table:table-cell office:value-type="float" office:value="1.00548485248452">
                <text:p>1.005484852484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20.63344786052">
                <text:p>2120.63344786052</text:p>
              </table:table-cell>
              <table:table-cell office:value-type="float" office:value="-0.446175257066236">
                <text:p>-0.4461752570662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53.49109214817">
                <text:p>2653.49109214817</text:p>
              </table:table-cell>
              <table:table-cell office:value-type="float" office:value="-0.305724346627335">
                <text:p>-0.3057243466273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06.93227252121">
                <text:p>2206.93227252121</text:p>
              </table:table-cell>
              <table:table-cell office:value-type="float" office:value="0.937258249081452">
                <text:p>0.9372582490814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78.29405699639">
                <text:p>2578.29405699639</text:p>
              </table:table-cell>
              <table:table-cell office:value-type="float" office:value="-2.19315004390523">
                <text:p>-2.193150043905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56.00537388656">
                <text:p>2356.00537388656</text:p>
              </table:table-cell>
              <table:table-cell office:value-type="float" office:value="-0.456796163329348">
                <text:p>-0.4567961633293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94.5946181661">
                <text:p>2394.5946181661</text:p>
              </table:table-cell>
              <table:table-cell office:value-type="float" office:value="-1.26648454195499">
                <text:p>-1.266484541954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902.60674555953">
                <text:p>2902.60674555953</text:p>
              </table:table-cell>
              <table:table-cell office:value-type="float" office:value="-0.09759641578977">
                <text:p>-0.097596415789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28.02764283085">
                <text:p>2728.02764283085</text:p>
              </table:table-cell>
              <table:table-cell office:value-type="float" office:value="-0.340844519759026">
                <text:p>-0.3408445197590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63.22936067288">
                <text:p>2563.22936067288</text:p>
              </table:table-cell>
              <table:table-cell office:value-type="float" office:value="-0.210798892812602">
                <text:p>-0.2107988928126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99.92225563712">
                <text:p>2799.92225563712</text:p>
              </table:table-cell>
              <table:table-cell office:value-type="float" office:value="-0.843232831163328">
                <text:p>-0.8432328311633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74.4588063198">
                <text:p>2874.4588063198</text:p>
              </table:table-cell>
              <table:table-cell office:value-type="float" office:value="1.3899365944254">
                <text:p>1.38993659442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30.54192456924">
                <text:p>2430.54192456924</text:p>
              </table:table-cell>
              <table:table-cell office:value-type="float" office:value="1.38929312595897">
                <text:p>1.389293125958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614.90184786863">
                <text:p>2614.90184786863</text:p>
              </table:table-cell>
              <table:table-cell office:value-type="float" office:value="-0.0302065560962648">
                <text:p>-0.03020655609626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703.84261040573">
                <text:p>2703.84261040573</text:p>
              </table:table-cell>
              <table:table-cell office:value-type="float" office:value="0.728929103956861">
                <text:p>0.7289291039568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380.19040631169">
                <text:p>2380.19040631169</text:p>
              </table:table-cell>
              <table:table-cell office:value-type="float" office:value="0.703011798045147">
                <text:p>0.7030117980451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78.25150495039">
                <text:p>2478.25150495039</text:p>
              </table:table-cell>
              <table:table-cell office:value-type="float" office:value="0.578673153041088">
                <text:p>0.5786731530410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332.48082593054">
                <text:p>2332.48082593054</text:p>
              </table:table-cell>
              <table:table-cell office:value-type="float" office:value="0.878820347430353">
                <text:p>0.8788203474303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14.94439991464">
                <text:p>2714.94439991464</text:p>
              </table:table-cell>
              <table:table-cell office:value-type="float" office:value="-0.587931373404213">
                <text:p>-0.5879313734042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78.95454146549">
                <text:p>2578.95454146549</text:p>
              </table:table-cell>
              <table:table-cell office:value-type="float" office:value="-0.549301871631939">
                <text:p>-0.5493018716319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39.74736476286">
                <text:p>2639.74736476286</text:p>
              </table:table-cell>
              <table:table-cell office:value-type="float" office:value="0.567092800639155">
                <text:p>0.5670928006391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948.33487253338">
                <text:p>2948.33487253338</text:p>
              </table:table-cell>
              <table:table-cell office:value-type="float" office:value="1.59217771144044">
                <text:p>1.592177711440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89.48095059731">
                <text:p>2789.48095059731</text:p>
              </table:table-cell>
              <table:table-cell office:value-type="float" office:value="-0.32112904022158">
                <text:p>-0.321129040221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371.07007021008">
                <text:p>2371.07007021008</text:p>
              </table:table-cell>
              <table:table-cell office:value-type="float" office:value="-0.472780222015868">
                <text:p>-0.4727802220158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57.28379077876">
                <text:p>2257.28379077876</text:p>
              </table:table-cell>
              <table:table-cell office:value-type="float" office:value="-1.1634374043677">
                <text:p>-1.16343740436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588.7353620362">
                <text:p>2588.7353620362</text:p>
              </table:table-cell>
              <table:table-cell office:value-type="float" office:value="-0.0598840998261355">
                <text:p>-0.05988409982613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05.03592320591">
                <text:p>2405.03592320591</text:p>
              </table:table-cell>
              <table:table-cell office:value-type="float" office:value="-0.0312445140928573">
                <text:p>-0.03124451409285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13.04805059934">
                <text:p>2913.04805059934</text:p>
              </table:table-cell>
              <table:table-cell office:value-type="float" office:value="-1.87383984834486">
                <text:p>-1.873839848344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640.40784923196">
                <text:p>2640.40784923196</text:p>
              </table:table-cell>
              <table:table-cell office:value-type="float" office:value="-2.83658400444496">
                <text:p>-2.836584004444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518.82220263723">
                <text:p>2518.82220263723</text:p>
              </table:table-cell>
              <table:table-cell office:value-type="float" office:value="1.03875120183339">
                <text:p>1.038751201833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91.91012824369">
                <text:p>2291.91012824369</text:p>
              </table:table-cell>
              <table:table-cell office:value-type="float" office:value="-0.15413630308656">
                <text:p>-0.154136303086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616.22281680683">
                <text:p>2616.22281680683</text:p>
              </table:table-cell>
              <table:table-cell office:value-type="float" office:value="-0.49718753366371">
                <text:p>-0.497187533663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77.63357252729">
                <text:p>2577.63357252729</text:p>
              </table:table-cell>
              <table:table-cell office:value-type="float" office:value="0.250568023153862">
                <text:p>0.2505680231538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40.98322960905">
                <text:p>2440.98322960905</text:p>
              </table:table-cell>
              <table:table-cell office:value-type="float" office:value="0.712357280497057">
                <text:p>0.7123572804970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94.5946181661">
                <text:p>2394.5946181661</text:p>
              </table:table-cell>
              <table:table-cell office:value-type="float" office:value="-1.07294447380478">
                <text:p>-1.072944473804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738.46894787066">
                <text:p>2738.46894787066</text:p>
              </table:table-cell>
              <table:table-cell office:value-type="float" office:value="-0.421676955318304">
                <text:p>-0.4216769553183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07.63530903631">
                <text:p>2307.63530903631</text:p>
              </table:table-cell>
              <table:table-cell office:value-type="float" office:value="-0.345548830111737">
                <text:p>-0.3455488301117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80.19040631169">
                <text:p>2380.19040631169</text:p>
              </table:table-cell>
              <table:table-cell office:value-type="float" office:value="0.50947172989494">
                <text:p>0.509471729894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145.47896475474">
                <text:p>2145.47896475474</text:p>
              </table:table-cell>
              <table:table-cell office:value-type="float" office:value="0.75496911229783">
                <text:p>0.7549691122978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58.64731176297">
                <text:p>2358.64731176297</text:p>
              </table:table-cell>
              <table:table-cell office:value-type="float" office:value="-0.531440215877319">
                <text:p>-0.5314402158773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41.06833370106">
                <text:p>2641.06833370106</text:p>
              </table:table-cell>
              <table:table-cell office:value-type="float" office:value="0.0381790012636437">
                <text:p>0.03817900126364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65.21081408018">
                <text:p>2565.21081408018</text:p>
              </table:table-cell>
              <table:table-cell office:value-type="float" office:value="-0.0093736415838085">
                <text:p>-0.009373641583808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77.63357252729">
                <text:p>2577.63357252729</text:p>
              </table:table-cell>
              <table:table-cell office:value-type="float" office:value="1.05569470665872">
                <text:p>1.055694706658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80.89344282679">
                <text:p>2480.89344282679</text:p>
              </table:table-cell>
              <table:table-cell office:value-type="float" office:value="-0.548828870244013">
                <text:p>-0.5488288702440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516.84074922993">
                <text:p>2516.84074922993</text:p>
              </table:table-cell>
              <table:table-cell office:value-type="float" office:value="-1.65547012717008">
                <text:p>-1.655470127170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567.85275195658">
                <text:p>2567.85275195658</text:p>
              </table:table-cell>
              <table:table-cell office:value-type="float" office:value="0.3649952639767">
                <text:p>0.36499526397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393.934133697">
                <text:p>2393.934133697</text:p>
              </table:table-cell>
              <table:table-cell office:value-type="float" office:value="1.47915603141842">
                <text:p>1.479156031418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17.99150998411">
                <text:p>2117.99150998411</text:p>
              </table:table-cell>
              <table:table-cell office:value-type="float" office:value="-0.696678519010609">
                <text:p>-0.6966785190106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320.05806748343">
                <text:p>2320.05806748343</text:p>
              </table:table-cell>
              <table:table-cell office:value-type="float" office:value="-1.97455823052009">
                <text:p>-1.974558230520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568.51323642568">
                <text:p>2568.51323642568</text:p>
              </table:table-cell>
              <table:table-cell office:value-type="float" office:value="0.793411808266685">
                <text:p>0.7934118082666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354.68440494836">
                <text:p>2354.68440494836</text:p>
              </table:table-cell>
              <table:table-cell office:value-type="float" office:value="-1.65425977185368">
                <text:p>-1.654259771853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233.09875835363">
                <text:p>2233.09875835363</text:p>
              </table:table-cell>
              <table:table-cell office:value-type="float" office:value="1.31530791548169">
                <text:p>1.315307915481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26.17384556156">
                <text:p>3026.17384556156</text:p>
              </table:table-cell>
              <table:table-cell office:value-type="float" office:value="0.943129689299725">
                <text:p>0.9431296892997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28.56047116194">
                <text:p>2428.56047116194</text:p>
              </table:table-cell>
              <table:table-cell office:value-type="float" office:value="-1.93973962657717">
                <text:p>-1.939739626577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56.70841040167">
                <text:p>2456.70841040167</text:p>
              </table:table-cell>
              <table:table-cell office:value-type="float" office:value="0.50546154801986">
                <text:p>0.505461548019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32.43827388453">
                <text:p>2232.43827388453</text:p>
              </table:table-cell>
              <table:table-cell office:value-type="float" office:value="-0.220157818627477">
                <text:p>-0.22015781862747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516.84074922993">
                <text:p>2516.84074922993</text:p>
              </table:table-cell>
              <table:table-cell office:value-type="float" office:value="-0.145857595598463">
                <text:p>-0.1458575955984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765.95640264129">
                <text:p>2765.95640264129</text:p>
              </table:table-cell>
              <table:table-cell office:value-type="float" office:value="-0.471900252855469">
                <text:p>-0.47190025285546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481.55392729589">
                <text:p>2481.55392729589</text:p>
              </table:table-cell>
              <table:table-cell office:value-type="float" office:value="-0.553942078610491">
                <text:p>-0.5539420786104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702.52164146752">
                <text:p>2702.52164146752</text:p>
              </table:table-cell>
              <table:table-cell office:value-type="float" office:value="-0.321444052773317">
                <text:p>-0.3214440527733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429.88144010014">
                <text:p>2429.88144010014</text:p>
              </table:table-cell>
              <table:table-cell office:value-type="float" office:value="0.0783338709040411">
                <text:p>0.07833387090404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380.85089078079">
                <text:p>2380.85089078079</text:p>
              </table:table-cell>
              <table:table-cell office:value-type="float" office:value="-0.3007681619764">
                <text:p>-0.30076816197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629.96654419215">
                <text:p>2629.96654419215</text:p>
              </table:table-cell>
              <table:table-cell office:value-type="float" office:value="-0.975182941903782">
                <text:p>-0.97518294190378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62.7816364338">
                <text:p>3062.7816364338</text:p>
              </table:table-cell>
              <table:table-cell office:value-type="float" office:value="-0.0292759269246715">
                <text:p>-0.02927592692467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353.36343601016">
                <text:p>2353.36343601016</text:p>
              </table:table-cell>
              <table:table-cell office:value-type="float" office:value="1.7390470361449">
                <text:p>1.739047036144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665.25336612618">
                <text:p>2665.25336612618</text:p>
              </table:table-cell>
              <table:table-cell office:value-type="float" office:value="-1.27932590968451">
                <text:p>-1.2793259096845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654.15157661727">
                <text:p>2654.15157661727</text:p>
              </table:table-cell>
              <table:table-cell office:value-type="float" office:value="1.40779825018002">
                <text:p>1.407798250180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331.82034146144">
                <text:p>2331.82034146144</text:p>
              </table:table-cell>
              <table:table-cell office:value-type="float" office:value="1.76647626656177">
                <text:p>1.7664762665617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406.35689214412">
                <text:p>2406.35689214412</text:p>
              </table:table-cell>
              <table:table-cell office:value-type="float" office:value="0.748172547227027">
                <text:p>0.7481725472270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738.46894787066">
                <text:p>2738.46894787066</text:p>
              </table:table-cell>
              <table:table-cell office:value-type="float" office:value="0.383449728186556">
                <text:p>0.3834497281865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452.74550358706">
                <text:p>2452.74550358706</text:p>
              </table:table-cell>
              <table:table-cell office:value-type="float" office:value="1.27933465991553">
                <text:p>1.2793346599155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169.66399717987">
                <text:p>2169.66399717987</text:p>
              </table:table-cell>
              <table:table-cell office:value-type="float" office:value="-1.14315600310095">
                <text:p>-1.143156003100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170.32448164897">
                <text:p>2170.32448164897</text:p>
              </table:table-cell>
              <table:table-cell office:value-type="float" office:value="0.531658580076372">
                <text:p>0.5316585800763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